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officeooo:rsid="001c8943" officeooo:paragraph-rsid="001c8943"/>
    </style:style>
    <style:style style:name="P62" style:family="paragraph" style:parent-style-name="Standard">
      <style:paragraph-properties fo:text-align="justify" style:justify-single-word="false"/>
      <style:text-properties officeooo:rsid="001a2c23" officeooo:paragraph-rsid="001a2c23"/>
    </style:style>
    <style:style style:name="P63" style:family="paragraph" style:parent-style-name="Standard">
      <style:paragraph-properties fo:text-align="justify" style:justify-single-word="false"/>
      <style:text-properties officeooo:rsid="001a40c8" officeooo:paragraph-rsid="001a40c8"/>
    </style:style>
    <style:style style:name="P64" style:family="paragraph" style:parent-style-name="Standard">
      <style:paragraph-properties fo:text-align="justify" style:justify-single-word="false"/>
      <style:text-properties officeooo:rsid="001ad4c5" officeooo:paragraph-rsid="001ad4c5"/>
    </style:style>
    <style:style style:name="P65" style:family="paragraph" style:parent-style-name="Standard">
      <style:paragraph-properties fo:text-align="justify" style:justify-single-word="false"/>
      <style:text-properties officeooo:rsid="00248e0c" officeooo:paragraph-rsid="00248e0c"/>
    </style:style>
    <style:style style:name="P66" style:family="paragraph" style:parent-style-name="Standard">
      <style:paragraph-properties fo:text-align="justify" style:justify-single-word="false"/>
      <style:text-properties officeooo:rsid="00248e0c" officeooo:paragraph-rsid="002c1070"/>
    </style:style>
    <style:style style:name="P67" style:family="paragraph" style:parent-style-name="Standard">
      <style:paragraph-properties fo:text-align="justify" style:justify-single-word="false"/>
      <style:text-properties officeooo:rsid="00248e0c" officeooo:paragraph-rsid="00642854"/>
    </style:style>
    <style:style style:name="P68" style:family="paragraph" style:parent-style-name="Standard">
      <style:paragraph-properties fo:text-align="justify" style:justify-single-word="false"/>
      <style:text-properties officeooo:rsid="0026484a" officeooo:paragraph-rsid="0026484a"/>
    </style:style>
    <style:style style:name="P69" style:family="paragraph" style:parent-style-name="Standard">
      <style:paragraph-properties fo:text-align="justify" style:justify-single-word="false"/>
      <style:text-properties officeooo:rsid="002c3e31" officeooo:paragraph-rsid="002c1070"/>
    </style:style>
    <style:style style:name="P70" style:family="paragraph" style:parent-style-name="Standard">
      <style:paragraph-properties fo:text-align="justify" style:justify-single-word="false"/>
      <style:text-properties officeooo:rsid="002c3e31" officeooo:paragraph-rsid="00642854"/>
    </style:style>
    <style:style style:name="P71" style:family="paragraph" style:parent-style-name="Standard">
      <style:paragraph-properties fo:text-align="justify" style:justify-single-word="false"/>
      <style:text-properties officeooo:rsid="002f8517" officeooo:paragraph-rsid="002f8517"/>
    </style:style>
    <style:style style:name="P72" style:family="paragraph" style:parent-style-name="Standard">
      <style:paragraph-properties fo:text-align="justify" style:justify-single-word="false"/>
      <style:text-properties officeooo:rsid="002f8517" officeooo:paragraph-rsid="00609497"/>
    </style:style>
    <style:style style:name="P73" style:family="paragraph" style:parent-style-name="Standard">
      <style:paragraph-properties fo:text-align="justify" style:justify-single-word="false"/>
      <style:text-properties officeooo:rsid="002f8517" officeooo:paragraph-rsid="0063c6ad"/>
    </style:style>
    <style:style style:name="P74" style:family="paragraph" style:parent-style-name="Standard">
      <style:paragraph-properties fo:text-align="justify" style:justify-single-word="false"/>
      <style:text-properties officeooo:rsid="002f8517" officeooo:paragraph-rsid="00657e41"/>
    </style:style>
    <style:style style:name="P75" style:family="paragraph" style:parent-style-name="Standard">
      <style:text-properties officeooo:rsid="0034057d" officeooo:paragraph-rsid="0090c7dc"/>
    </style:style>
    <style:style style:name="P76" style:family="paragraph" style:parent-style-name="Standard">
      <style:text-properties officeooo:rsid="00332915" officeooo:paragraph-rsid="0090c7dc"/>
    </style:style>
    <style:style style:name="P77" style:family="paragraph" style:parent-style-name="Standard">
      <style:text-properties officeooo:paragraph-rsid="003e84e4"/>
    </style:style>
    <style:style style:name="P78" style:family="paragraph" style:parent-style-name="Standard">
      <style:paragraph-properties fo:text-align="justify" style:justify-single-word="false"/>
      <style:text-properties officeooo:rsid="0045f55f" officeooo:paragraph-rsid="0045f55f"/>
    </style:style>
    <style:style style:name="P79" style:family="paragraph" style:parent-style-name="Standard">
      <style:paragraph-properties fo:text-align="justify" style:justify-single-word="false"/>
      <style:text-properties officeooo:rsid="0048e6c4" officeooo:paragraph-rsid="0045f55f"/>
    </style:style>
    <style:style style:name="P80" style:family="paragraph" style:parent-style-name="Standard">
      <style:paragraph-properties fo:text-align="justify" style:justify-single-word="false"/>
      <style:text-properties officeooo:rsid="004cd2a6" officeooo:paragraph-rsid="004cd2a6"/>
    </style:style>
    <style:style style:name="P81" style:family="paragraph" style:parent-style-name="Standard">
      <style:text-properties officeooo:rsid="004e9309"/>
    </style:style>
    <style:style style:name="P82" style:family="paragraph" style:parent-style-name="Standard">
      <style:paragraph-properties fo:text-align="justify" style:justify-single-word="false"/>
      <style:text-properties officeooo:rsid="004e9309" officeooo:paragraph-rsid="004e9309"/>
    </style:style>
    <style:style style:name="P83" style:family="paragraph" style:parent-style-name="Standard">
      <style:paragraph-properties fo:text-align="justify" style:justify-single-word="false"/>
      <style:text-properties officeooo:rsid="0050a4de" officeooo:paragraph-rsid="0050a4de"/>
    </style:style>
    <style:style style:name="P84" style:family="paragraph" style:parent-style-name="Standard">
      <style:paragraph-properties fo:text-align="justify" style:justify-single-word="false"/>
      <style:text-properties officeooo:rsid="00459a7d" officeooo:paragraph-rsid="004cd2a6"/>
    </style:style>
    <style:style style:name="P85" style:family="paragraph" style:parent-style-name="Standard">
      <style:paragraph-properties fo:text-align="justify" style:justify-single-word="false"/>
      <style:text-properties officeooo:rsid="00459a7d" officeooo:paragraph-rsid="00459a7d"/>
    </style:style>
    <style:style style:name="P86" style:family="paragraph" style:parent-style-name="Standard">
      <style:paragraph-properties fo:text-align="justify" style:justify-single-word="false"/>
      <style:text-properties officeooo:rsid="00528047" officeooo:paragraph-rsid="00528047"/>
    </style:style>
    <style:style style:name="P87" style:family="paragraph" style:parent-style-name="Standard">
      <style:text-properties officeooo:rsid="005507df"/>
    </style:style>
    <style:style style:name="P88" style:family="paragraph" style:parent-style-name="Standard">
      <style:paragraph-properties fo:text-align="justify" style:justify-single-word="false"/>
      <style:text-properties officeooo:rsid="005507df" officeooo:paragraph-rsid="005507df"/>
    </style:style>
    <style:style style:name="P89" style:family="paragraph" style:parent-style-name="Standard">
      <style:paragraph-properties fo:text-align="justify" style:justify-single-word="false"/>
      <style:text-properties officeooo:rsid="005776f9" officeooo:paragraph-rsid="005776f9"/>
    </style:style>
    <style:style style:name="P90" style:family="paragraph" style:parent-style-name="Standard">
      <style:paragraph-properties fo:text-align="justify" style:justify-single-word="false"/>
      <style:text-properties officeooo:rsid="005776f9" officeooo:paragraph-rsid="0059317a"/>
    </style:style>
    <style:style style:name="P91" style:family="paragraph" style:parent-style-name="Standard">
      <style:paragraph-properties fo:text-align="justify" style:justify-single-word="false"/>
      <style:text-properties officeooo:rsid="0059317a" officeooo:paragraph-rsid="0059317a"/>
    </style:style>
    <style:style style:name="P92" style:family="paragraph" style:parent-style-name="Standard">
      <style:paragraph-properties fo:text-align="justify" style:justify-single-word="false"/>
      <style:text-properties officeooo:rsid="005e709b" officeooo:paragraph-rsid="005e709b"/>
    </style:style>
    <style:style style:name="P93" style:family="paragraph" style:parent-style-name="Standard">
      <style:paragraph-properties fo:text-align="justify" style:justify-single-word="false"/>
      <style:text-properties officeooo:rsid="005e709b" officeooo:paragraph-rsid="006ce8d1"/>
    </style:style>
    <style:style style:name="P94" style:family="paragraph" style:parent-style-name="Standard">
      <style:paragraph-properties fo:text-align="justify" style:justify-single-word="false"/>
      <style:text-properties officeooo:rsid="005e709b" officeooo:paragraph-rsid="007c4f27"/>
    </style:style>
    <style:style style:name="P95" style:family="paragraph" style:parent-style-name="Standard">
      <style:text-properties officeooo:rsid="005f8c35" officeooo:paragraph-rsid="005f8c35"/>
    </style:style>
    <style:style style:name="P96" style:family="paragraph" style:parent-style-name="Standard">
      <style:paragraph-properties fo:text-align="justify" style:justify-single-word="false"/>
      <style:text-properties officeooo:rsid="00609497" officeooo:paragraph-rsid="00609497"/>
    </style:style>
    <style:style style:name="P97" style:family="paragraph" style:parent-style-name="Standard">
      <style:paragraph-properties fo:text-align="justify" style:justify-single-word="false"/>
      <style:text-properties officeooo:rsid="00642854" officeooo:paragraph-rsid="00642854"/>
    </style:style>
    <style:style style:name="P98" style:family="paragraph" style:parent-style-name="Standard">
      <style:paragraph-properties fo:text-align="justify" style:justify-single-word="false"/>
      <style:text-properties officeooo:rsid="006bc855" officeooo:paragraph-rsid="006bc855"/>
    </style:style>
    <style:style style:name="P99" style:family="paragraph" style:parent-style-name="Standard">
      <style:paragraph-properties fo:text-align="justify" style:justify-single-word="false"/>
      <style:text-properties officeooo:rsid="006bc855" officeooo:paragraph-rsid="007d74fc"/>
    </style:style>
    <style:style style:name="P100" style:family="paragraph" style:parent-style-name="Standard">
      <style:paragraph-properties fo:text-align="justify" style:justify-single-word="false"/>
      <style:text-properties officeooo:rsid="006bc855" officeooo:paragraph-rsid="00812a63"/>
    </style:style>
    <style:style style:name="P101" style:family="paragraph" style:parent-style-name="Standard">
      <style:text-properties officeooo:rsid="006bc855" officeooo:paragraph-rsid="006bc855"/>
    </style:style>
    <style:style style:name="P102" style:family="paragraph" style:parent-style-name="Standard">
      <style:paragraph-properties fo:text-align="justify" style:justify-single-word="false"/>
      <style:text-properties officeooo:rsid="006ce8d1" officeooo:paragraph-rsid="006ce8d1"/>
    </style:style>
    <style:style style:name="P103" style:family="paragraph" style:parent-style-name="Standard">
      <style:paragraph-properties fo:text-align="justify" style:justify-single-word="false"/>
      <style:text-properties officeooo:rsid="006ce8d1" officeooo:paragraph-rsid="007493a4"/>
    </style:style>
    <style:style style:name="P104" style:family="paragraph" style:parent-style-name="Standard">
      <style:paragraph-properties fo:text-align="justify" style:justify-single-word="false"/>
      <style:text-properties officeooo:rsid="007493a4" officeooo:paragraph-rsid="007493a4"/>
    </style:style>
    <style:style style:name="P105" style:family="paragraph" style:parent-style-name="Standard">
      <style:text-properties officeooo:rsid="00755432"/>
    </style:style>
    <style:style style:name="P106" style:family="paragraph" style:parent-style-name="Standard">
      <style:paragraph-properties fo:text-align="justify" style:justify-single-word="false"/>
      <style:text-properties officeooo:rsid="00755432" officeooo:paragraph-rsid="00755432"/>
    </style:style>
    <style:style style:name="P107" style:family="paragraph" style:parent-style-name="Standard">
      <style:text-properties officeooo:rsid="007bc5d0" officeooo:paragraph-rsid="007bc5d0"/>
    </style:style>
    <style:style style:name="P108" style:family="paragraph" style:parent-style-name="Standard">
      <style:text-properties officeooo:rsid="007c4f27" officeooo:paragraph-rsid="007c4f27"/>
    </style:style>
    <style:style style:name="P109" style:family="paragraph" style:parent-style-name="Standard">
      <style:paragraph-properties fo:text-align="justify" style:justify-single-word="false"/>
      <style:text-properties officeooo:rsid="007d74fc" officeooo:paragraph-rsid="007d74fc"/>
    </style:style>
    <style:style style:name="P110" style:family="paragraph" style:parent-style-name="Standard">
      <style:paragraph-properties fo:text-align="justify" style:justify-single-word="false"/>
      <style:text-properties officeooo:rsid="007deb7f" officeooo:paragraph-rsid="007deb7f"/>
    </style:style>
    <style:style style:name="P111" style:family="paragraph" style:parent-style-name="Standard">
      <style:text-properties officeooo:paragraph-rsid="0090c7dc"/>
    </style:style>
    <style:style style:name="P112" style:family="paragraph" style:parent-style-name="Standard">
      <style:paragraph-properties fo:text-align="justify" style:justify-single-word="false"/>
      <style:text-properties officeooo:rsid="002c1070" officeooo:paragraph-rsid="002c1070"/>
    </style:style>
    <style:style style:name="P113" style:family="paragraph" style:parent-style-name="Standard">
      <style:paragraph-properties fo:text-align="justify" style:justify-single-word="false"/>
      <style:text-properties officeooo:rsid="0094841d" officeooo:paragraph-rsid="0094841d"/>
    </style:style>
    <style:style style:name="P114" style:family="paragraph" style:parent-style-name="Standard">
      <style:paragraph-properties fo:text-align="justify" style:justify-single-word="false"/>
      <style:text-properties officeooo:rsid="0094841d" officeooo:paragraph-rsid="00f36b6e"/>
    </style:style>
    <style:style style:name="P115" style:family="paragraph" style:parent-style-name="Standard">
      <style:paragraph-properties fo:text-align="justify" style:justify-single-word="false"/>
      <style:text-properties officeooo:rsid="0096cb45" officeooo:paragraph-rsid="0096cb45"/>
    </style:style>
    <style:style style:name="P116" style:family="paragraph" style:parent-style-name="Standard">
      <style:paragraph-properties fo:text-align="justify" style:justify-single-word="false"/>
      <style:text-properties officeooo:rsid="00990fbf" officeooo:paragraph-rsid="00990fbf"/>
    </style:style>
    <style:style style:name="P117" style:family="paragraph" style:parent-style-name="Standard">
      <style:paragraph-properties fo:text-align="justify" style:justify-single-word="false"/>
      <style:text-properties officeooo:rsid="0099270f" officeooo:paragraph-rsid="0099270f"/>
    </style:style>
    <style:style style:name="P118" style:family="paragraph" style:parent-style-name="Standard">
      <style:paragraph-properties fo:text-align="justify" style:justify-single-word="false"/>
      <style:text-properties officeooo:rsid="009fedc1" officeooo:paragraph-rsid="009fedc1"/>
    </style:style>
    <style:style style:name="P119" style:family="paragraph" style:parent-style-name="Standard">
      <style:paragraph-properties fo:text-align="justify" style:justify-single-word="false"/>
      <style:text-properties officeooo:rsid="009fedc1" officeooo:paragraph-rsid="00f36b6e"/>
    </style:style>
    <style:style style:name="P120" style:family="paragraph" style:parent-style-name="Standard">
      <style:paragraph-properties fo:text-align="justify" style:justify-single-word="false"/>
      <style:text-properties officeooo:rsid="00a18a4f" officeooo:paragraph-rsid="00a18a4f"/>
    </style:style>
    <style:style style:name="P121" style:family="paragraph" style:parent-style-name="Standard">
      <style:paragraph-properties fo:text-align="justify" style:justify-single-word="false"/>
      <style:text-properties officeooo:rsid="00a3a50c" officeooo:paragraph-rsid="00a59e94"/>
    </style:style>
    <style:style style:name="P122" style:family="paragraph" style:parent-style-name="Standard">
      <style:paragraph-properties fo:text-align="justify" style:justify-single-word="false"/>
      <style:text-properties officeooo:rsid="00a99813" officeooo:paragraph-rsid="00ad47a1"/>
    </style:style>
    <style:style style:name="P123" style:family="paragraph" style:parent-style-name="Standard">
      <style:paragraph-properties fo:text-align="justify" style:justify-single-word="false"/>
      <style:text-properties officeooo:rsid="00ad47a1" officeooo:paragraph-rsid="00ad47a1"/>
    </style:style>
    <style:style style:name="P124" style:family="paragraph" style:parent-style-name="Standard">
      <style:paragraph-properties fo:text-align="justify" style:justify-single-word="false"/>
      <style:text-properties officeooo:rsid="0091f516" officeooo:paragraph-rsid="0091f516"/>
    </style:style>
    <style:style style:name="P125" style:family="paragraph" style:parent-style-name="Standard">
      <style:paragraph-properties fo:text-align="justify" style:justify-single-word="false"/>
      <style:text-properties officeooo:rsid="00add6fc" officeooo:paragraph-rsid="00add6fc"/>
    </style:style>
    <style:style style:name="P126" style:family="paragraph" style:parent-style-name="Standard">
      <style:paragraph-properties fo:text-align="justify" style:justify-single-word="false"/>
      <style:text-properties officeooo:rsid="00aef9c3" officeooo:paragraph-rsid="00aef9c3"/>
    </style:style>
    <style:style style:name="P127" style:family="paragraph" style:parent-style-name="Standard">
      <style:paragraph-properties fo:text-align="justify" style:justify-single-word="false"/>
      <style:text-properties officeooo:rsid="00b31061" officeooo:paragraph-rsid="00b31061"/>
    </style:style>
    <style:style style:name="P128" style:family="paragraph" style:parent-style-name="Standard">
      <style:paragraph-properties fo:text-align="justify" style:justify-single-word="false"/>
      <style:text-properties officeooo:rsid="00b31061" officeooo:paragraph-rsid="00b39b82"/>
    </style:style>
    <style:style style:name="P129" style:family="paragraph" style:parent-style-name="Standard">
      <style:paragraph-properties fo:text-align="justify" style:justify-single-word="false"/>
      <style:text-properties officeooo:rsid="00b60888" officeooo:paragraph-rsid="00b60888"/>
    </style:style>
    <style:style style:name="P130" style:family="paragraph" style:parent-style-name="Standard">
      <style:paragraph-properties fo:text-align="justify" style:justify-single-word="false"/>
      <style:text-properties officeooo:rsid="00b691ea" officeooo:paragraph-rsid="00b691ea"/>
    </style:style>
    <style:style style:name="P131" style:family="paragraph" style:parent-style-name="Standard">
      <style:paragraph-properties fo:text-align="justify" style:justify-single-word="false"/>
      <style:text-properties officeooo:rsid="00b6aca7" officeooo:paragraph-rsid="00b6aca7"/>
    </style:style>
    <style:style style:name="P132" style:family="paragraph" style:parent-style-name="Standard">
      <style:paragraph-properties fo:text-align="justify" style:justify-single-word="false"/>
      <style:text-properties officeooo:rsid="00b988bd" officeooo:paragraph-rsid="00b988bd"/>
    </style:style>
    <style:style style:name="P133" style:family="paragraph" style:parent-style-name="Standard">
      <style:paragraph-properties fo:text-align="justify" style:justify-single-word="false"/>
      <style:text-properties officeooo:rsid="00ba3995" officeooo:paragraph-rsid="00ba3995"/>
    </style:style>
    <style:style style:name="P134" style:family="paragraph" style:parent-style-name="Standard">
      <style:paragraph-properties fo:text-align="justify" style:justify-single-word="false"/>
      <style:text-properties officeooo:rsid="00c62292" officeooo:paragraph-rsid="00c62292"/>
    </style:style>
    <style:style style:name="P135" style:family="paragraph" style:parent-style-name="Standard">
      <style:paragraph-properties fo:text-align="justify" style:justify-single-word="false"/>
      <style:text-properties officeooo:rsid="00c62292" officeooo:paragraph-rsid="00d68537"/>
    </style:style>
    <style:style style:name="P136" style:family="paragraph" style:parent-style-name="Standard">
      <style:paragraph-properties fo:text-align="justify" style:justify-single-word="false"/>
      <style:text-properties officeooo:rsid="00c4ee43" officeooo:paragraph-rsid="00c4ee43"/>
    </style:style>
    <style:style style:name="P137" style:family="paragraph" style:parent-style-name="Standard">
      <style:paragraph-properties fo:text-align="justify" style:justify-single-word="false"/>
      <style:text-properties officeooo:rsid="00c4ee43" officeooo:paragraph-rsid="00d68537"/>
    </style:style>
    <style:style style:name="P138" style:family="paragraph" style:parent-style-name="Standard">
      <style:paragraph-properties fo:text-align="justify" style:justify-single-word="false"/>
      <style:text-properties officeooo:rsid="00c760d2" officeooo:paragraph-rsid="00c760d2"/>
    </style:style>
    <style:style style:name="P139" style:family="paragraph" style:parent-style-name="Standard">
      <style:paragraph-properties fo:text-align="justify" style:justify-single-word="false"/>
      <style:text-properties officeooo:rsid="00c760d2" officeooo:paragraph-rsid="00d68537"/>
    </style:style>
    <style:style style:name="P140" style:family="paragraph" style:parent-style-name="Standard">
      <style:paragraph-properties fo:text-align="justify" style:justify-single-word="false"/>
      <style:text-properties officeooo:rsid="00c8f6ab" officeooo:paragraph-rsid="00c8f6ab"/>
    </style:style>
    <style:style style:name="P141" style:family="paragraph" style:parent-style-name="Standard">
      <style:paragraph-properties fo:text-align="justify" style:justify-single-word="false"/>
      <style:text-properties officeooo:rsid="00c8f6ab" officeooo:paragraph-rsid="00d68537"/>
    </style:style>
    <style:style style:name="P142" style:family="paragraph" style:parent-style-name="Standard">
      <style:paragraph-properties fo:text-align="justify" style:justify-single-word="false"/>
      <style:text-properties officeooo:rsid="00cac6da" officeooo:paragraph-rsid="00cac6da"/>
    </style:style>
    <style:style style:name="P143" style:family="paragraph" style:parent-style-name="Standard">
      <style:paragraph-properties fo:text-align="justify" style:justify-single-word="false"/>
      <style:text-properties officeooo:rsid="00cac6da" officeooo:paragraph-rsid="00d68537"/>
    </style:style>
    <style:style style:name="P144" style:family="paragraph" style:parent-style-name="Standard">
      <style:paragraph-properties fo:text-align="justify" style:justify-single-word="false"/>
      <style:text-properties officeooo:rsid="00cad21d" officeooo:paragraph-rsid="00cad21d"/>
    </style:style>
    <style:style style:name="P145" style:family="paragraph" style:parent-style-name="Standard">
      <style:paragraph-properties fo:text-align="justify" style:justify-single-word="false"/>
      <style:text-properties officeooo:rsid="00cad21d" officeooo:paragraph-rsid="00d68537"/>
    </style:style>
    <style:style style:name="P146" style:family="paragraph" style:parent-style-name="Standard">
      <style:paragraph-properties fo:text-align="justify" style:justify-single-word="false"/>
      <style:text-properties officeooo:rsid="00cce731" officeooo:paragraph-rsid="00cce731"/>
    </style:style>
    <style:style style:name="P147" style:family="paragraph" style:parent-style-name="Standard">
      <style:paragraph-properties fo:text-align="justify" style:justify-single-word="false"/>
      <style:text-properties officeooo:rsid="00cce731" officeooo:paragraph-rsid="00d68537"/>
    </style:style>
    <style:style style:name="P148" style:family="paragraph" style:parent-style-name="Standard">
      <style:paragraph-properties fo:text-align="justify" style:justify-single-word="false"/>
      <style:text-properties officeooo:rsid="00cdc97c" officeooo:paragraph-rsid="00cdc97c"/>
    </style:style>
    <style:style style:name="P149" style:family="paragraph" style:parent-style-name="Standard">
      <style:paragraph-properties fo:text-align="justify" style:justify-single-word="false"/>
      <style:text-properties officeooo:rsid="00cdc97c" officeooo:paragraph-rsid="00d68537"/>
    </style:style>
    <style:style style:name="P150" style:family="paragraph" style:parent-style-name="Standard">
      <style:paragraph-properties fo:text-align="justify" style:justify-single-word="false"/>
      <style:text-properties officeooo:rsid="00d00bd4" officeooo:paragraph-rsid="00d00bd4"/>
    </style:style>
    <style:style style:name="P151" style:family="paragraph" style:parent-style-name="Standard">
      <style:paragraph-properties fo:text-align="justify" style:justify-single-word="false"/>
      <style:text-properties officeooo:rsid="00d00bd4" officeooo:paragraph-rsid="00d68537"/>
    </style:style>
    <style:style style:name="P152" style:family="paragraph" style:parent-style-name="Standard">
      <style:paragraph-properties fo:text-align="justify" style:justify-single-word="false"/>
      <style:text-properties officeooo:rsid="00d00bd4" officeooo:paragraph-rsid="00d89ca8"/>
    </style:style>
    <style:style style:name="P153" style:family="paragraph" style:parent-style-name="Standard">
      <style:paragraph-properties fo:text-align="justify" style:justify-single-word="false"/>
      <style:text-properties officeooo:rsid="00d281c0" officeooo:paragraph-rsid="00d281c0"/>
    </style:style>
    <style:style style:name="P154" style:family="paragraph" style:parent-style-name="Standard">
      <style:paragraph-properties fo:text-align="justify" style:justify-single-word="false"/>
      <style:text-properties officeooo:rsid="00d281c0" officeooo:paragraph-rsid="00d68537"/>
    </style:style>
    <style:style style:name="P155" style:family="paragraph" style:parent-style-name="Standard">
      <style:paragraph-properties fo:text-align="justify" style:justify-single-word="false"/>
      <style:text-properties officeooo:rsid="00d281c0" officeooo:paragraph-rsid="00dbc1d7"/>
    </style:style>
    <style:style style:name="P156" style:family="paragraph" style:parent-style-name="Standard">
      <style:paragraph-properties fo:text-align="justify" style:justify-single-word="false"/>
      <style:text-properties officeooo:rsid="00d68537" officeooo:paragraph-rsid="00d68537"/>
    </style:style>
    <style:style style:name="P157" style:family="paragraph" style:parent-style-name="Standard">
      <style:paragraph-properties fo:text-align="justify" style:justify-single-word="false"/>
      <style:text-properties officeooo:rsid="00dbed7c" officeooo:paragraph-rsid="00dbed7c"/>
    </style:style>
    <style:style style:name="P158" style:family="paragraph" style:parent-style-name="Standard">
      <style:text-properties officeooo:paragraph-rsid="00e5de6a"/>
    </style:style>
    <style:style style:name="P159" style:family="paragraph" style:parent-style-name="Standard">
      <style:paragraph-properties fo:text-align="justify" style:justify-single-word="false"/>
      <style:text-properties officeooo:rsid="00e89dcc" officeooo:paragraph-rsid="00e89dcc"/>
    </style:style>
    <style:style style:name="P160" style:family="paragraph" style:parent-style-name="Standard">
      <style:paragraph-properties fo:text-align="justify" style:justify-single-word="false"/>
      <style:text-properties officeooo:rsid="00e89dcc" officeooo:paragraph-rsid="00e8e4c5"/>
    </style:style>
    <style:style style:name="P161" style:family="paragraph" style:parent-style-name="Standard">
      <style:paragraph-properties fo:text-align="justify" style:justify-single-word="false"/>
      <style:text-properties officeooo:rsid="00e8e4c5" officeooo:paragraph-rsid="00e8e4c5"/>
    </style:style>
    <style:style style:name="P162" style:family="paragraph" style:parent-style-name="Standard">
      <style:paragraph-properties fo:text-align="justify" style:justify-single-word="false"/>
      <style:text-properties officeooo:rsid="00ea672a" officeooo:paragraph-rsid="00ea672a"/>
    </style:style>
    <style:style style:name="P163" style:family="paragraph" style:parent-style-name="Standard">
      <style:paragraph-properties fo:text-align="justify" style:justify-single-word="false"/>
      <style:text-properties officeooo:rsid="00ed9421" officeooo:paragraph-rsid="00ed9421"/>
    </style:style>
    <style:style style:name="P164" style:family="paragraph" style:parent-style-name="Standard">
      <style:text-properties officeooo:paragraph-rsid="00edd0f7"/>
    </style:style>
    <style:style style:name="P165" style:family="paragraph" style:parent-style-name="Standard">
      <style:paragraph-properties fo:text-align="justify" style:justify-single-word="false"/>
      <style:text-properties officeooo:rsid="00a59e94" officeooo:paragraph-rsid="00a59e94"/>
    </style:style>
    <style:style style:name="P166"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7"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8" style:family="paragraph" style:parent-style-name="Standard">
      <style:paragraph-properties fo:text-align="justify" style:justify-single-word="false"/>
      <style:text-properties officeooo:rsid="010f92f6" officeooo:paragraph-rsid="010f92f6"/>
    </style:style>
    <style:style style:name="P169" style:family="paragraph" style:parent-style-name="Standard">
      <style:paragraph-properties fo:text-align="justify" style:justify-single-word="false"/>
      <style:text-properties officeooo:rsid="0111c319" officeooo:paragraph-rsid="0111c319"/>
    </style:style>
    <style:style style:name="P170" style:family="paragraph" style:parent-style-name="Standard">
      <style:paragraph-properties fo:text-align="justify" style:justify-single-word="false"/>
      <style:text-properties officeooo:rsid="0115910c" officeooo:paragraph-rsid="0115910c"/>
    </style:style>
    <style:style style:name="P171" style:family="paragraph" style:parent-style-name="Standard">
      <style:paragraph-properties fo:text-align="justify" style:justify-single-word="false"/>
      <style:text-properties officeooo:rsid="01165a39" officeooo:paragraph-rsid="01165a39"/>
    </style:style>
    <style:style style:name="P172" style:family="paragraph" style:parent-style-name="Standard">
      <style:paragraph-properties fo:text-align="justify" style:justify-single-word="false"/>
      <style:text-properties officeooo:rsid="01189ba0" officeooo:paragraph-rsid="01189ba0"/>
    </style:style>
    <style:style style:name="P173" style:family="paragraph" style:parent-style-name="Standard">
      <style:paragraph-properties fo:text-align="justify" style:justify-single-word="false"/>
      <style:text-properties officeooo:rsid="0118d675" officeooo:paragraph-rsid="0118d675"/>
    </style:style>
    <style:style style:name="P174" style:family="paragraph" style:parent-style-name="Standard">
      <style:paragraph-properties fo:text-align="justify" style:justify-single-word="false"/>
      <style:text-properties officeooo:rsid="0143db3a" officeooo:paragraph-rsid="014ea10c"/>
    </style:style>
    <style:style style:name="P175" style:family="paragraph" style:parent-style-name="Standard">
      <style:paragraph-properties fo:text-align="justify" style:justify-single-word="false"/>
      <style:text-properties officeooo:rsid="0144dd73" officeooo:paragraph-rsid="0144dd73"/>
    </style:style>
    <style:style style:name="P176" style:family="paragraph" style:parent-style-name="Standard">
      <style:paragraph-properties fo:text-align="justify" style:justify-single-word="false"/>
      <style:text-properties officeooo:rsid="01458d16" officeooo:paragraph-rsid="0146e0d0"/>
    </style:style>
    <style:style style:name="P177" style:family="paragraph" style:parent-style-name="Standard">
      <style:paragraph-properties fo:text-align="justify" style:justify-single-word="false"/>
      <style:text-properties officeooo:rsid="0146e0d0" officeooo:paragraph-rsid="0146e0d0"/>
    </style:style>
    <style:style style:name="P178" style:family="paragraph" style:parent-style-name="Standard">
      <style:paragraph-properties fo:text-align="justify" style:justify-single-word="false"/>
      <style:text-properties officeooo:rsid="0146e0d0" officeooo:paragraph-rsid="01518c59"/>
    </style:style>
    <style:style style:name="P179" style:family="paragraph" style:parent-style-name="Standard">
      <style:paragraph-properties fo:text-align="justify" style:justify-single-word="false"/>
      <style:text-properties officeooo:rsid="0148c985" officeooo:paragraph-rsid="0148c985"/>
    </style:style>
    <style:style style:name="P180" style:family="paragraph" style:parent-style-name="Standard">
      <style:paragraph-properties fo:text-align="justify" style:justify-single-word="false"/>
      <style:text-properties officeooo:rsid="014ea10c" officeooo:paragraph-rsid="014ea10c"/>
    </style:style>
    <style:style style:name="P181" style:family="paragraph" style:parent-style-name="Standard">
      <style:paragraph-properties fo:text-align="justify" style:justify-single-word="false" fo:break-before="page"/>
    </style:style>
    <style:style style:name="P182" style:family="paragraph" style:parent-style-name="Standard">
      <style:paragraph-properties fo:text-align="start" style:justify-single-word="false" fo:break-before="page"/>
      <style:text-properties fo:font-weight="bold" style:font-weight-asian="bold" style:font-weight-complex="bold"/>
    </style:style>
    <style:style style:name="P183"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84"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85" style:family="paragraph" style:parent-style-name="Standard">
      <style:paragraph-properties fo:text-align="justify" style:justify-single-word="false" fo:break-before="page"/>
      <style:text-properties officeooo:rsid="006ce8d1" officeooo:paragraph-rsid="00755432"/>
    </style:style>
    <style:style style:name="P186" style:family="paragraph" style:parent-style-name="Standard">
      <style:paragraph-properties fo:text-align="justify" style:justify-single-word="false" fo:break-before="page"/>
      <style:text-properties officeooo:rsid="00cce731" officeooo:paragraph-rsid="00d68537"/>
    </style:style>
    <style:style style:name="P187" style:family="paragraph" style:parent-style-name="Standard">
      <style:paragraph-properties fo:text-align="justify" style:justify-single-word="false" fo:break-before="page"/>
      <style:text-properties officeooo:rsid="00cce731" officeooo:paragraph-rsid="00cce731"/>
    </style:style>
    <style:style style:name="P188" style:family="paragraph" style:parent-style-name="Code_20_block">
      <style:paragraph-properties fo:break-before="page"/>
    </style:style>
    <style:style style:name="P189" style:family="paragraph" style:parent-style-name="Code_20_block">
      <style:paragraph-properties fo:break-before="page"/>
      <style:text-properties officeooo:rsid="001c8943"/>
    </style:style>
    <style:style style:name="P190" style:family="paragraph" style:parent-style-name="Code_20_block">
      <style:text-properties fo:color="#008000"/>
    </style:style>
    <style:style style:name="P191" style:family="paragraph" style:parent-style-name="Code_20_block">
      <style:text-properties fo:color="#008000" fo:font-weight="normal" officeooo:paragraph-rsid="0090c7dc" style:font-weight-asian="normal" style:font-weight-complex="normal"/>
    </style:style>
    <style:style style:name="P192" style:family="paragraph" style:parent-style-name="Code_20_block">
      <style:text-properties fo:color="#008000" officeooo:rsid="00528047"/>
    </style:style>
    <style:style style:name="P193" style:family="paragraph" style:parent-style-name="Code_20_block">
      <style:text-properties fo:color="#008000" officeooo:rsid="005507df"/>
    </style:style>
    <style:style style:name="P194" style:family="paragraph" style:parent-style-name="Code_20_block">
      <style:text-properties fo:color="#008000" officeooo:rsid="005507df" officeooo:paragraph-rsid="005507df"/>
    </style:style>
    <style:style style:name="P195" style:family="paragraph" style:parent-style-name="Code_20_block">
      <style:text-properties fo:color="#008000" officeooo:rsid="005507df" officeooo:paragraph-rsid="0055d704"/>
    </style:style>
    <style:style style:name="P196" style:family="paragraph" style:parent-style-name="Code_20_block">
      <style:text-properties fo:color="#008000" officeooo:rsid="0056dc60" officeooo:paragraph-rsid="0056dc60"/>
    </style:style>
    <style:style style:name="P197" style:family="paragraph" style:parent-style-name="Code_20_block">
      <style:text-properties fo:color="#008000" officeooo:rsid="0059317a"/>
    </style:style>
    <style:style style:name="P198" style:family="paragraph" style:parent-style-name="Code_20_block">
      <style:text-properties fo:color="#008000" officeooo:rsid="0059317a" officeooo:paragraph-rsid="0059317a"/>
    </style:style>
    <style:style style:name="P199" style:family="paragraph" style:parent-style-name="Code_20_block">
      <style:text-properties fo:color="#008000" officeooo:rsid="0059317a" officeooo:paragraph-rsid="005aa935"/>
    </style:style>
    <style:style style:name="P200" style:family="paragraph" style:parent-style-name="Code_20_block">
      <style:text-properties fo:color="#008000" officeooo:rsid="006ce8d1"/>
    </style:style>
    <style:style style:name="P201" style:family="paragraph" style:parent-style-name="Code_20_block">
      <style:text-properties fo:color="#008000" officeooo:rsid="007c4f27"/>
    </style:style>
    <style:style style:name="P202" style:family="paragraph" style:parent-style-name="Code_20_block">
      <style:text-properties fo:color="#008000" officeooo:rsid="007d74fc"/>
    </style:style>
    <style:style style:name="P203" style:family="paragraph" style:parent-style-name="Code_20_block">
      <style:text-properties fo:color="#008000" officeooo:rsid="007deb7f"/>
    </style:style>
    <style:style style:name="P204" style:family="paragraph" style:parent-style-name="Code_20_block">
      <style:text-properties fo:color="#008000" officeooo:paragraph-rsid="0090c7dc"/>
    </style:style>
    <style:style style:name="P205" style:family="paragraph" style:parent-style-name="Code_20_block">
      <style:text-properties fo:color="#008000" officeooo:rsid="0055d704" officeooo:paragraph-rsid="0055d704"/>
    </style:style>
    <style:style style:name="P206" style:family="paragraph" style:parent-style-name="Code_20_block">
      <style:text-properties fo:color="#008000" officeooo:paragraph-rsid="00e5de6a"/>
    </style:style>
    <style:style style:name="P207" style:family="paragraph" style:parent-style-name="Code_20_block">
      <style:text-properties fo:font-weight="normal" officeooo:paragraph-rsid="0090c7dc" style:font-weight-asian="normal" style:font-weight-complex="normal"/>
    </style:style>
    <style:style style:name="P208" style:family="paragraph" style:parent-style-name="Code_20_block">
      <style:paragraph-properties fo:text-align="justify" style:justify-single-word="false"/>
    </style:style>
    <style:style style:name="P209" style:family="paragraph" style:parent-style-name="Code_20_block">
      <style:paragraph-properties fo:text-align="justify" style:justify-single-word="false"/>
      <style:text-properties officeooo:paragraph-rsid="0090c7dc"/>
    </style:style>
    <style:style style:name="P210" style:family="paragraph" style:parent-style-name="Code_20_block">
      <style:text-properties officeooo:paragraph-rsid="001c8943"/>
    </style:style>
    <style:style style:name="P211" style:family="paragraph" style:parent-style-name="Code_20_block">
      <style:text-properties officeooo:rsid="001c8943"/>
    </style:style>
    <style:style style:name="P212" style:family="paragraph" style:parent-style-name="Code_20_block">
      <style:text-properties officeooo:rsid="001c8943" officeooo:paragraph-rsid="00eccfc5"/>
    </style:style>
    <style:style style:name="P213" style:family="paragraph" style:parent-style-name="Code_20_block">
      <style:text-properties officeooo:rsid="001a40c8"/>
    </style:style>
    <style:style style:name="P214" style:family="paragraph" style:parent-style-name="Code_20_block">
      <style:text-properties officeooo:rsid="001a40c8" officeooo:paragraph-rsid="00edd0f7"/>
    </style:style>
    <style:style style:name="P215" style:family="paragraph" style:parent-style-name="Code_20_block">
      <style:text-properties officeooo:rsid="00248e0c"/>
    </style:style>
    <style:style style:name="P216" style:family="paragraph" style:parent-style-name="Code_20_block">
      <style:text-properties officeooo:rsid="0026484a"/>
    </style:style>
    <style:style style:name="P217" style:family="paragraph" style:parent-style-name="Code_20_block">
      <style:text-properties officeooo:rsid="002e1562"/>
    </style:style>
    <style:style style:name="P218" style:family="paragraph" style:parent-style-name="Code_20_block">
      <style:text-properties officeooo:rsid="002e1562" officeooo:paragraph-rsid="00306722"/>
    </style:style>
    <style:style style:name="P219" style:family="paragraph" style:parent-style-name="Code_20_block">
      <style:text-properties officeooo:rsid="0034057d" officeooo:paragraph-rsid="0090c7dc"/>
    </style:style>
    <style:style style:name="P220" style:family="paragraph" style:parent-style-name="Code_20_block">
      <style:text-properties officeooo:rsid="00332915" officeooo:paragraph-rsid="0090c7dc"/>
    </style:style>
    <style:style style:name="P221" style:family="paragraph" style:parent-style-name="Code_20_block">
      <style:text-properties officeooo:paragraph-rsid="003e84e4"/>
    </style:style>
    <style:style style:name="P222" style:family="paragraph" style:parent-style-name="Code_20_block">
      <style:text-properties officeooo:rsid="0045f55f"/>
    </style:style>
    <style:style style:name="P223" style:family="paragraph" style:parent-style-name="Code_20_block">
      <style:text-properties officeooo:rsid="004e9309"/>
    </style:style>
    <style:style style:name="P224" style:family="paragraph" style:parent-style-name="Code_20_block">
      <style:text-properties officeooo:rsid="004e9309" officeooo:paragraph-rsid="004e9309"/>
    </style:style>
    <style:style style:name="P225" style:family="paragraph" style:parent-style-name="Code_20_block">
      <style:text-properties officeooo:rsid="0050a4de"/>
    </style:style>
    <style:style style:name="P226" style:family="paragraph" style:parent-style-name="Code_20_block">
      <style:text-properties officeooo:rsid="00528047"/>
    </style:style>
    <style:style style:name="P227" style:family="paragraph" style:parent-style-name="Code_20_block">
      <style:text-properties officeooo:rsid="00528047" officeooo:paragraph-rsid="006aa10a"/>
    </style:style>
    <style:style style:name="P228" style:family="paragraph" style:parent-style-name="Code_20_block">
      <style:text-properties officeooo:rsid="00528047" officeooo:paragraph-rsid="006ad288"/>
    </style:style>
    <style:style style:name="P229" style:family="paragraph" style:parent-style-name="Code_20_block">
      <style:text-properties officeooo:rsid="005507df"/>
    </style:style>
    <style:style style:name="P230" style:family="paragraph" style:parent-style-name="Code_20_block">
      <style:text-properties officeooo:rsid="0059317a"/>
    </style:style>
    <style:style style:name="P231" style:family="paragraph" style:parent-style-name="Code_20_block">
      <style:text-properties officeooo:rsid="005e709b"/>
    </style:style>
    <style:style style:name="P232" style:family="paragraph" style:parent-style-name="Code_20_block">
      <style:text-properties officeooo:paragraph-rsid="0063c6ad"/>
    </style:style>
    <style:style style:name="P233" style:family="paragraph" style:parent-style-name="Code_20_block">
      <style:text-properties officeooo:rsid="00609497"/>
    </style:style>
    <style:style style:name="P234" style:family="paragraph" style:parent-style-name="Code_20_block">
      <style:text-properties officeooo:rsid="0063c6ad"/>
    </style:style>
    <style:style style:name="P235" style:family="paragraph" style:parent-style-name="Code_20_block">
      <style:text-properties officeooo:rsid="00642854"/>
    </style:style>
    <style:style style:name="P236" style:family="paragraph" style:parent-style-name="Code_20_block">
      <style:text-properties officeooo:rsid="00642854" officeooo:paragraph-rsid="00642854"/>
    </style:style>
    <style:style style:name="P237" style:family="paragraph" style:parent-style-name="Code_20_block">
      <style:text-properties officeooo:rsid="00642854" officeooo:paragraph-rsid="0064d9fb"/>
    </style:style>
    <style:style style:name="P238" style:family="paragraph" style:parent-style-name="Code_20_block">
      <style:text-properties officeooo:paragraph-rsid="006ce8d1"/>
    </style:style>
    <style:style style:name="P239" style:family="paragraph" style:parent-style-name="Code_20_block">
      <style:text-properties officeooo:rsid="006ce8d1"/>
    </style:style>
    <style:style style:name="P240" style:family="paragraph" style:parent-style-name="Code_20_block">
      <style:text-properties officeooo:rsid="006ce8d1" officeooo:paragraph-rsid="0070305b"/>
    </style:style>
    <style:style style:name="P241" style:family="paragraph" style:parent-style-name="Code_20_block">
      <style:text-properties officeooo:rsid="007493a4"/>
    </style:style>
    <style:style style:name="P242" style:family="paragraph" style:parent-style-name="Code_20_block">
      <style:text-properties officeooo:rsid="00755432"/>
    </style:style>
    <style:style style:name="P243" style:family="paragraph" style:parent-style-name="Code_20_block">
      <style:text-properties officeooo:rsid="00769e2d"/>
    </style:style>
    <style:style style:name="P244" style:family="paragraph" style:parent-style-name="Code_20_block">
      <style:text-properties officeooo:rsid="00769e2d" officeooo:paragraph-rsid="0079d91a"/>
    </style:style>
    <style:style style:name="P245" style:family="paragraph" style:parent-style-name="Code_20_block">
      <style:text-properties officeooo:rsid="007c4f27"/>
    </style:style>
    <style:style style:name="P246" style:family="paragraph" style:parent-style-name="Code_20_block">
      <style:text-properties officeooo:rsid="007d74fc"/>
    </style:style>
    <style:style style:name="P247" style:family="paragraph" style:parent-style-name="Code_20_block">
      <style:text-properties officeooo:rsid="007deb7f"/>
    </style:style>
    <style:style style:name="P248" style:family="paragraph" style:parent-style-name="Code_20_block">
      <style:text-properties officeooo:paragraph-rsid="0090c7dc"/>
    </style:style>
    <style:style style:name="P249" style:family="paragraph" style:parent-style-name="Code_20_block">
      <style:text-properties officeooo:paragraph-rsid="0096cb45"/>
    </style:style>
    <style:style style:name="P250" style:family="paragraph" style:parent-style-name="Code_20_block">
      <style:text-properties fo:color="#006600"/>
    </style:style>
    <style:style style:name="P251" style:family="paragraph" style:parent-style-name="Code_20_block">
      <style:text-properties fo:color="#006600" officeooo:paragraph-rsid="009ff88f"/>
    </style:style>
    <style:style style:name="P252" style:family="paragraph" style:parent-style-name="Code_20_block">
      <style:text-properties officeooo:paragraph-rsid="0099270f"/>
    </style:style>
    <style:style style:name="P253" style:family="paragraph" style:parent-style-name="Code_20_block">
      <style:text-properties officeooo:paragraph-rsid="009fedc1"/>
    </style:style>
    <style:style style:name="P254" style:family="paragraph" style:parent-style-name="Code_20_block">
      <style:text-properties officeooo:paragraph-rsid="009ff88f"/>
    </style:style>
    <style:style style:name="P255" style:family="paragraph" style:parent-style-name="Code_20_block">
      <style:text-properties officeooo:paragraph-rsid="00cce731"/>
    </style:style>
    <style:style style:name="P256" style:family="paragraph" style:parent-style-name="Code_20_block">
      <style:text-properties officeooo:paragraph-rsid="00cdc97c"/>
    </style:style>
    <style:style style:name="P257" style:family="paragraph" style:parent-style-name="Code_20_block">
      <style:text-properties officeooo:paragraph-rsid="00d68537"/>
    </style:style>
    <style:style style:name="P258" style:family="paragraph" style:parent-style-name="Code_20_block">
      <style:text-properties officeooo:paragraph-rsid="00d77da5"/>
    </style:style>
    <style:style style:name="P259" style:family="paragraph" style:parent-style-name="Code_20_block">
      <style:text-properties officeooo:paragraph-rsid="00d89ca8"/>
    </style:style>
    <style:style style:name="P260" style:family="paragraph" style:parent-style-name="Code_20_block">
      <style:text-properties officeooo:paragraph-rsid="00dbc1d7"/>
    </style:style>
    <style:style style:name="P261" style:family="paragraph" style:parent-style-name="Code_20_block">
      <style:text-properties officeooo:paragraph-rsid="00dbed7c"/>
    </style:style>
    <style:style style:name="P262" style:family="paragraph" style:parent-style-name="Code_20_block">
      <style:text-properties officeooo:paragraph-rsid="00e162c5"/>
    </style:style>
    <style:style style:name="P263" style:family="paragraph" style:parent-style-name="Code_20_block">
      <style:text-properties officeooo:paragraph-rsid="00e1ec80"/>
    </style:style>
    <style:style style:name="P264" style:family="paragraph" style:parent-style-name="Code_20_block">
      <style:text-properties officeooo:paragraph-rsid="00e390b0"/>
    </style:style>
    <style:style style:name="P265" style:family="paragraph" style:parent-style-name="Code_20_block">
      <style:text-properties officeooo:paragraph-rsid="00e5de6a"/>
    </style:style>
    <style:style style:name="P266" style:family="paragraph" style:parent-style-name="Code_20_block">
      <style:text-properties officeooo:paragraph-rsid="00ea672a"/>
    </style:style>
    <style:style style:name="P267" style:family="paragraph" style:parent-style-name="Code_20_block">
      <style:text-properties officeooo:paragraph-rsid="00eb2a8f"/>
    </style:style>
    <style:style style:name="P268" style:family="paragraph" style:parent-style-name="Code_20_block">
      <style:text-properties officeooo:paragraph-rsid="00ec4355"/>
    </style:style>
    <style:style style:name="P269" style:family="paragraph" style:parent-style-name="Code_20_block">
      <style:text-properties officeooo:paragraph-rsid="00ec791f"/>
    </style:style>
    <style:style style:name="P270" style:family="paragraph" style:parent-style-name="Code_20_block">
      <style:text-properties officeooo:paragraph-rsid="00ed9421"/>
    </style:style>
    <style:style style:name="P271" style:family="paragraph" style:parent-style-name="Code_20_block">
      <style:text-properties officeooo:rsid="00eccfc5" officeooo:paragraph-rsid="00eccfc5"/>
    </style:style>
    <style:style style:name="P272" style:family="paragraph" style:parent-style-name="Code_20_block">
      <style:text-properties officeooo:paragraph-rsid="00ffa81b"/>
    </style:style>
    <style:style style:name="P273" style:family="paragraph" style:parent-style-name="Code_20_block">
      <style:text-properties officeooo:paragraph-rsid="01001be7"/>
    </style:style>
    <style:style style:name="P274" style:family="paragraph" style:parent-style-name="Code_20_block">
      <style:text-properties officeooo:paragraph-rsid="010dcc84"/>
    </style:style>
    <style:style style:name="P275" style:family="paragraph" style:parent-style-name="Code_20_block">
      <style:text-properties fo:font-weight="bold" style:font-weight-asian="bold" style:font-weight-complex="bold"/>
    </style:style>
    <style:style style:name="P276" style:family="paragraph" style:parent-style-name="Code_20_block">
      <style:text-properties officeooo:paragraph-rsid="01228ef4"/>
    </style:style>
    <style:style style:name="P277" style:family="paragraph" style:parent-style-name="Code_20_block">
      <style:text-properties officeooo:paragraph-rsid="012c5d70"/>
    </style:style>
    <style:style style:name="P278" style:family="paragraph" style:parent-style-name="Code_20_block">
      <style:text-properties officeooo:paragraph-rsid="01356cbe"/>
    </style:style>
    <style:style style:name="P279" style:family="paragraph" style:parent-style-name="Code_20_block">
      <style:text-properties officeooo:paragraph-rsid="013bd1e5"/>
    </style:style>
    <style:style style:name="P280" style:family="paragraph" style:parent-style-name="Code_20_block">
      <style:text-properties officeooo:paragraph-rsid="01403f51"/>
    </style:style>
    <style:style style:name="P281" style:family="paragraph" style:parent-style-name="Table_20_Contents">
      <style:paragraph-properties fo:text-align="center" style:justify-single-word="false"/>
      <style:text-properties officeooo:paragraph-rsid="0090c7dc"/>
    </style:style>
    <style:style style:name="P282" style:family="paragraph" style:parent-style-name="Table_20_Contents">
      <style:paragraph-properties fo:text-align="center" style:justify-single-word="false"/>
      <style:text-properties style:font-name="Courier New1" officeooo:paragraph-rsid="0090c7dc"/>
    </style:style>
    <style:style style:name="P283" style:family="paragraph" style:parent-style-name="Standard" style:list-style-name="List_20_2"/>
    <style:style style:name="P284" style:family="paragraph" style:parent-style-name="Standard" style:list-style-name="List_20_2">
      <style:text-properties officeooo:paragraph-rsid="003e84e4"/>
    </style:style>
    <style:style style:name="P285" style:family="paragraph" style:parent-style-name="Standard" style:list-style-name="List_20_2">
      <style:paragraph-properties fo:text-align="justify" style:justify-single-word="false"/>
      <style:text-properties fo:font-weight="normal" style:font-weight-asian="normal" style:font-weight-complex="normal"/>
    </style:style>
    <style:style style:name="P286"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87"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88"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89"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90" style:family="paragraph" style:parent-style-name="Standard" style:list-style-name="List_20_1">
      <style:paragraph-properties fo:text-align="justify" style:justify-single-word="false"/>
      <style:text-properties fo:font-weight="normal" officeooo:rsid="012631bb" officeooo:paragraph-rsid="012631bb" style:font-weight-asian="normal" style:font-weight-complex="normal"/>
    </style:style>
    <style:style style:name="P291"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292"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293"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294"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295"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296" style:family="paragraph" style:parent-style-name="Standard" style:list-style-name="List_20_2">
      <style:paragraph-properties fo:text-align="justify" style:justify-single-word="false"/>
    </style:style>
    <style:style style:name="P297" style:family="paragraph" style:parent-style-name="Standard" style:list-style-name="List_20_2">
      <style:paragraph-properties fo:text-align="justify" style:justify-single-word="false"/>
      <style:text-properties officeooo:paragraph-rsid="0101382d"/>
    </style:style>
    <style:style style:name="P298" style:family="paragraph" style:parent-style-name="Standard" style:list-style-name="List_20_2">
      <style:paragraph-properties fo:text-align="justify" style:justify-single-word="false"/>
      <style:text-properties officeooo:paragraph-rsid="014ea10c"/>
    </style:style>
    <style:style style:name="P299" style:family="paragraph" style:parent-style-name="Standard" style:list-style-name="List_20_2">
      <style:paragraph-properties fo:text-align="justify" style:justify-single-word="false"/>
      <style:text-properties officeooo:paragraph-rsid="002c1070"/>
    </style:style>
    <style:style style:name="P300" style:family="paragraph" style:parent-style-name="Standard" style:list-style-name="List_20_2">
      <style:paragraph-properties fo:text-align="justify" style:justify-single-word="false"/>
      <style:text-properties officeooo:paragraph-rsid="00642854"/>
    </style:style>
    <style:style style:name="P301" style:family="paragraph" style:parent-style-name="Standard" style:list-style-name="List_20_1">
      <style:paragraph-properties fo:text-align="justify" style:justify-single-word="false"/>
      <style:text-properties officeooo:paragraph-rsid="0045f55f"/>
    </style:style>
    <style:style style:name="P302" style:family="paragraph" style:parent-style-name="Standard" style:list-style-name="List_20_1"/>
    <style:style style:name="P303" style:family="paragraph" style:parent-style-name="Standard" style:list-style-name="List_20_2">
      <style:paragraph-properties fo:text-align="justify" style:justify-single-word="false"/>
      <style:text-properties officeooo:rsid="0146e0d0" officeooo:paragraph-rsid="0146e0d0"/>
    </style:style>
    <style:style style:name="P304" style:family="paragraph" style:parent-style-name="Standard" style:list-style-name="List_20_2">
      <style:paragraph-properties fo:text-align="justify" style:justify-single-word="false"/>
      <style:text-properties officeooo:rsid="014ea10c" officeooo:paragraph-rsid="014ea10c"/>
    </style:style>
    <style:style style:name="P305" style:family="paragraph" style:parent-style-name="Standard" style:list-style-name="List_20_2">
      <style:paragraph-properties fo:text-align="justify" style:justify-single-word="false"/>
      <style:text-properties officeooo:rsid="00e89dcc" officeooo:paragraph-rsid="00e8e4c5"/>
    </style:style>
    <style:style style:name="P306" style:family="paragraph" style:parent-style-name="Standard" style:list-style-name="List_20_2">
      <style:paragraph-properties fo:text-align="justify" style:justify-single-word="false"/>
      <style:text-properties officeooo:rsid="00e8e4c5" officeooo:paragraph-rsid="00e8e4c5"/>
    </style:style>
    <style:style style:name="P307" style:family="paragraph" style:parent-style-name="Standard" style:list-style-name="List_20_1">
      <style:paragraph-properties fo:text-align="justify" style:justify-single-word="false"/>
      <style:text-properties officeooo:rsid="01189ba0" officeooo:paragraph-rsid="01189ba0"/>
    </style:style>
    <style:style style:name="P308" style:family="paragraph" style:parent-style-name="Standard" style:list-style-name="List_20_1">
      <style:paragraph-properties fo:text-align="justify" style:justify-single-word="false"/>
      <style:text-properties officeooo:rsid="001ad4c5" officeooo:paragraph-rsid="001ad4c5"/>
    </style:style>
    <style:style style:name="P309" style:family="paragraph" style:parent-style-name="Standard" style:list-style-name="List_20_2">
      <style:paragraph-properties fo:text-align="justify" style:justify-single-word="false"/>
      <style:text-properties officeooo:rsid="00248e0c" officeooo:paragraph-rsid="002c1070"/>
    </style:style>
    <style:style style:name="P310" style:family="paragraph" style:parent-style-name="Standard" style:list-style-name="List_20_2">
      <style:paragraph-properties fo:text-align="justify" style:justify-single-word="false"/>
      <style:text-properties officeooo:rsid="00248e0c" officeooo:paragraph-rsid="00642854"/>
    </style:style>
    <style:style style:name="P311" style:family="paragraph" style:parent-style-name="Standard" style:list-style-name="List_20_1">
      <style:paragraph-properties fo:text-align="justify" style:justify-single-word="false"/>
      <style:text-properties officeooo:rsid="0045f55f" officeooo:paragraph-rsid="0045f55f"/>
    </style:style>
    <style:style style:name="P312" style:family="paragraph" style:parent-style-name="Standard" style:list-style-name="List_20_1">
      <style:paragraph-properties fo:text-align="justify" style:justify-single-word="false"/>
      <style:text-properties officeooo:rsid="00b988bd" officeooo:paragraph-rsid="00b988bd"/>
    </style:style>
    <style:style style:name="P313"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314" style:family="paragraph" style:parent-style-name="Heading_20_1" style:master-page-name="Standard">
      <style:paragraph-properties style:page-number="auto"/>
    </style:style>
    <style:style style:name="P315" style:family="paragraph" style:parent-style-name="Heading_20_2">
      <style:paragraph-properties fo:break-before="page"/>
    </style:style>
    <style:style style:name="P316" style:family="paragraph" style:parent-style-name="Heading_20_2">
      <style:paragraph-properties fo:break-before="page"/>
      <style:text-properties officeooo:paragraph-rsid="0091f516"/>
    </style:style>
    <style:style style:name="P317" style:family="paragraph" style:parent-style-name="Heading_20_3">
      <style:paragraph-properties fo:break-before="page"/>
    </style:style>
    <style:style style:name="P318" style:family="paragraph" style:parent-style-name="Heading_20_3">
      <style:paragraph-properties fo:break-before="page"/>
      <style:text-properties style:text-line-through-style="solid" style:text-line-through-type="single"/>
    </style:style>
    <style:style style:name="P319" style:family="paragraph" style:parent-style-name="Code_20_block">
      <style:text-properties officeooo:paragraph-rsid="01541617"/>
    </style:style>
    <style:style style:name="P320" style:family="paragraph" style:parent-style-name="Code_20_block">
      <style:text-properties officeooo:paragraph-rsid="0158e9c7"/>
    </style:style>
    <style:style style:name="P321" style:family="paragraph" style:parent-style-name="Heading_20_4">
      <style:text-properties officeooo:paragraph-rsid="0090c7dc"/>
    </style:style>
    <style:style style:name="P322" style:family="paragraph" style:parent-style-name="Heading_20_4">
      <style:text-properties fo:font-style="normal" officeooo:rsid="00387dae" officeooo:paragraph-rsid="0090c7dc" style:font-style-asian="normal" style:font-style-complex="normal"/>
    </style:style>
    <style:style style:name="P323" style:family="paragraph" style:parent-style-name="Heading_20_4">
      <style:text-properties style:text-line-through-style="solid" style:text-line-through-type="single"/>
    </style:style>
    <style:style style:name="P324" style:family="paragraph" style:parent-style-name="Heading_20_4">
      <style:text-properties officeooo:rsid="006bc855"/>
    </style:style>
    <style:style style:name="P325"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22c4e0" style:font-style-asian="italic" style:font-style-complex="italic"/>
    </style:style>
    <style:style style:name="T14" style:family="text">
      <style:text-properties fo:font-style="italic" officeooo:rsid="00332915" style:font-style-asian="italic" style:font-style-complex="italic"/>
    </style:style>
    <style:style style:name="T15" style:family="text">
      <style:text-properties fo:font-style="italic" officeooo:rsid="00dea0e6" style:font-style-asian="italic" style:font-style-complex="italic"/>
    </style:style>
    <style:style style:name="T16" style:family="text">
      <style:text-properties fo:font-style="italic" officeooo:rsid="0148c985"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b39b82" style:font-style-asian="italic" style:font-weight-asian="bold" style:font-style-complex="italic" style:font-weight-complex="bold"/>
    </style:style>
    <style:style style:name="T19" style:family="text">
      <style:text-properties fo:font-style="italic" fo:font-weight="bold" officeooo:rsid="00fab33d" style:font-style-asian="italic" style:font-weight-asian="bold" style:font-style-complex="italic" style:font-weight-complex="bold"/>
    </style:style>
    <style:style style:name="T20" style:family="text">
      <style:text-properties fo:font-style="italic" fo:font-weight="normal" officeooo:rsid="00332915" style:font-style-asian="italic" style:font-weight-asian="normal" style:font-style-complex="italic" style:font-weight-complex="normal"/>
    </style:style>
    <style:style style:name="T21" style:family="text">
      <style:text-properties fo:font-style="italic" fo:font-weight="normal" officeooo:rsid="0034057d" style:font-style-asian="italic" style:font-weight-asian="normal" style:font-style-complex="italic" style:font-weight-complex="normal"/>
    </style:style>
    <style:style style:name="T22" style:family="text">
      <style:text-properties fo:font-style="italic" fo:font-weight="normal" officeooo:rsid="003b45d1" style:font-style-asian="italic" style:font-weight-asian="normal" style:font-style-complex="italic" style:font-weight-complex="normal"/>
    </style:style>
    <style:style style:name="T23" style:family="text">
      <style:text-properties fo:color="#008000"/>
    </style:style>
    <style:style style:name="T24" style:family="text">
      <style:text-properties fo:color="#008000" fo:font-weight="normal" style:font-weight-asian="normal" style:font-weight-complex="normal"/>
    </style:style>
    <style:style style:name="T25" style:family="text">
      <style:text-properties fo:color="#008000" officeooo:rsid="001a40c8"/>
    </style:style>
    <style:style style:name="T26" style:family="text">
      <style:text-properties fo:color="#008000" officeooo:rsid="001c8943"/>
    </style:style>
    <style:style style:name="T27" style:family="text">
      <style:text-properties fo:color="#008000" officeooo:rsid="00248e0c"/>
    </style:style>
    <style:style style:name="T28" style:family="text">
      <style:text-properties fo:color="#008000" officeooo:rsid="0026484a"/>
    </style:style>
    <style:style style:name="T29" style:family="text">
      <style:text-properties fo:color="#008000" officeooo:rsid="00332915"/>
    </style:style>
    <style:style style:name="T30" style:family="text">
      <style:text-properties fo:color="#008000" officeooo:rsid="0034057d"/>
    </style:style>
    <style:style style:name="T31" style:family="text">
      <style:text-properties fo:color="#008000" officeooo:rsid="0045f55f"/>
    </style:style>
    <style:style style:name="T32" style:family="text">
      <style:text-properties fo:color="#008000" officeooo:rsid="004e9309"/>
    </style:style>
    <style:style style:name="T33" style:family="text">
      <style:text-properties fo:color="#008000" officeooo:rsid="0050a4de"/>
    </style:style>
    <style:style style:name="T34" style:family="text">
      <style:text-properties fo:color="#008000" officeooo:rsid="00528047"/>
    </style:style>
    <style:style style:name="T35" style:family="text">
      <style:text-properties fo:color="#008000" officeooo:rsid="005c587e"/>
    </style:style>
    <style:style style:name="T36" style:family="text">
      <style:text-properties fo:color="#008000" officeooo:rsid="00609497"/>
    </style:style>
    <style:style style:name="T37" style:family="text">
      <style:text-properties fo:color="#008000" officeooo:rsid="0063c6ad"/>
    </style:style>
    <style:style style:name="T38" style:family="text">
      <style:text-properties fo:color="#008000" officeooo:rsid="006ce8d1"/>
    </style:style>
    <style:style style:name="T39" style:family="text">
      <style:text-properties fo:color="#008000" officeooo:rsid="006e4edc"/>
    </style:style>
    <style:style style:name="T40" style:family="text">
      <style:text-properties fo:color="#008000" officeooo:rsid="0071bbf1"/>
    </style:style>
    <style:style style:name="T41" style:family="text">
      <style:text-properties fo:color="#008000" officeooo:rsid="007493a4"/>
    </style:style>
    <style:style style:name="T42" style:family="text">
      <style:text-properties fo:color="#008000" officeooo:rsid="00755432"/>
    </style:style>
    <style:style style:name="T43" style:family="text">
      <style:text-properties fo:color="#008000" officeooo:rsid="00769e2d"/>
    </style:style>
    <style:style style:name="T44" style:family="text">
      <style:text-properties fo:color="#008000" officeooo:rsid="00850990"/>
    </style:style>
    <style:style style:name="T45" style:family="text">
      <style:text-properties fo:color="#008000" officeooo:rsid="0086ba63"/>
    </style:style>
    <style:style style:name="T46" style:family="text">
      <style:text-properties fo:color="#008000" officeooo:rsid="0088bf12"/>
    </style:style>
    <style:style style:name="T47" style:family="text">
      <style:text-properties fo:color="#008000" officeooo:rsid="00c760d2"/>
    </style:style>
    <style:style style:name="T48" style:family="text">
      <style:text-properties fo:color="#008000" officeooo:rsid="00cba551"/>
    </style:style>
    <style:style style:name="T49" style:family="text">
      <style:text-properties fo:color="#008000" officeooo:rsid="00d68537"/>
    </style:style>
    <style:style style:name="T50" style:family="text">
      <style:text-properties fo:color="#008000" officeooo:rsid="00d77da5"/>
    </style:style>
    <style:style style:name="T51" style:family="text">
      <style:text-properties fo:color="#008000" style:font-name="Courier New2" fo:font-size="9pt" style:font-size-asian="9pt"/>
    </style:style>
    <style:style style:name="T52" style:family="text">
      <style:text-properties fo:color="#008000" style:font-name="Courier New2" fo:font-size="10pt" style:font-size-asian="10pt" style:font-size-complex="10pt"/>
    </style:style>
    <style:style style:name="T53" style:family="text">
      <style:text-properties fo:color="#008000" style:font-name="Courier New2" fo:font-size="10pt" officeooo:rsid="00e1ec80" style:font-size-asian="10pt" style:font-size-complex="10pt"/>
    </style:style>
    <style:style style:name="T54" style:family="text">
      <style:text-properties fo:color="#008000" officeooo:rsid="00e5de6a"/>
    </style:style>
    <style:style style:name="T55" style:family="text">
      <style:text-properties fo:color="#008000" officeooo:rsid="00eb2a8f"/>
    </style:style>
    <style:style style:name="T56" style:family="text">
      <style:text-properties fo:color="#008000" officeooo:rsid="00ec4355"/>
    </style:style>
    <style:style style:name="T57" style:family="text">
      <style:text-properties fo:color="#008000" officeooo:rsid="00eccfc5"/>
    </style:style>
    <style:style style:name="T58" style:family="text">
      <style:text-properties fo:color="#008000" officeooo:rsid="00f26988"/>
    </style:style>
    <style:style style:name="T59" style:family="text">
      <style:text-properties fo:color="#008000" officeooo:rsid="00ffa81b"/>
    </style:style>
    <style:style style:name="T60" style:family="text">
      <style:text-properties fo:color="#008000" officeooo:rsid="01001be7"/>
    </style:style>
    <style:style style:name="T61" style:family="text">
      <style:text-properties fo:color="#008000" officeooo:rsid="01403f51"/>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fo:font-weight="bold" officeooo:rsid="0152d41f" style:font-weight-asian="bold" style:font-weight-complex="bold"/>
    </style:style>
    <style:style style:name="T64" style:family="text">
      <style:text-properties style:text-underline-style="solid" style:text-underline-width="auto" style:text-underline-color="font-color" officeooo:rsid="00332915"/>
    </style:style>
    <style:style style:name="T65" style:family="text">
      <style:text-properties style:text-underline-style="solid" style:text-underline-width="auto" style:text-underline-color="font-color" officeooo:rsid="003b45d1"/>
    </style:style>
    <style:style style:name="T66" style:family="text">
      <style:text-properties style:text-position="-10% 85%"/>
    </style:style>
    <style:style style:name="T67" style:family="text">
      <style:text-properties fo:font-style="normal" style:font-style-asian="normal" style:font-style-complex="normal"/>
    </style:style>
    <style:style style:name="T68" style:family="text">
      <style:text-properties fo:font-style="normal" officeooo:rsid="003730f1" style:font-style-asian="normal" style:font-style-complex="normal"/>
    </style:style>
    <style:style style:name="T69" style:family="text">
      <style:text-properties fo:font-style="normal" officeooo:rsid="00f90713" style:font-style-asian="normal" style:font-style-complex="normal"/>
    </style:style>
    <style:style style:name="T70" style:family="text">
      <style:text-properties fo:font-style="normal" officeooo:rsid="00ffa81b" style:font-style-asian="normal" style:font-style-complex="normal"/>
    </style:style>
    <style:style style:name="T7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officeooo:rsid="00332915" style:font-style-asian="normal" style:font-style-complex="normal"/>
    </style:style>
    <style:style style:name="T73" style:family="text">
      <style:text-properties fo:font-style="normal" style:text-underline-style="solid" style:text-underline-width="auto" style:text-underline-color="font-color" officeooo:rsid="003b45d1" style:font-style-asian="normal" style:font-style-complex="normal"/>
    </style:style>
    <style:style style:name="T74" style:family="text">
      <style:text-properties fo:font-style="normal" fo:font-weight="normal" officeooo:rsid="00332915" style:font-style-asian="normal" style:font-weight-asian="normal" style:font-style-complex="normal" style:font-weight-complex="normal"/>
    </style:style>
    <style:style style:name="T75" style:family="text">
      <style:text-properties fo:font-style="normal" fo:font-weight="normal" officeooo:rsid="0101382d" style:font-style-asian="normal" style:font-weight-asian="normal" style:font-style-complex="normal" style:font-weight-complex="normal"/>
    </style:style>
    <style:style style:name="T76" style:family="text">
      <style:text-properties fo:font-style="normal" fo:font-weight="bold" officeooo:rsid="0101382d" style:font-style-asian="normal" style:font-weight-asian="bold" style:font-style-complex="normal" style:font-weight-complex="bold"/>
    </style:style>
    <style:style style:name="T77" style:family="text">
      <style:text-properties fo:font-weight="normal" style:font-weight-asian="normal" style:font-weight-complex="normal"/>
    </style:style>
    <style:style style:name="T78" style:family="text">
      <style:text-properties fo:font-weight="normal" officeooo:rsid="00332915" style:font-weight-asian="normal" style:font-weight-complex="normal"/>
    </style:style>
    <style:style style:name="T79" style:family="text">
      <style:text-properties fo:font-weight="normal" officeooo:rsid="00f5fc6b" style:font-weight-asian="normal" style:font-weight-complex="normal"/>
    </style:style>
    <style:style style:name="T80" style:family="text">
      <style:text-properties fo:color="#000000" style:font-name="Courier New1" fo:font-size="9pt" style:font-name-asian="Courier New1" style:font-size-asian="9pt" style:font-name-complex="Courier New1" style:font-size-complex="9pt"/>
    </style:style>
    <style:style style:name="T81" style:family="text">
      <style:text-properties officeooo:rsid="001a2c23"/>
    </style:style>
    <style:style style:name="T82" style:family="text">
      <style:text-properties officeooo:rsid="001a40c8"/>
    </style:style>
    <style:style style:name="T83" style:family="text">
      <style:text-properties officeooo:rsid="001c8943"/>
    </style:style>
    <style:style style:name="T84" style:family="text">
      <style:text-properties officeooo:rsid="0022c4e0"/>
    </style:style>
    <style:style style:name="T85" style:family="text">
      <style:text-properties officeooo:rsid="00248e0c"/>
    </style:style>
    <style:style style:name="T86" style:family="text">
      <style:text-properties officeooo:rsid="0026484a"/>
    </style:style>
    <style:style style:name="T87" style:family="text">
      <style:text-properties officeooo:rsid="002c1070"/>
    </style:style>
    <style:style style:name="T88" style:family="text">
      <style:text-properties officeooo:rsid="002f8517"/>
    </style:style>
    <style:style style:name="T89" style:family="text">
      <style:text-properties officeooo:rsid="00332915"/>
    </style:style>
    <style:style style:name="T90" style:family="text">
      <style:text-properties officeooo:rsid="0034057d"/>
    </style:style>
    <style:style style:name="T91" style:family="text">
      <style:text-properties officeooo:rsid="00368219"/>
    </style:style>
    <style:style style:name="T92" style:family="text">
      <style:text-properties officeooo:rsid="003b45d1"/>
    </style:style>
    <style:style style:name="T93" style:family="text">
      <style:text-properties officeooo:rsid="003e84e4"/>
    </style:style>
    <style:style style:name="T94" style:family="text">
      <style:text-properties officeooo:rsid="003fa906"/>
    </style:style>
    <style:style style:name="T95" style:family="text">
      <style:text-properties officeooo:rsid="004152a3"/>
    </style:style>
    <style:style style:name="T96" style:family="text">
      <style:text-properties officeooo:rsid="0045f55f"/>
    </style:style>
    <style:style style:name="T97" style:family="text">
      <style:text-properties officeooo:rsid="004cd2a6"/>
    </style:style>
    <style:style style:name="T98" style:family="text">
      <style:text-properties officeooo:rsid="004e9309"/>
    </style:style>
    <style:style style:name="T99" style:family="text">
      <style:text-properties officeooo:rsid="0050a4de"/>
    </style:style>
    <style:style style:name="T100" style:family="text">
      <style:text-properties officeooo:rsid="00528047"/>
    </style:style>
    <style:style style:name="T101" style:family="text">
      <style:text-properties officeooo:rsid="00609497"/>
    </style:style>
    <style:style style:name="T102" style:family="text">
      <style:text-properties officeooo:rsid="0063c6ad"/>
    </style:style>
    <style:style style:name="T103" style:family="text">
      <style:text-properties officeooo:rsid="00642854"/>
    </style:style>
    <style:style style:name="T104" style:family="text">
      <style:text-properties officeooo:rsid="00657e41"/>
    </style:style>
    <style:style style:name="T105" style:family="text">
      <style:text-properties officeooo:rsid="006ce8d1"/>
    </style:style>
    <style:style style:name="T106" style:family="text">
      <style:text-properties officeooo:rsid="0070305b"/>
    </style:style>
    <style:style style:name="T107" style:family="text">
      <style:text-properties officeooo:rsid="0071bbf1"/>
    </style:style>
    <style:style style:name="T108" style:family="text">
      <style:text-properties officeooo:rsid="007493a4"/>
    </style:style>
    <style:style style:name="T109" style:family="text">
      <style:text-properties officeooo:rsid="00755432"/>
    </style:style>
    <style:style style:name="T110" style:family="text">
      <style:text-properties officeooo:rsid="00769e2d"/>
    </style:style>
    <style:style style:name="T111" style:family="text">
      <style:text-properties officeooo:rsid="007c4f27"/>
    </style:style>
    <style:style style:name="T112" style:family="text">
      <style:text-properties officeooo:rsid="007d74fc"/>
    </style:style>
    <style:style style:name="T113" style:family="text">
      <style:text-properties officeooo:rsid="007f8bb8"/>
    </style:style>
    <style:style style:name="T114" style:family="text">
      <style:text-properties officeooo:rsid="0083e1d9"/>
    </style:style>
    <style:style style:name="T115" style:family="text">
      <style:text-properties officeooo:rsid="00850990"/>
    </style:style>
    <style:style style:name="T116" style:family="text">
      <style:text-properties officeooo:rsid="008a94b8"/>
    </style:style>
    <style:style style:name="T117" style:family="text">
      <style:text-properties officeooo:rsid="008f81d5"/>
    </style:style>
    <style:style style:name="T118" style:family="text">
      <style:text-properties officeooo:rsid="0090383c"/>
    </style:style>
    <style:style style:name="T119" style:family="text">
      <style:text-properties officeooo:rsid="00906614"/>
    </style:style>
    <style:style style:name="T120" style:family="text">
      <style:text-properties officeooo:rsid="0092682a"/>
    </style:style>
    <style:style style:name="T121" style:family="text">
      <style:text-properties officeooo:rsid="0094e241"/>
    </style:style>
    <style:style style:name="T122" style:family="text">
      <style:text-properties fo:color="#3333ff" fo:font-weight="bold" style:font-weight-asian="bold" style:font-weight-complex="bold"/>
    </style:style>
    <style:style style:name="T123" style:family="text">
      <style:text-properties fo:color="#006600"/>
    </style:style>
    <style:style style:name="T124" style:family="text">
      <style:text-properties fo:color="#006600" officeooo:rsid="0096cb45"/>
    </style:style>
    <style:style style:name="T125" style:family="text">
      <style:text-properties fo:color="#006600" officeooo:rsid="009ff88f"/>
    </style:style>
    <style:style style:name="T126" style:family="text">
      <style:text-properties fo:color="#006600" officeooo:rsid="00bdef78"/>
    </style:style>
    <style:style style:name="T127" style:family="text">
      <style:text-properties officeooo:rsid="00970452"/>
    </style:style>
    <style:style style:name="T128" style:family="text">
      <style:text-properties officeooo:rsid="0099270f"/>
    </style:style>
    <style:style style:name="T129" style:family="text">
      <style:text-properties officeooo:rsid="009b7576"/>
    </style:style>
    <style:style style:name="T130" style:family="text">
      <style:text-properties officeooo:rsid="009fedc1"/>
    </style:style>
    <style:style style:name="T131" style:family="text">
      <style:text-properties officeooo:rsid="009ff88f"/>
    </style:style>
    <style:style style:name="T132" style:family="text">
      <style:text-properties officeooo:rsid="00a18a4f"/>
    </style:style>
    <style:style style:name="T133" style:family="text">
      <style:text-properties officeooo:rsid="00a59e94"/>
    </style:style>
    <style:style style:name="T134" style:family="text">
      <style:text-properties officeooo:rsid="00ab8a8f"/>
    </style:style>
    <style:style style:name="T135" style:family="text">
      <style:text-properties officeooo:rsid="00add6fc"/>
    </style:style>
    <style:style style:name="T136" style:family="text">
      <style:text-properties officeooo:rsid="00b12d48"/>
    </style:style>
    <style:style style:name="T137" style:family="text">
      <style:text-properties officeooo:rsid="00b39b82"/>
    </style:style>
    <style:style style:name="T138" style:family="text">
      <style:text-properties officeooo:rsid="00b59e68"/>
    </style:style>
    <style:style style:name="T139" style:family="text">
      <style:text-properties officeooo:rsid="00b6aca7"/>
    </style:style>
    <style:style style:name="T140" style:family="text">
      <style:text-properties officeooo:rsid="00b8130d"/>
    </style:style>
    <style:style style:name="T141" style:family="text">
      <style:text-properties officeooo:rsid="00bc198f"/>
    </style:style>
    <style:style style:name="T142" style:family="text">
      <style:text-properties officeooo:rsid="00be86bb"/>
    </style:style>
    <style:style style:name="T143" style:family="text">
      <style:text-properties officeooo:rsid="00c760d2"/>
    </style:style>
    <style:style style:name="T144" style:family="text">
      <style:text-properties officeooo:rsid="00c8f6ab"/>
    </style:style>
    <style:style style:name="T145" style:family="text">
      <style:text-properties officeooo:rsid="00cac6da"/>
    </style:style>
    <style:style style:name="T146" style:family="text">
      <style:text-properties officeooo:rsid="00cdc97c"/>
    </style:style>
    <style:style style:name="T147" style:family="text">
      <style:text-properties officeooo:rsid="00d1da3e"/>
    </style:style>
    <style:style style:name="T148" style:family="text">
      <style:text-properties officeooo:rsid="00d281c0"/>
    </style:style>
    <style:style style:name="T149" style:family="text">
      <style:text-properties officeooo:rsid="00d5660a"/>
    </style:style>
    <style:style style:name="T150" style:family="text">
      <style:text-properties officeooo:rsid="00d65909"/>
    </style:style>
    <style:style style:name="T151" style:family="text">
      <style:text-properties officeooo:rsid="00d68537"/>
    </style:style>
    <style:style style:name="T152" style:family="text">
      <style:text-properties officeooo:rsid="00d77da5"/>
    </style:style>
    <style:style style:name="T153" style:family="text">
      <style:text-properties officeooo:rsid="00d89ca8"/>
    </style:style>
    <style:style style:name="T154" style:family="text">
      <style:text-properties officeooo:rsid="00db6143"/>
    </style:style>
    <style:style style:name="T155" style:family="text">
      <style:text-properties officeooo:rsid="00dbc1d7"/>
    </style:style>
    <style:style style:name="T156" style:family="text">
      <style:text-properties officeooo:rsid="00dbed7c"/>
    </style:style>
    <style:style style:name="T157" style:family="text">
      <style:text-properties officeooo:rsid="00df6717"/>
    </style:style>
    <style:style style:name="T158" style:family="text">
      <style:text-properties officeooo:rsid="00e162c5"/>
    </style:style>
    <style:style style:name="T159" style:family="text">
      <style:text-properties officeooo:rsid="00e5de6a"/>
    </style:style>
    <style:style style:name="T160" style:family="text">
      <style:text-properties officeooo:rsid="00e89dcc"/>
    </style:style>
    <style:style style:name="T161" style:family="text">
      <style:text-properties officeooo:rsid="00e8e4c5"/>
    </style:style>
    <style:style style:name="T162" style:family="text">
      <style:text-properties officeooo:rsid="00eb2a8f"/>
    </style:style>
    <style:style style:name="T163" style:family="text">
      <style:text-properties officeooo:rsid="00ec4355"/>
    </style:style>
    <style:style style:name="T164" style:family="text">
      <style:text-properties officeooo:rsid="00eccfc5"/>
    </style:style>
    <style:style style:name="T165" style:family="text">
      <style:text-properties officeooo:rsid="00ed9421"/>
    </style:style>
    <style:style style:name="T166" style:family="text">
      <style:text-properties officeooo:rsid="00f36b6e"/>
    </style:style>
    <style:style style:name="T167" style:family="text">
      <style:text-properties officeooo:rsid="00fab33d"/>
    </style:style>
    <style:style style:name="T168" style:family="text">
      <style:text-properties officeooo:rsid="00fe156b"/>
    </style:style>
    <style:style style:name="T169" style:family="text">
      <style:text-properties officeooo:rsid="00ffa81b"/>
    </style:style>
    <style:style style:name="T170" style:family="text">
      <style:text-properties officeooo:rsid="0103156f"/>
    </style:style>
    <style:style style:name="T171" style:family="text">
      <style:text-properties officeooo:rsid="0105214a"/>
    </style:style>
    <style:style style:name="T172" style:family="text">
      <style:text-properties officeooo:rsid="0105e3f6"/>
    </style:style>
    <style:style style:name="T173" style:family="text">
      <style:text-properties officeooo:rsid="010781a4"/>
    </style:style>
    <style:style style:name="T174" style:family="text">
      <style:text-properties officeooo:rsid="010975f0"/>
    </style:style>
    <style:style style:name="T175" style:family="text">
      <style:text-properties officeooo:rsid="010ff2b3"/>
    </style:style>
    <style:style style:name="T176" style:family="text">
      <style:text-properties style:font-style-asian="normal" style:font-style-complex="normal"/>
    </style:style>
    <style:style style:name="T177" style:family="text">
      <style:text-properties officeooo:rsid="0115fe70"/>
    </style:style>
    <style:style style:name="T178" style:family="text">
      <style:text-properties officeooo:rsid="0117d291"/>
    </style:style>
    <style:style style:name="T179" style:family="text">
      <style:text-properties officeooo:rsid="01189ba0"/>
    </style:style>
    <style:style style:name="T180" style:family="text">
      <style:text-properties officeooo:rsid="011acfbe"/>
    </style:style>
    <style:style style:name="T181" style:family="text">
      <style:text-properties officeooo:rsid="0123ce13"/>
    </style:style>
    <style:style style:name="T182" style:family="text">
      <style:text-properties officeooo:rsid="0124d521"/>
    </style:style>
    <style:style style:name="T183" style:family="text">
      <style:text-properties officeooo:rsid="0127cb9c"/>
    </style:style>
    <style:style style:name="T184" style:family="text">
      <style:text-properties officeooo:rsid="012adbf0"/>
    </style:style>
    <style:style style:name="T185" style:family="text">
      <style:text-properties officeooo:rsid="012c2484"/>
    </style:style>
    <style:style style:name="T186" style:family="text">
      <style:text-properties officeooo:rsid="012c5d70"/>
    </style:style>
    <style:style style:name="T187" style:family="text">
      <style:text-properties officeooo:rsid="012df959"/>
    </style:style>
    <style:style style:name="T188" style:family="text">
      <style:text-properties officeooo:rsid="0133e815"/>
    </style:style>
    <style:style style:name="T189" style:family="text">
      <style:text-properties officeooo:rsid="01356cbe"/>
    </style:style>
    <style:style style:name="T190" style:family="text">
      <style:text-properties officeooo:rsid="01395762"/>
    </style:style>
    <style:style style:name="T191" style:family="text">
      <style:text-properties officeooo:rsid="013ac92b"/>
    </style:style>
    <style:style style:name="T192" style:family="text">
      <style:text-properties officeooo:rsid="013bd1e5"/>
    </style:style>
    <style:style style:name="T193" style:family="text">
      <style:text-properties officeooo:rsid="013d0c63"/>
    </style:style>
    <style:style style:name="T194" style:family="text">
      <style:text-properties officeooo:rsid="01403f51"/>
    </style:style>
    <style:style style:name="T195" style:family="text">
      <style:text-properties officeooo:rsid="0144dd73"/>
    </style:style>
    <style:style style:name="T196" style:family="text">
      <style:text-properties officeooo:rsid="0146e0d0"/>
    </style:style>
    <style:style style:name="T197" style:family="text">
      <style:text-properties officeooo:rsid="014ea10c"/>
    </style:style>
    <style:style style:name="T198" style:family="text">
      <style:text-properties officeooo:rsid="01508dba"/>
    </style:style>
    <style:style style:name="T199" style:family="text">
      <style:text-properties officeooo:rsid="01518c59"/>
    </style:style>
    <style:style style:name="T200" style:family="text">
      <style:text-properties officeooo:rsid="01541617"/>
    </style:style>
    <style:style style:name="T201" style:family="text">
      <style:text-properties officeooo:rsid="0155b692"/>
    </style:style>
    <style:style style:name="T202" style:family="text">
      <style:text-properties officeooo:rsid="01565cd0"/>
    </style:style>
    <style:style style:name="T203" style:family="text">
      <style:text-properties officeooo:rsid="0158e9c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32790883400101085" text:style-name="Outline">
        <text:list-item>
          <text:h text:style-name="P314"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1">L<text:span text:style-name="T66">1</text:span></text:p>
          </table:table-cell>
          <table:table-cell table:style-name="Table1.A1" office:value-type="string">
            <text:p text:style-name="P281">Block<text:span text:style-name="T66">1</text:span></text:p>
          </table:table-cell>
          <table:table-cell table:style-name="Table1.A1" office:value-type="string">
            <text:p text:style-name="P282">.....</text:p>
          </table:table-cell>
          <table:table-cell table:style-name="Table1.A1" office:value-type="string">
            <text:p text:style-name="P281">L<text:span text:style-name="T66">n</text:span></text:p>
          </table:table-cell>
          <table:table-cell table:style-name="Table1.E1" office:value-type="string">
            <text:p text:style-name="P281">Block<text:span text:style-name="T66">n</text:span></text:p>
          </table:table-cell>
        </table:table-row>
      </table:table>
      <text:p text:style-name="P30"/>
      <text:p text:style-name="P30">Where:</text:p>
      <text:p text:style-name="P30"/>
      <text:list xml:id="list8027034139613216637" text:style-name="List_20_2">
        <text:list-item>
          <text:p text:style-name="P286">Block<text:span text:style-name="T66">1</text:span>, ..., Block<text:span text:style-name="T66">n </text:span>are separate blocks of data constituting the message</text:p>
        </text:list-item>
        <text:list-item>
          <text:p text:style-name="P286">L<text:span text:style-name="T66">1</text:span>, ..., L<text:span text:style-name="T66">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2">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207">public interface JPPFDataTransform {</text:p>
      <text:p text:style-name="P191"><text:s text:c="2"/>// Transform a block of data into another, transformed one.</text:p>
      <text:p text:style-name="P191"><text:s text:c="2"/>// This operation must be such that the result of unwrapping the data of the</text:p>
      <text:p text:style-name="P191"><text:s text:c="2"/>// destination must be the equal to the source data</text:p>
      <text:p text:style-name="P207"><text:s text:c="2"/>void wrap(InputStream source, OutputStream destination) throws Exception;</text:p>
      <text:p text:style-name="P207"/>
      <text:p text:style-name="P248"><text:span text:style-name="T77"><text:s text:c="2"/></text:span><text:span text:style-name="T24">// Transform a block of data into another, reverse-transformed one</text:span></text:p>
      <text:p text:style-name="P191"><text:s text:c="2"/>// This method is the reverse operation with regards to wrap()</text:p>
      <text:p text:style-name="P207"><text:s text:c="2"/>void unwrap(InputStream source, OutputStream destination) throws Exception;</text:p>
      <text:p text:style-name="P207">}</text:p>
      <text:p text:style-name="P30"/>
      <text:p text:style-name="P15"><text:span text:style-name="T77">One very important thing to note is that the sequential application of the </text:span><text:span text:style-name="Code_20_char"><text:span text:style-name="T77">wrap()</text:span></text:span><text:span text:style-name="T77"> and </text:span><text:span text:style-name="Code_20_char"><text:span text:style-name="T77">unwrap()</text:span></text:span><text:span text:style-name="T77"> methods </text:span>must return exactly the original data<text:span text:style-name="T77">.</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83">Here is our implementation of <text:span text:style-name="Code_20_char">JPPFDataTransform</text:span>:</text:p>
      <text:p text:style-name="P30"/>
      <text:p text:style-name="P204">// Data transform that uses the DES cyptographic algorithm with a 56 bits secret key</text:p>
      <text:p text:style-name="P248">public class SecureKeyCipherTransform implements JPPFDataTransform {</text:p>
      <text:p text:style-name="P248"><text:s text:c="2"/><text:span text:style-name="T23">// Secret (symetric) key used for encryption and decryption</text:span></text:p>
      <text:p text:style-name="P248"><text:s text:c="2"/>private static SecretKey secretKey = getSecretKey();</text:p>
      <text:p text:style-name="P248"/>
      <text:p text:style-name="P248"><text:s text:c="2"/><text:span text:style-name="T23">// Encrypt the data using streams</text:span></text:p>
      <text:p text:style-name="P269"><text:s text:c="2"/><text:span text:style-name="T163">@Override</text:span></text:p>
      <text:p text:style-name="P269"><text:span text:style-name="T163"><text:s text:c="2"/></text:span>public void wrap(InputStream source, OutputStream dest) throws Exception {</text:p>
      <text:p text:style-name="P248"><text:s text:c="4"/><text:span text:style-name="T23">// create a cipher instance</text:span></text:p>
      <text:p text:style-name="P248"><text:s text:c="4"/>Cipher cipher = Cipher.getInstance(Helper.getTransformation());</text:p>
      <text:p text:style-name="P248"><text:s text:c="4"/><text:span text:style-name="T23">// initialize the cipher with the key stored in the secured keystore</text:span></text:p>
      <text:p text:style-name="P248"><text:s text:c="4"/>cipher.init(Cipher.WRAP_MODE, getSecretKey());</text:p>
      <text:p text:style-name="P248"><text:s text:c="4"/><text:span text:style-name="T23">// generate a new key that we will use to encrypt the data</text:span></text:p>
      <text:p text:style-name="P248"><text:s text:c="4"/>SecretKey key = generateKey();</text:p>
      <text:p text:style-name="P248"><text:s text:c="4"/><text:span text:style-name="T23">// encrypt the new key, using the secret key found in the keystore</text:span></text:p>
      <text:p text:style-name="P248"><text:s text:c="4"/>byte[] keyBytes = cipher.wrap(key);</text:p>
      <text:p text:style-name="P248"><text:s text:c="4"/><text:span text:style-name="T23">// now we write the encrypted key before the data</text:span></text:p>
      <text:p text:style-name="P248"><text:s text:c="4"/>DataOutputStream dos = new DataOutputStream(dest);</text:p>
      <text:p text:style-name="P248"><text:s text:c="4"/>dos.writeInt(keyBytes.length);</text:p>
      <text:p text:style-name="P248"><text:s text:c="4"/>dos.write(keyBytes);</text:p>
      <text:p text:style-name="P248"/>
      <text:p text:style-name="P248"><text:s text:c="4"/><text:span text:style-name="T23">// get a new cipher for the actual encryption</text:span></text:p>
      <text:p text:style-name="P248"><text:s text:c="4"/>cipher = Cipher.getInstance(Helper.getTransformation());</text:p>
      <text:p text:style-name="P248"><text:s text:c="4"/><text:span text:style-name="T23">// init the cipher in encryption mode</text:span></text:p>
      <text:p text:style-name="P248"><text:s text:c="4"/>cipher.init(Cipher.ENCRYPT_MODE, key);</text:p>
      <text:p text:style-name="P248"><text:s text:c="4"/><text:span text:style-name="T23">// obtain a cipher output stream</text:span></text:p>
      <text:p text:style-name="P248"><text:s text:c="4"/>CipherOutputStream cos = new CipherOutputStream(dest, cipher);</text:p>
      <text:p text:style-name="P248"><text:s text:c="4"/><text:span text:style-name="T23">// finally, encrypt the data using the new key</text:span></text:p>
      <text:p text:style-name="P248"><text:s text:c="4"/>transform(source, cos);</text:p>
      <text:p text:style-name="P248"><text:s text:c="4"/>cos.close();</text:p>
      <text:p text:style-name="P248"><text:s text:c="2"/>}</text:p>
      <text:p text:style-name="P248"/>
      <text:p text:style-name="P248"><text:s text:c="2"/><text:span text:style-name="T23">// Decrypt the data</text:span></text:p>
      <text:p text:style-name="P269"><text:s text:c="2"/><text:span text:style-name="T163">@Override</text:span></text:p>
      <text:p text:style-name="P269"><text:span text:style-name="T163"><text:s text:c="2"/></text:span>public void unwrap(InputStream source, OutputStream dest) throws Exception {</text:p>
      <text:p text:style-name="P248"><text:s text:c="4"/><text:span text:style-name="T23">// start by reading the secret key to use to decrypt the data</text:span></text:p>
      <text:p text:style-name="P248"><text:s text:c="4"/>DataInputStream dis = new DataInputStream(source);</text:p>
      <text:p text:style-name="P248"><text:s text:c="4"/><text:span text:style-name="T23">// read the length of the key, </text:span><text:span text:style-name="T55">then the key itself</text:span></text:p>
      <text:p text:style-name="P248"><text:s text:c="4"/>int keyLength = dis.readInt();</text:p>
      <text:p text:style-name="P248"><text:s text:c="4"/>byte[] keyBytes = new byte[keyLength];</text:p>
      <text:p text:style-name="P248"><text:s text:c="4"/>dis.read(keyBytes);</text:p>
      <text:p text:style-name="P248"><text:s text:c="4"/><text:span text:style-name="T23">// decrypt the key using the initial key stored in the keystore</text:span></text:p>
      <text:p text:style-name="P248"><text:s text:c="4"/>Cipher cipher = Cipher.getInstance(Helper.getTransformation());</text:p>
      <text:p text:style-name="P248"><text:s text:c="4"/>cipher.init(Cipher.UNWRAP_MODE, getSecretKey());</text:p>
      <text:p text:style-name="P248"><text:s text:c="4"/>SecretKey key = (SecretKey) cipher.unwrap(</text:p>
      <text:p text:style-name="P248"><text:s text:c="6"/>keyBytes, Helper.getAlgorithm(), Cipher.SECRET_KEY);</text:p>
      <text:p text:style-name="P248"/>
      <text:p text:style-name="P248"><text:s text:c="4"/><text:span text:style-name="T23">// get a new cipher for the actual decryption</text:span></text:p>
      <text:p text:style-name="P248"><text:s text:c="4"/>cipher = Cipher.getInstance(Helper.getTransformation());</text:p>
      <text:p text:style-name="P248"><text:s text:c="4"/>cipher.init(Cipher.DECRYPT_MODE, key);</text:p>
      <text:p text:style-name="P268"><text:s text:c="4"/><text:span text:style-name="T23">// obtain a cipher input stream </text:span><text:span text:style-name="T56">and decrypt the data using the new key</text:span></text:p>
      <text:p text:style-name="P248"><text:s text:c="4"/>CipherInputStream cis = new CipherInputStream(source, cipher);</text:p>
      <text:p text:style-name="P248"><text:s text:c="4"/>transform(cis, dest);</text:p>
      <text:p text:style-name="P248"><text:s text:c="4"/>cis.close();</text:p>
      <text:p text:style-name="P248"><text:s text:c="2"/>}</text:p>
      <text:p text:style-name="P248"/>
      <text:p text:style-name="P248"><text:s text:c="2"/><text:span text:style-name="T23">// Generate a secret key</text:span></text:p>
      <text:p text:style-name="P248"><text:s text:c="2"/>private SecretKey generateKey() throws Exception {</text:p>
      <text:p text:style-name="P267"><text:s text:c="4"/>return KeyGenerator.getInstance(Helper.getAlgorithm()).generateKey();</text:p>
      <text:p text:style-name="P248"><text:s text:c="2"/>}</text:p>
      <text:p text:style-name="P248"/>
      <text:p text:style-name="P248"><text:s text:c="2"/><text:span text:style-name="T23">// Transform the specified input source and write it to the specified destination</text:span></text:p>
      <text:p text:style-name="P248"><text:s text:c="2"/>private void transform(InputStream source, OutputStream dest) throws Exception {</text:p>
      <text:p text:style-name="P248"><text:s text:c="4"/>byte[] buffer = new byte[8192];</text:p>
      <text:p text:style-name="P248"><text:s text:c="4"/><text:span text:style-name="T162">int n;</text:span></text:p>
      <text:p text:style-name="P267"><text:s text:c="4"/>while (<text:span text:style-name="T162">(n = source.read(buffer)) &gt; 0</text:span>) destination.write(buffer, 0, n);</text:p>
      <text:p text:style-name="P248"><text:s text:c="2"/>}</text:p>
      <text:p text:style-name="P248"><text:soft-page-break/></text:p>
      <text:p text:style-name="P248"><text:s text:c="2"/><text:span text:style-name="T23">// Get the secret key used for encryption/decryption</text:span></text:p>
      <text:p text:style-name="P248"><text:s text:c="2"/>private static synchronized SecretKey getSecretKey() {</text:p>
      <text:p text:style-name="P248"><text:s text:c="4"/>if (secretKey == null) {</text:p>
      <text:p text:style-name="P248"><text:s text:c="6"/>try {</text:p>
      <text:p text:style-name="P248"><text:s text:c="8"/><text:span text:style-name="T23">// get the keystore password</text:span></text:p>
      <text:p text:style-name="P248"><text:s text:c="8"/>char[] password = Helper.getPassword();</text:p>
      <text:p text:style-name="P248"><text:s text:c="8"/>ClassLoader cl = SecureKeyCipherTransform.class.getClassLoader();</text:p>
      <text:p text:style-name="P248"><text:s text:c="8"/>InputStream is = cl.getResourceAsStream(</text:p>
      <text:p text:style-name="P248"><text:s text:c="10"/>Helper.getKeystoreFolder() + Helper.getKeystoreFilename());</text:p>
      <text:p text:style-name="P248"><text:s text:c="8"/>KeyStore ks = KeyStore.getInstance(Helper.getProvider());</text:p>
      <text:p text:style-name="P248"><text:s text:c="8"/><text:span text:style-name="T23">// load the keystore</text:span></text:p>
      <text:p text:style-name="P248"><text:s text:c="8"/>ks.load(is, password);</text:p>
      <text:p text:style-name="P248"><text:s text:c="8"/><text:span text:style-name="T23">// get the secret key from the keystore</text:span></text:p>
      <text:p text:style-name="P248"><text:s text:c="8"/>secretKey = (SecretKey) ks.getKey(Helper.getKeyAlias(), password);</text:p>
      <text:p text:style-name="P248"><text:s text:c="6"/>} catch(Exception e) {</text:p>
      <text:p text:style-name="P248"><text:s text:c="8"/>e.printStackTrace();</text:p>
      <text:p text:style-name="P248"><text:s text:c="6"/>}</text:p>
      <text:p text:style-name="P248"><text:s text:c="4"/>}</text:p>
      <text:p text:style-name="P248"><text:s text:c="4"/>return secretKey;</text:p>
      <text:p text:style-name="P248"><text:s text:c="2"/>}</text:p>
      <text:p text:style-name="P248">}</text:p>
      <text:p text:style-name="P111"/>
      <text:p text:style-name="P21">Step 2: deploy the data transform implementation</text:p>
      <text:p text:style-name="P30"/>
      <text:p text:style-name="P30">The implementation code and related resources must be deployed in the class path of <text:span text:style-name="T17">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48"><text:s text:c="2"/>jppf.data.transform.class = &lt;<text:span text:style-name="T12">fully qualified name of implementation class</text:span>&gt;</text:p>
      <text:p text:style-name="P28"/>
      <text:p text:style-name="P28">In our example it would be:</text:p>
      <text:p text:style-name="P28"/>
      <text:p text:style-name="P209"><text:s text:c="2"/>jppf.data.transform.class = org.jppf.example.dataencryption.SecureKeyCipherTransform</text:p>
      <text:p text:style-name="P15"/>
      <text:list xml:id="list150018957750803" text:continue-list="list3432790883400101085" text:style-name="Outline">
        <text:list-item>
          <text:list>
            <text:list-item>
              <text:list>
                <text:list-item>
                  <text:h text:style-name="P317" text:outline-level="3"><text:span text:style-name="T89">A</text:span>lternate <text:span text:style-name="T89">serialization schemes</text:span></text:h>
                </text:list-item>
              </text:list>
            </text:list-item>
          </text:list>
        </text:list-item>
      </text:list>
      <text:p text:style-name="P30"><text:span text:style-name="T89">Throughout its implementation, </text:span>JPPF performs objects transport and associated serialization by the means of <text:span text:style-name="T89">a single interface: </text:span><text:a xlink:type="simple" xlink:href="http://www.jppf.org/javadoc/5.2/index.html?org/jppf/serialization/JPPFSerialization.html" text:style-name="Internet_20_link" text:visited-style-name="Visited_20_Internet_20_Link"><text:span text:style-name="T89">JPPFSerialization</text:span></text:a>. <text:span text:style-name="T89">By configuring a specific implementation of this interface, you can change the way object serialization and deserialization are performed in a JPPF grid.</text:span></text:p>
      <text:p text:style-name="P31"/>
      <text:p text:style-name="P21"><text:span text:style-name="T64">Note </text:span><text:span text:style-name="T65">1</text:span><text:span text:style-name="T89">: </text:span><text:span text:style-name="T20">when </text:span><text:span text:style-name="T21">an </text:span><text:span text:style-name="T20">alternate </text:span><text:span text:style-name="T21">serialization scheme is</text:span><text:span text:style-name="T20"> <text:s/>specified, </text:span><text:span text:style-name="T21">it</text:span><text:span text:style-name="T20"> must be used by all JPPF clients, servers and nodes, otherwise JPPF will not work. The implementation class must also be present in the classpath of all JPPF components.</text:span></text:p>
      <text:p text:style-name="P52"/>
      <text:p text:style-name="P21"><text:span text:style-name="T72">Note </text:span><text:span text:style-name="T73">2</text:span><text:span text:style-name="T74">: </text:span><text:span text:style-name="T22">to the difference of JPPF 3.x and earlier versions, serialization schemes now also apply to objects passed via the management APIs</text:span><text:span text:style-name="T20">. </text:span><text:span text:style-name="T22">This implies that the nodes must always have the JMXMP protocol library (jmxremote_optional-1.0_01-ea.jar) in their classpath.</text:span></text:p>
      <text:list xml:id="list15001896158672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1"><text:span text:style-name="T90">To create a new serialization scheme, you simply need to implement </text:span><text:a xlink:type="simple" xlink:href="http://www.jppf.org/javadoc/5.2/index.html?org/jppf/serialization/JPPFSerialization.html" text:style-name="Internet_20_link" text:visited-style-name="Visited_20_Internet_20_Link"><text:span text:style-name="T78">JPPFSerialization</text:span></text:a><text:span text:style-name="T90">, defined as follows:</text:span></text:p>
      <text:p text:style-name="P75"/>
      <text:p text:style-name="P219">public interface JPPFSerialization {</text:p>
      <text:p text:style-name="P248"><text:span text:style-name="T90"><text:s text:c="2"/></text:span><text:span text:style-name="T30">// Serialize an object into the specified output stream</text:span></text:p>
      <text:p text:style-name="P219"><text:s text:c="2"/>void serialize(Object o, OutputStream os) throws Exception;</text:p>
      <text:p text:style-name="P219"><text:s text:c="2"/></text:p>
      <text:p text:style-name="P248"><text:span text:style-name="T90"><text:s text:c="2"/></text:span><text:span text:style-name="T30">// Deserialize an object from the specified input stream</text:span></text:p>
      <text:p text:style-name="P219"><text:s text:c="2"/>Object deserialize(InputStream is) throws Exception;</text:p>
      <text:p text:style-name="P219">}</text:p>
      <text:p text:style-name="P75"/>
      <text:p text:style-name="P75">For example, we could wrap the default Java serialization into a serialization scheme as follows:</text:p>
      <text:p text:style-name="P75"/>
      <text:p text:style-name="P219">public class DefaultJavaSerialization implements JPPFSerialization {</text:p>
      <text:p text:style-name="P219"><text:s text:c="2"/>@Override</text:p>
      <text:p text:style-name="P219"><text:s text:c="2"/>public void serialize(final Object o, final OutputStream os) throws Exception {</text:p>
      <text:p text:style-name="P219"><text:s text:c="4"/>new ObjectOutputStream(os).writeObject(o);</text:p>
      <text:p text:style-name="P219"><text:s text:c="2"/>}</text:p>
      <text:p text:style-name="P219"/>
      <text:p text:style-name="P219"><text:s text:c="2"/>@Override</text:p>
      <text:p text:style-name="P219"><text:s text:c="2"/>public Object deserialize(final InputStream is) throws Exception {</text:p>
      <text:p text:style-name="P219"><text:s text:c="4"/>return new ObjectInputStream(is).readObject();</text:p>
      <text:p text:style-name="P219"><text:s text:c="2"/>}</text:p>
      <text:p text:style-name="P219">}</text:p>
      <text:list xml:id="list150017725674222" text:continue-numbering="true" text:style-name="Outline">
        <text:list-item>
          <text:list>
            <text:list-item>
              <text:list>
                <text:list-item>
                  <text:list>
                    <text:list-item>
                      <text:h text:style-name="Heading_20_4" text:outline-level="4">Specifying the <text:span text:style-name="T89">JPPFSerialization</text:span> implementation class</text:h>
                    </text:list-item>
                  </text:list>
                </text:list-item>
              </text:list>
            </text:list-item>
          </text:list>
        </text:list-item>
      </text:list>
      <text:p text:style-name="P28">This is done in the JPPF configuration file, by adding th<text:span text:style-name="T89">is</text:span> propert<text:span text:style-name="T89">y</text:span>:</text:p>
      <text:p text:style-name="P28"/>
      <text:p text:style-name="P248"><text:span text:style-name="T23"># </text:span><text:span text:style-name="T29">Define the implementation of the JPPF serialization scheme</text:span></text:p>
      <text:p text:style-name="P220">jppf.object.serialization.class = my_package.MyJPPFSerialization</text:p>
      <text:p text:style-name="P76"/>
      <text:p text:style-name="P111"><text:span text:style-name="T89">Where </text:span><text:span text:style-name="T14">my_package.MyJPPFSerialization</text:span><text:span text:style-name="T89"> implements the interface </text:span><text:a xlink:type="simple" xlink:href="http://www.jppf.org/javadoc/5.2/index.html?org/jppf/serialization/JPPFSerialization.html" text:style-name="Internet_20_link" text:visited-style-name="Visited_20_Internet_20_Link"><text:span text:style-name="T78">JPPFSerialization</text:span></text:a><text:span text:style-name="T89">.</text:span></text:p>
      <text:list xml:id="list150018496956822" text:continue-numbering="true" text:style-name="Outline">
        <text:list-item>
          <text:list>
            <text:list-item>
              <text:list>
                <text:list-item>
                  <text:list>
                    <text:list-item>
                      <text:h text:style-name="P321"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1">The corresponding implementation class is </text:span><text:a xlink:type="simple" xlink:href="http://www.jppf.org/javadoc/5.2/index.html?org/jppf/serialization/DefaultJavaSerialization.html" text:style-name="Internet_20_link" text:visited-style-name="Visited_20_Internet_20_Link"><text:span text:style-name="T91">DefaultJavaSerialization</text:span></text:a><text:span text:style-name="T91">.</text:span></text:p>
      <text:list xml:id="list150018087729134" text:continue-numbering="true" text:style-name="Outline">
        <text:list-item>
          <text:list>
            <text:list-item>
              <text:list>
                <text:list-item>
                  <text:list>
                    <text:list-item>
                      <text:h text:style-name="P321"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2">it enables the serialization of classes that do not implement </text:span><text:a xlink:type="simple" xlink:href="http://docs.oracle.com/javase/7/docs/api/index.html?java/io/Serializable.html" text:style-name="Internet_20_link" text:visited-style-name="Visited_20_Internet_20_Link"><text:span text:style-name="T12">java.io.Serializable</text:span></text:a><text:span text:style-name="T12"> nor </text:span><text:a xlink:type="simple" xlink:href="http://docs.oracle.com/javase/7/docs/api/index.html?java/io/Externalizable.html" text:style-name="Internet_20_link" text:visited-style-name="Visited_20_Internet_20_Link"><text:span text:style-name="T12">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83">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7">This implementation </text:span><text:span text:style-name="T79">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204"># configure the object stream builder implementation</text:p>
      <text:p text:style-name="P220">jppf.object.serialization.class = org.jppf.serialization.DefaultJPPFSerialization</text:p>
      <text:list xml:id="list150018633384941" text:continue-numbering="true" text:style-name="Outline">
        <text:list-item>
          <text:list>
            <text:list-item>
              <text:list>
                <text:list-item>
                  <text:list>
                    <text:list-item>
                      <text:h text:style-name="P321" text:outline-level="4">XStream-based serialization</text:h>
                    </text:list-item>
                  </text:list>
                </text:list-item>
              </text:list>
            </text:list-item>
          </text:list>
        </text:list-item>
      </text:list>
      <text:p text:style-name="P28"><text:span text:style-name="T67">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7">Xstream</text:span></text:a><text:a xlink:type="simple" xlink:href="http://www.jppf.org/javadoc/5.2/index.html?org/jppf/serialization/XstreamSerialization.html" text:style-name="Internet_20_link" text:visited-style-name="Visited_20_Internet_20_Link"><text:span text:style-name="T68">Serialization</text:span></text:a><text:span text:style-name="T67">. To use it, simply specify:</text:span></text:p>
      <text:p text:style-name="P51"/>
      <text:p text:style-name="P248"><text:s text:c="2"/><text:span text:style-name="T23"># configure the object stream builder implementation</text:span></text:p>
      <text:p text:style-name="P248"><text:span text:style-name="Code_20_char"><text:span text:style-name="T67"><text:s text:c="2"/>jppf.object.stream.builder = org.jppf.serialization.Xstream</text:span></text:span><text:span text:style-name="Code_20_char"><text:span text:style-name="T68">Serialization</text:span></text:span></text:p>
      <text:p text:style-name="P51"/>
      <text:p text:style-name="P51">in the JPPF configuration files. </text:p>
      <text:p text:style-name="P51"/>
      <text:p text:style-name="P28"><text:span text:style-name="T67">You will also need the XStream 1.3 (or later) jar file and the xpp3 jar file available in the </text:span><text:a xlink:type="simple" xlink:href="http://xstream.codehaus.org/" text:style-name="Internet_20_link" text:visited-style-name="Visited_20_Internet_20_Link"><text:span text:style-name="T67">XStream</text:span></text:a><text:span text:style-name="T67"> distribution</text:span></text:p>
      <text:list xml:id="list150017609100536" text:continue-numbering="true" text:style-name="Outline">
        <text:list-item>
          <text:list>
            <text:list-item>
              <text:list>
                <text:list-item>
                  <text:list>
                    <text:list-item>
                      <text:h text:style-name="P322" text:outline-level="4">Kryo serialization sample</text:h>
                    </text:list-item>
                  </text:list>
                </text:list-item>
              </text:list>
            </text:list-item>
          </text:list>
        </text:list-item>
      </text:list>
      <text:p text:style-name="P53"><text:span text:style-name="T92">The </text:span><text:a xlink:type="simple" xlink:href="http://www.jppf.org/samples-pack/KryoSerializer/Readme.php" text:style-name="Internet_20_link" text:visited-style-name="Visited_20_Internet_20_Link"><text:span text:style-name="T92">Kryo serialization sample</text:span></text:a><text:span text:style-name="T92"> provides an implementation of JPPFSerialization which uses the </text:span><text:a xlink:type="simple" xlink:href="http://code.google.com/p/kryo/" text:style-name="Internet_20_link" text:visited-style-name="Visited_20_Internet_20_Link"><text:span text:style-name="T92">Kryo</text:span></text:a><text:span text:style-name="T92"> library for serializing and deserializing Java objects.</text:span></text:p>
      <text:p text:style-name="P53"/>
      <text:list xml:id="list150018559765721" text:continue-numbering="true" text:style-name="Outline">
        <text:list-item>
          <text:list>
            <text:list-item>
              <text:list>
                <text:list-item>
                  <text:h text:style-name="P317" text:outline-level="3">Composite serialization</text:h>
                </text:list-item>
              </text:list>
            </text:list-item>
          </text:list>
        </text:list-item>
      </text:list>
      <text:p text:style-name="P55">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5"/>
      <text:p text:style-name="P55">To implement such a transformation, you will need to <text:span text:style-name="T168">create</text:span> a class which <text:span text:style-name="T167">extends the abstract class </text:span><text:a xlink:type="simple" xlink:href="http://www.jppf.org/javadoc/5.2/index.html?org/jppf/serialization/JPPFCompositeSerialization.html" text:style-name="Internet_20_link" text:visited-style-name="Visited_20_Internet_20_Link"><text:span text:style-name="T167">JPPFCompositeSerialization</text:span></text:a><text:span text:style-name="T167">, defined as follows:</text:span></text:p>
      <text:p text:style-name="P54"/>
      <text:p text:style-name="Code_20_block">public abstract class JPPFCompositeSerialization implements JPPFSerialization {</text:p>
      <text:p text:style-name="Code_20_block"><text:s text:c="2"/><text:span text:style-name="T23">// Get the concrete serialization to delegate to</text:span></text:p>
      <text:p text:style-name="Code_20_block"><text:s text:c="2"/>public final JPPFSerialization getDelegate()</text:p>
      <text:p text:style-name="Code_20_block"/>
      <text:p text:style-name="Code_20_block"><text:s text:c="2"/><text:span text:style-name="T23">// Get the case-insensitive unique name given to this composite serialization</text:span></text:p>
      <text:p text:style-name="Code_20_block"><text:s text:c="2"/>public abstract String getName();</text:p>
      <text:p text:style-name="Code_20_block">}</text:p>
      <text:p text:style-name="P56"/>
      <text:p text:style-name="P56"><text:span text:style-name="T169">T</text:span>his design <text:span text:style-name="T169">makes</text:span> it is possible to define a chain of <text:span text:style-name="T169">transformations on top of a concrete </text:span><text:a xlink:type="simple" xlink:href="http://www.jppf.org/javadoc/5.2/index.html?org/jppf/serialization/JPPFSerialization.html" text:style-name="Internet_20_link" text:visited-style-name="Visited_20_Internet_20_Link"><text:span text:style-name="T169">JPPFSerialization</text:span></text:a><text:span text:style-name="T169">. To this effect, the </text:span><text:span text:style-name="Code_20_char"><text:span text:style-name="T169">getDelegate()</text:span></text:span><text:span text:style-name="T169"> method provides a reference to the next transformation or serialization in the chain.</text:span></text:p>
      <text:p text:style-name="P56"/>
      <text:p text:style-name="P57">The <text:span text:style-name="Code_20_char">getName()</text:span> method assigns a unique, case-insensitive name to the define<text:span text:style-name="T173">d</text:span> transformation. If two transformations have the same name, the last one will override the first, which will then be unavailable.</text:p>
      <text:p text:style-name="P56"/>
      <text:p text:style-name="P57">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7"/>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72"><text:s text:c="4"/>try {</text:p>
      <text:p text:style-name="Code_20_block"><text:s text:c="6"/><text:span text:style-name="T23">// </text:span><text:span text:style-name="T59">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73"><text:s text:c="6"/><text:span text:style-name="T23">// </text:span><text:span text:style-name="T59">delegate to the next (composite) </text:span><text:span text:style-name="T60">de</text:span><text:span text:style-name="T59">serialization in the chain</text:span></text:p>
      <text:p text:style-name="P273"><text:s text:c="6"/>return getDelegate().deserialize(zlibis);</text:p>
      <text:p text:style-name="Code_20_block"><text:s text:c="4"/>} finally {</text:p>
      <text:p text:style-name="Code_20_block"><text:s text:c="6"/>in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7"/>
      <text:p text:style-name="P58">Composite serializations are made available to JPPF via the service provider interface (SPI):</text:p>
      <text:p text:style-name="P58"/>
      <text:list xml:id="list150016980515884" text:continue-list="list8027034139613216637" text:style-name="List_20_2">
        <text:list-item>
          <text:p text:style-name="P297"><text:span text:style-name="T75">in your source folder create the file </text:span><text:span text:style-name="T76">META-INF/services/</text:span><text:span text:style-name="T1">org.jppf.serialization.JPPFCompositeSerialization</text:span></text:p>
        </text:list-item>
        <text:list-item>
          <text:p text:style-name="P287">in this file add, for each of your composite serialization implementations, its fully qualified class name, for instance:</text:p>
        </text:list-item>
      </text:list>
      <text:p text:style-name="Code_20_block">com.my.company.MyCompositeSerialization</text:p>
      <text:list xml:id="list150017523880442" text:continue-numbering="true" text:style-name="List_20_2">
        <text:list-item>
          <text:p text:style-name="P287">ensure that the code of your implementations is added to the classpath of the JPPF nodes, drivers and clients.</text:p>
        </text:list-item>
      </text:list>
      <text:p text:style-name="P32"/>
      <text:p text:style-name="P166">Notes:</text:p>
      <text:p text:style-name="P32"/>
      <text:p text:style-name="P32"><text:span text:style-name="T17">1. Each concrete subclass of </text:span><text:a xlink:type="simple" xlink:href="http://www.jppf.org/javadoc/5.2/index.html?org/jppf/serialization/JPPFCompositeSerialization.html" text:style-name="Internet_20_link" text:visited-style-name="Visited_20_Internet_20_Link"><text:span text:style-name="T19">JPPFCompositeSerialization</text:span></text:a><text:span text:style-name="T17"> must have an implicit or explicit no-args constructor</text:span></text:p>
      <text:p text:style-name="P167">2. All JPPF bui<text:span text:style-name="T170">l</text:span>t-in serializations are defined with the very same mechanism</text:p>
      <text:p text:style-name="P32"/>
      <text:p text:style-name="P184">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50017550226903" text:continue-numbering="true" text:style-name="List_20_2">
        <text:list-item>
          <text:p text:style-name="P288">each <text:span text:style-name="T12">nameX</text:span> is the name assigned to a composite serialization</text:p>
        </text:list-item>
        <text:list-item>
          <text:p text:style-name="P288"><text:span text:style-name="T12">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9">previous section</text:span></text:a>.</text:p>
        </text:list-item>
      </text:list>
      <text:p text:style-name="P33"/>
      <text:p text:style-name="P33">For instance, to use ZLIB compression on top of the pre<text:span text:style-name="T174">d</text:span>e<text:span text:style-name="T174">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190"># ZLIB compression on top of JPPF serialization</text:p>
      <text:p text:style-name="Code_20_block">jppf.object.serialization.class = ZLIB org.jppf.serialization.DefaultJPPFSerialization</text:p>
      <text:p text:style-name="P32"/>
      <text:p text:style-name="P25">Built-in composite s<text:span text:style-name="T172">e</text:span>rializations:</text:p>
      <text:p text:style-name="P34"/>
      <text:list xml:id="list150017242747216" text:continue-numbering="true" text:style-name="List_20_2">
        <text:list-item>
          <text:p text:style-name="P289"><text:a xlink:type="simple" xlink:href="http://www.jppf.org/javadoc/5.2/index.html?org/jppf/serialization/ZLIBSerialization.html" text:style-name="Internet_20_link" text:visited-style-name="Visited_20_Internet_20_Link"><text:span text:style-name="T70">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89"><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1">has</text:span> a smaller compression rate.</text:p>
        </text:list-item>
      </text:list>
      <text:p text:style-name="P32"/>
      <text:p text:style-name="P32"/>
      <text:list xml:id="list150018537645995" text:continue-list="list150018559765721" text:style-name="Outline">
        <text:list-item>
          <text:list>
            <text:list-item>
              <text:list>
                <text:list-item>
                  <text:h text:style-name="P317"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50018665806764"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80"><text:s text:c="2"/><text:span text:style-name="T23">// </text:span><text:span text:style-name="T61">The list of interceptors loaded via the Service Provider Interface</text:span></text:p>
      <text:p text:style-name="P280"><text:s text:c="2"/><text:span text:style-name="T194">List&lt;NetworkConnectionInterceptor&gt; INTERCEPTORS</text:span>;</text:p>
      <text:p text:style-name="P280"><text:s text:c="2"/><text:span text:style-name="T23">// Called when a Socket is accepted by a ServerSocket</text:span></text:p>
      <text:p text:style-name="P276"><text:s text:c="2"/><text:span text:style-name="T23">// on the server side of a connection</text:span></text:p>
      <text:p text:style-name="Code_20_block"><text:s text:c="2"/>boolean onAccept(Socket acceptedSocket);</text:p>
      <text:p text:style-name="P276"><text:s text:c="2"/><text:span text:style-name="T23">// Called when a SocketChannel is accepted by a ServerSocketChannel</text:span></text:p>
      <text:p text:style-name="P276"><text:s text:c="2"/><text:span text:style-name="T23">// on the server side of a connection</text:span></text:p>
      <text:p text:style-name="Code_20_block"><text:s text:c="2"/>boolean onAccept(SocketChannel acceptedChannel);</text:p>
      <text:p text:style-name="Code_20_block"><text:s text:c="2"/><text:span text:style-name="T23">// Called when a Socket is connected on the client side of a connection</text:span></text:p>
      <text:p text:style-name="Code_20_block"><text:s text:c="2"/>boolean onConnect(Socket connectedSocket);</text:p>
      <text:p text:style-name="Code_20_block"><text:s text:c="2"/><text:span text:style-name="T23">//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2">The JPPF driver makes sure they are configured in </text:span><text:span text:style-name="T11">blocking mode</text:span><text:span text:style-name="T182"> before passing them to an interceptor.</text:span></text:p>
      <text:p text:style-name="P36"/>
      <text:p text:style-name="P37"><text:span text:style-name="T202">S</text:span>emantic<text:span text:style-name="T202">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7">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81">Socket</text:span></text:a> and <text:a xlink:type="simple" xlink:href="http://docs.oracle.com/javase/7/docs/api/index.html?java/nio/channels/SocketChannel.html" text:style-name="Internet_20_link" text:visited-style-name="Visited_20_Internet_20_Link"><text:span text:style-name="T181">SocketChannel</text:span></text:a> use very different APIs for I/O reads and writes. <text:span text:style-name="T200">However, when a </text:span><text:span text:style-name="Code_20_char"><text:span text:style-name="T200">SocketChannel</text:span></text:span><text:span text:style-name="T200"> is configured in blocking mode, it is possible to work directly with the underlying </text:span><text:span text:style-name="Code_20_char"><text:span text:style-name="T200">Socket</text:span></text:span><text:span text:style-name="T200"> via a prior call to </text:span><text:span text:style-name="Code_20_char"><text:span text:style-name="T200">SocketChannel.socket()</text:span></text:span><text:span text:style-name="T200">. Consequently, you could write your interceptor like this:</text:span></text:p>
      <text:p text:style-name="P39"/>
      <text:p text:style-name="Code_20_block">public class MyInterceptor implements NetworkConnectionInterceptor {</text:p>
      <text:p text:style-name="P278"><text:s text:c="2"/>@Override</text:p>
      <text:p text:style-name="P278"><text:s text:c="2"/>public boolean onAccept(Socket <text:span text:style-name="T201">acceptedS</text:span>ocket) {</text:p>
      <text:p text:style-name="P319"><text:s text:c="4"/><text:span text:style-name="T23">// do the job ...</text:span></text:p>
      <text:p text:style-name="P319"><text:s text:c="4"/><text:span text:style-name="T189">return ...;</text:span></text:p>
      <text:p text:style-name="P319"><text:s text:c="2"/>}</text:p>
      <text:p text:style-name="Code_20_block"/>
      <text:p text:style-name="P319"><text:s text:c="2"/>@Override</text:p>
      <text:p text:style-name="P319"><text:s text:c="2"/>public boolean onConnect(Socket connectedSocket) {</text:p>
      <text:p text:style-name="P319"><text:s text:c="4"/><text:span text:style-name="T23">// do the job ...</text:span></text:p>
      <text:p text:style-name="P319"><text:s text:c="4"/><text:span text:style-name="T189">return ...;</text:span></text:p>
      <text:p text:style-name="P319"><text:s text:c="2"/>}</text:p>
      <text:p text:style-name="P319"/>
      <text:p text:style-name="P319"><text:s text:c="2"/>@Override</text:p>
      <text:p text:style-name="P278"><text:s text:c="2"/>public boolean onAccept(SocketChannel <text:span text:style-name="T201">acceptedC</text:span>hannel) {</text:p>
      <text:p text:style-name="P320"><text:s text:c="4"/>return onAccept(<text:span text:style-name="T203">acceptedChannel.socket()</text:span>);</text:p>
      <text:p text:style-name="Code_20_block"><text:s text:c="2"/>}</text:p>
      <text:p text:style-name="Code_20_block"/>
      <text:p text:style-name="P278"><text:s text:c="2"/>@Override</text:p>
      <text:p text:style-name="P278"><text:s text:c="2"/>public boolean onConnect(SocketChannel <text:span text:style-name="T183">connectedC</text:span>hannel) {</text:p>
      <text:p text:style-name="P320"><text:s text:c="4"/>return <text:span text:style-name="T201">o</text:span>nConnect(<text:span text:style-name="T183">connectedC</text:span>hannel<text:span text:style-name="T200">.socket()</text:span>);</text:p>
      <text:p text:style-name="Code_20_block"><text:s text:c="2"/>}</text:p>
      <text:p text:style-name="Code_20_block">}</text:p>
      <text:p text:style-name="P39"/>
      <text:p text:style-name="P40"/>
      <text:p text:style-name="P313">To make life even easier, <text:span text:style-name="T185">JPPF provides the class </text:span><text:a xlink:type="simple" xlink:href="http://www.jppf.org/javadoc/5.2/index.html?org/jppf/comm/interceptor/AbstractNetworkConnectionInterceptor.html" text:style-name="Internet_20_link" text:visited-style-name="Visited_20_Internet_20_Link"><text:span text:style-name="T185">AbstractNetworkConnectionInterceptor</text:span></text:a><text:span text:style-name="T185">, which implements the methods from </text:span><text:a xlink:type="simple" xlink:href="http://www.jppf.org/javadoc/5.2/index.html?org/jppf/comm/interceptor/NetworkConnectionInterceptor.html" text:style-name="Internet_20_link" text:visited-style-name="Visited_20_Internet_20_Link"><text:span text:style-name="T185">NetworkCommunicationInterceptor</text:span></text:a><text:span text:style-name="T185">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277"><text:s text:c="2"/><text:span text:style-name="T186">@Override</text:span></text:p>
      <text:p text:style-name="P319"><text:s text:c="2"/><text:span text:style-name="T200">public</text:span> boolean onAccept(Socket <text:span text:style-name="T200">acceptedS</text:span>ocket) {</text:p>
      <text:p text:style-name="Code_20_block"><text:s text:c="4"/><text:span text:style-name="T23">// do the job ...</text:span></text:p>
      <text:p text:style-name="P278"><text:s text:c="4"/><text:span text:style-name="T189">return ...;</text:span></text:p>
      <text:p text:style-name="P278"><text:s text:c="2"/>}</text:p>
      <text:p text:style-name="Code_20_block"/>
      <text:p text:style-name="P277"><text:s text:c="2"/><text:span text:style-name="T186">@Override</text:span></text:p>
      <text:p text:style-name="P319"><text:s text:c="2"/><text:span text:style-name="T200">public</text:span> boolean onConnect(Socket <text:span text:style-name="T200">connectedS</text:span>ocket) {</text:p>
      <text:p text:style-name="Code_20_block"><text:s text:c="4"/><text:span text:style-name="T23">// do the job ...</text:span></text:p>
      <text:p text:style-name="P278"><text:s text:c="4"/><text:span text:style-name="T189">return ...;</text:span></text:p>
      <text:p text:style-name="P278"><text:s text:c="2"/>}</text:p>
      <text:p text:style-name="Code_20_block">}</text:p>
      <text:list xml:id="list150018488007942"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4993736984594394229" text:style-name="List_20_1">
        <text:list-item>
          <text:p text:style-name="P291">in your sources or resources folder, create a file <text:span text:style-name="T1">org.jppf.comm.interceptor.NetworkConnectionInterceptor</text:span> in the <text:span text:style-name="T1">META-INF/services</text:span> folder</text:p>
        </text:list-item>
        <text:list-item>
          <text:p text:style-name="P291">in this file, add the fully qualified name of your interceptor implementation class, e.g.: org.example.MyInterceptor</text:p>
        </text:list-item>
        <text:list-item>
          <text:p text:style-name="P291">make sure the META-INF/services/org.jppf.comm.interceptor.NetworkConnectionInterceptor file is then placed into the resulting jar file</text:p>
        </text:list-item>
        <text:list-item>
          <text:p text:style-name="P291">add the jar file to the classpath of <text:span text:style-name="T1">all</text:span> JPPF components in your grid topology</text:p>
        </text:list-item>
      </text:list>
      <text:list xml:id="list150017030135110" text:continue-list="list150018488007942"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8">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150017312896384" text:continue-numbering="true" text:style-name="Outline">
        <text:list-item>
          <text:list>
            <text:list-item>
              <text:list>
                <text:list-item>
                  <text:h text:style-name="P317"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0">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150018267093612" text:continue-list="list150017242747216" text:style-name="List_20_2">
        <text:list-item>
          <text:p text:style-name="P292">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292">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3">ese</text:span> environment properties.</text:p>
      <text:p text:style-name="P46"/>
      <text:p text:style-name="P46">To achieve this, JPPF has two interfaces, one for each side of a JMX connection:</text:p>
      <text:p text:style-name="P46"/>
      <text:p text:style-name="P46"><text:a xlink:type="simple" xlink:href="http://www.jppf.org/javadoc/5.2/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279"><text:s text:c="2"/><text:span text:style-name="T23">// Get a set of environment properties add to or override those</text:span></text:p>
      <text:p text:style-name="P279"><text:s text:c="2"/><text:span text:style-name="T23">// passed to each new remote connector server</text:span></text:p>
      <text:p text:style-name="Code_20_block"><text:s text:c="2"/>Map&lt;String, ?&gt; getEnvironment();</text:p>
      <text:p text:style-name="Code_20_block">}</text:p>
      <text:p text:style-name="P48"/>
      <text:p text:style-name="P47"><text:a xlink:type="simple" xlink:href="http://www.jppf.org/javadoc/5.2/index.html?javax/management/remote/generic/ClientEnvironmentProvider.html" text:style-name="Internet_20_link" text:visited-style-name="Visited_20_Internet_20_Link"><text:span text:style-name="T192">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47"/>
      <text:p text:style-name="P279">public interface <text:span text:style-name="T192">Client</text:span>EnvironmentProvider {</text:p>
      <text:p text:style-name="P279"><text:s text:c="2"/><text:span text:style-name="T23">// Get a set of environment properties add to or override those</text:span></text:p>
      <text:p text:style-name="P279"><text:s text:c="2"/><text:span text:style-name="T23">// passed to each new remote connector</text:span></text:p>
      <text:p text:style-name="P279"><text:s text:c="2"/>Map&lt;String, ?&gt; getEnvironment();</text:p>
      <text:p text:style-name="P279">}</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2">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150017770494182" text:continue-numbering="true" text:style-name="List_20_2">
        <text:list-item>
          <text:p text:style-name="P293">create a file <text:span text:style-name="T1">javax.management.remote.generic.ServerEnvironmentProvider</text:span> in the <text:span text:style-name="T1">META-INF/services folder</text:span></text:p>
        </text:list-item>
        <text:list-item>
          <text:p text:style-name="P293">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91">ServerEnvironmentProvider</text:span></text:a></text:p>
        </text:list-item>
      </text:list>
      <text:p text:style-name="P48"/>
      <text:p text:style-name="P48">For a <text:span text:style-name="T1">client</text:span> environment provider:</text:p>
      <text:list xml:id="list150019146037933" text:continue-numbering="true" text:style-name="List_20_2">
        <text:list-item>
          <text:p text:style-name="P293">create a file <text:span text:style-name="T1">javax.management.remote.generic.ClientEnvironmentProvider</text:span> in the <text:span text:style-name="T1">META-INF/services</text:span> folder</text:p>
        </text:list-item>
        <text:list-item>
          <text:p text:style-name="P294">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91">EnvironmentProvider</text:span></text:a></text:p>
        </text:list-item>
      </text:list>
      <text:p text:style-name="P48"/>
      <text:list xml:id="list150018371131544" text:continue-list="list150017312896384" text:style-name="Outline">
        <text:list-item>
          <text:list>
            <text:list-item>
              <text:h text:style-name="P315"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2">Note</text:span>: <text:span text:style-name="T12">all JPPF built-in MBeans are implemented via this mechanism</text:span><text:span text:style-name="T67">.</text:span></text:p>
      <text:p text:style-name="P49"/>
      <text:p text:style-name="P29"><text:span text:style-name="T71">Related sample</text:span><text:span text:style-name="T67">: “Custom MBeans” sample in the JPPF samples pack.</text:span></text:p>
      <text:list xml:id="list150018447966882"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2">must</text:span> comply with the following constraints:</text:p>
      <text:p text:style-name="P1"/>
      <text:list xml:id="list150019081603710" text:continue-list="list150019146037933" text:style-name="List_20_2">
        <text:list-item>
          <text:p text:style-name="P296">the MBean interface name must be of the form <text:span text:style-name="T12">&lt;MyName&gt;</text:span>MBean and the MBean implementation class name must be of the form <text:span text:style-name="T1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9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9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2">after</text:span> the one it depends on.</text:p>
        </text:list-item>
        <text:list-item>
          <text:p text:style-name="P296">the MBean provider interface must have a public no-arg constructor</text:p>
        </text:list-item>
      </text:list>
      <text:list xml:id="list150018920686278" text:continue-list="list150018447966882"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90">// Exposes one method that queries the node's JVM</text:p>
      <text:p text:style-name="P190">// for the number of available processors</text:p>
      <text:p text:style-name="Code_20_block">public interface AvailableProcessorsMBean {</text:p>
      <text:p text:style-name="Code_20_block"><text:s text:c="2"/><text:span text:style-name="T23">// return the available processors as an integer value</text:span></text:p>
      <text:p text:style-name="Code_20_block"><text:s text:c="2"/>Integer queryAvailableProcessors();</text:p>
      <text:p text:style-name="Code_20_block">}</text:p>
      <text:p text:style-name="P1"/>
      <text:p text:style-name="P1"/>
      <text:p text:style-name="P18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90">// Implementation of the AvailableProcessorsMBean interface</text:p>
      <text:p text:style-name="Code_20_block">public class AvailableProcessors implements AvailableProcessorsMBean {</text:p>
      <text:p text:style-name="Code_20_block"><text:s text:c="2"/><text:span text:style-name="T23">// return the available processors as an integer value</text:span></text:p>
      <text:p text:style-name="Code_20_block"><text:s text:c="2"/>public Integer queryAvailableProcessors() {</text:p>
      <text:p text:style-name="Code_20_block"><text:s text:c="4"/><text:span text:style-name="T23">//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90">// service provider interface for pluggable management beans for JPPF nodes</text:p>
      <text:p text:style-name="Code_20_block">public interface JPPFNodeMBeanProvider extends JPPFMBeanProvider {</text:p>
      <text:p text:style-name="Code_20_block"><text:s text:c="2"/><text:span text:style-name="T23">// return a concrete MBean instance</text:span></text:p>
      <text:p text:style-name="Code_20_block"><text:s text:c="2"/><text:span text:style-name="T23">// the class of the returned MBean must implement the interface defined by</text:span></text:p>
      <text:p text:style-name="Code_20_block"><text:s text:c="2"/><text:span text:style-name="T23">//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190">// service provider interface for pluggable management beans</text:p>
      <text:p text:style-name="Code_20_block">public interface JPPFMBeanProvider {</text:p>
      <text:p text:style-name="Code_20_block"><text:s text:c="2"/><text:span text:style-name="T23">// seturn the fully qualified name of the management interface</text:span></text:p>
      <text:p text:style-name="Code_20_block"><text:s text:c="2"/><text:span text:style-name="T23">// defined by this provider</text:span></text:p>
      <text:p text:style-name="Code_20_block"><text:s text:c="2"/>public String getMBeanInterfaceName();</text:p>
      <text:p text:style-name="Code_20_block"/>
      <text:p text:style-name="Code_20_block"><text:s text:c="2"/><text:span text:style-name="T23">// return the name of the specified MBean</text:span></text:p>
      <text:p text:style-name="Code_20_block"><text:s text:c="2"/><text:span text:style-name="T23">//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190">// AvailableProcessors MBean provider implementation</text:p>
      <text:p text:style-name="Code_20_block">public class AvailableProcessorsMBeanProvider implements JPPFNodeMBeanProvider {</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8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190">//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50018647538120"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275">package org.jppf.example.mbean.driver.spi;</text:p>
      <text:p text:style-name="Code_20_block"/>
      <text:p text:style-name="Code_20_block">import org.jppf.example.mbean.AvailableProcessors;</text:p>
      <text:p text:style-name="P275">import org.jppf.management.spi.JPPFDriverMBeanProvider;</text:p>
      <text:p text:style-name="Code_20_block"/>
      <text:p text:style-name="P190">// AvailableProcessors MBean provider implementation</text:p>
      <text:p text:style-name="Code_20_block">public class AvailableProcessorsMBeanProvider implements <text:span text:style-name="T1">JPPFDriverMBeanProvider </text:span>{</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50017294892371" text:continue-list="list4993736984594394229" text:style-name="List_20_1">
        <text:list-item>
          <text:p text:style-name="P302">the implemented interface is <text:span text:style-name="Code_20_char">JPPFDriverMbeanProvider</text:span>, and its <text:span text:style-name="Code_20_char">createMBean()</text:span> method takes no parameter</text:p>
        </text:list-item>
        <text:list-item>
          <text:p text:style-name="P302">we gave a different object name to our MBean: “<text:span text:style-name="Code_20_char">…,</text:span><text:span text:style-name="Code_20_char"><text:span text:style-name="T1">type=driver</text:span></text:span>”</text:p>
        </text:list-item>
        <text:list-item>
          <text:p text:style-name="P302">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190">//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server is running on localhost and uses the management port 11198</text:span></text:p>
      <text:p text:style-name="P274"><text:s text:c="4"/>JMXDriverConnectionWrapper wrapper = </text:p>
      <text:p text:style-name="P274"><text:s text:c="6"/>new JMXDriverConnectionWrapper("localhost", 11198);</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50017508032587" text:continue-list="list150018647538120" text:style-name="Outline">
        <text:list-item>
          <text:list>
            <text:list-item>
              <text:list>
                <text:list-item>
                  <text:h text:style-name="P317" text:outline-level="3"><text:span text:style-name="T120">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150019169591841" text:continue-list="list150019081603710" text:style-name="List_20_2">
        <text:list-item>
          <text:p text:style-name="P285">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85">the provider interface implementation must have a no-arg constructor</text:p>
        </text:list-item>
        <text:list-item>
          <text:p text:style-name="P285">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2">Related sample</text:span>: “Startup Classes” sample in the JPPF samples pack.</text:p>
      <text:list xml:id="list150018034913275" text:continue-list="list150017508032587"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190">//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2">Important note</text:span>: <text:span text:style-name="T12">when a node startup class is deployed on the server, the objects it creates (for instance as singletons) can be reused from within the tasks executed by the node</text:span>.</text:p>
      <text:p text:style-name="P1"/>
      <text:list xml:id="list150017970513933" text:continue-numbering="true" text:style-name="Outline">
        <text:list-item>
          <text:list>
            <text:list-item>
              <text:list>
                <text:list-item>
                  <text:list>
                    <text:list-item>
                      <text:h text:style-name="P325"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190">//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150018715089766" text:continue-numbering="true" text:style-name="Outline">
        <text:list-item>
          <text:list>
            <text:list-item>
              <text:list>
                <text:list-item>
                  <text:h text:style-name="P317" text:outline-level="3">Pluggable MBeanServer<text:span text:style-name="T195">F</text:span>orwarder</text:h>
                </text:list-item>
              </text:list>
            </text:list-item>
          </text:list>
        </text:list-item>
      </text:list>
      <text:p text:style-name="P175">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5"/>
      <text:p text:style-name="P176">A forwarder implements <text:span text:style-name="T196">the </text:span><text:a xlink:type="simple" xlink:href="https://docs.oracle.com/javase/7/docs/api/index.html?javax/management/remote/MBeanServerForwarder.html" text:style-name="Internet_20_link" text:visited-style-name="Visited_20_Internet_20_Link"><text:span text:style-name="T196">MBeanServerForwarder</text:span></text:a> <text:span text:style-name="T196">interface and </text:span>is declared in a driver<text:span text:style-name="T196">'s</text:span> or node<text:span text:style-name="T196">'s</text:span> configuration file as follows:</text:p>
      <text:p text:style-name="P176"/>
      <text:p text:style-name="Code_20_block">jppf.management.server.forwarder = my.forwarder.Implementation param1 ... paramN</text:p>
      <text:p text:style-name="P177"/>
      <text:p text:style-name="P177">The value of the property is a set of space-separated strings, where the first string is the fully qualified class name of an implementation of <text:span text:style-name="Code_20_char">MBeanServerForwarder</text:span>, and the remaining strings are option<text:span text:style-name="T198">al</text:span> parameters passed on to the forwarder at construction time.</text:p>
      <text:p text:style-name="P177"/>
      <text:p text:style-name="P177">For the parameters to be passed on, the forwarder must also implement either of:</text:p>
      <text:p text:style-name="P177"/>
      <text:list xml:id="list150018773129129" text:continue-list="list150019169591841" text:style-name="List_20_2">
        <text:list-item>
          <text:p text:style-name="P303">a constructor that takes a <text:span text:style-name="Code_20_char">String[]</text:span> argument</text:p>
        </text:list-item>
        <text:list-item>
          <text:p text:style-name="P303">a <text:span text:style-name="Code_20_char">setParameters(String[])</text:span> method</text:p>
        </text:list-item>
      </text:list>
      <text:p text:style-name="P177"/>
      <text:p text:style-name="P178">If both are implemented, then only the constructor will be used. <text:span text:style-name="T199">If none is implemented, then no parameter will be passed, even if they are declared in the configuration. Additionally, a no-arg constructor is then expected.</text:span></text:p>
      <text:p text:style-name="P177"/>
      <text:p text:style-name="P179">In practice, it may be more convenient to extend the class <text:a xlink:type="simple" xlink:href="http://www.jppf.org/javadoc/5.2/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5">MBeanServerForwarder</text:span></text:a> interface and merely delegates to the underlying MBeanServer if it has been set. It also provides a getter and setter for the par<text:span text:style-name="T197">a</text:span>m<text:span text:style-name="T197">e</text:span>ters, so you don't have to implement a <text:span text:style-name="Code_20_char"><text:span text:style-name="T196">setParameters(String[])</text:span></text:span> method either:</text:p>
      <text:p text:style-name="P179"/>
      <text:p text:style-name="Code_20_block">public class MBeanServerForwarderAdapter implements MBeanServerForwarder {</text:p>
      <text:p text:style-name="Code_20_block"><text:s text:c="2"/><text:span text:style-name="T23">// Set the parameters defined in the configuration, if any</text:span></text:p>
      <text:p text:style-name="Code_20_block"><text:s text:c="2"/>public void setParameters(final String[] parameters)</text:p>
      <text:p text:style-name="Code_20_block"/>
      <text:p text:style-name="Code_20_block"><text:s text:c="2"/><text:span text:style-name="T23">// Get the parameters defined in the configuration, if any</text:span></text:p>
      <text:p text:style-name="Code_20_block"><text:s text:c="2"/>public String[] getParameters()</text:p>
      <text:p text:style-name="Code_20_block"/>
      <text:p text:style-name="Code_20_block"><text:s text:c="2"/><text:span text:style-name="T23">// ... methods from the MBeanServerForwarder interface ...</text:span></text:p>
      <text:p text:style-name="Code_20_block">}</text:p>
      <text:p text:style-name="P179"/>
      <text:p text:style-name="P180"><text:span text:style-name="T1">Note</text:span>: <text:span text:style-name="T12">each JMX server created in a driver or node has a distinct </text:span><text:span text:style-name="Code_20_char"><text:span text:style-name="T16">MBeanServerForwarder</text:span></text:span><text:span text:style-name="T16"> </text:span><text:span text:style-name="T12">instance.</text:span></text:p>
      <text:p text:style-name="P179"/>
      <text:p text:style-name="P180">To get access to a configured <text:a xlink:type="simple" xlink:href="https://docs.oracle.com/javase/7/docs/api/index.html?javax/management/remote/MBeanServerForwarder.html" text:style-name="Internet_20_link" text:visited-style-name="Visited_20_Internet_20_Link"><text:span text:style-name="T195">MBeanServerForwarder</text:span></text:a>, you first need to access the <text:a xlink:type="simple" xlink:href="http://www.jppf.org/javadoc/5.2/index.html?org/jppf/management/JMXServer.html" text:style-name="Internet_20_link" text:visited-style-name="Visited_20_Internet_20_Link">JMXServer</text:a> that encloses it:</text:p>
      <text:p text:style-name="P180"/>
      <text:list xml:id="list150017649539396" text:continue-numbering="true" text:style-name="List_20_2">
        <text:list-item>
          <text:p text:style-name="P304">in a driver, use <text:a xlink:type="simple" xlink:href="http://www.jppf.org/javadoc/5.2/index.html?org/jppf/server/JPPFDriver.html" text:style-name="Internet_20_link" text:visited-style-name="Visited_20_Internet_20_Link">JPPFDriver</text:a>.getInstance().<text:a xlink:type="simple" xlink:href="http://www.jppf.org/javadoc/5.2/org/jppf/server/JPPFDriver.html#getJMXServer(boolean)" text:style-name="Internet_20_link" text:visited-style-name="Visited_20_Internet_20_Link">getJMXServer(boolean secure)</text:a></text:p>
        </text:list-item>
        <text:list-item>
          <text:p text:style-name="P298"><text:span text:style-name="T197">in a node, obtain a reference to the </text:span><text:a xlink:type="simple" xlink:href="http://www.jppf.org/javadoc/5.2/index.html?org/jppf/node/Node.html" text:style-name="Internet_20_link" text:visited-style-name="Visited_20_Internet_20_Link"><text:span text:style-name="T197">Node</text:span></text:a><text:span text:style-name="T197">, then use Node.</text:span><text:a xlink:type="simple" xlink:href="http://www.jppf.org/javadoc/5.2/org/jppf/node/Node.html#getJmxServer()" text:style-name="Internet_20_link" text:visited-style-name="Visited_20_Internet_20_Link"><text:span text:style-name="T197">getJmxServer()</text:span></text:a></text:p>
        </text:list-item>
      </text:list>
      <text:p text:style-name="P180"/>
      <text:p text:style-name="P174"/>
      <text:list xml:id="list150018729315513" text:continue-list="list150018715089766" text:style-name="Outline">
        <text:list-item>
          <text:list>
            <text:list-item>
              <text:h text:style-name="P315" text:outline-level="2">Drivers</text:h>
              <text:list>
                <text:list-item>
                  <text:h text:style-name="Heading_20_3" text:outline-level="3">Creating a custom load-balancer</text:h>
                </text:list-item>
              </text:list>
            </text:list-item>
          </text:list>
        </text:list-item>
      </text:list>
      <text:p text:style-name="Standard"><text:span text:style-name="T62">Related sample</text:span>: “<text:a xlink:type="simple" xlink:href="http://www.jppf.org/samples-pack/CustomLoadBalancer/Readme.php" text:style-name="Internet_20_link" text:visited-style-name="Visited_20_Internet_20_Link">CustomLoadBalancer</text:a>” in the JPPF samples pack.</text:p>
      <text:list xml:id="list150019027092847"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3">// Get the latest computed bundle size</text:span></text:p>
      <text:p text:style-name="Code_20_block"><text:s text:c="2"/>public int getBundleSize();</text:p>
      <text:p text:style-name="Code_20_block"/>
      <text:p text:style-name="Code_20_block"><text:s text:c="2"/><text:span text:style-name="T23">//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3">// Make a copy of this bundler</text:span></text:p>
      <text:p text:style-name="Code_20_block"><text:s text:c="2"/>public Bundler copy();</text:p>
      <text:p text:style-name="Code_20_block"/>
      <text:p text:style-name="Code_20_block"><text:s text:c="2"/><text:span text:style-name="T23">// Get the timestamp at which this bundler was created</text:span></text:p>
      <text:p text:style-name="Code_20_block"><text:s text:c="2"/>public long getTimestamp();</text:p>
      <text:p text:style-name="Code_20_block"/>
      <text:p text:style-name="Code_20_block"><text:s text:c="2"/><text:span text:style-name="T23">// Release the resources used by this bundler</text:span></text:p>
      <text:p text:style-name="Code_20_block"><text:s text:c="2"/>public void dispose();</text:p>
      <text:p text:style-name="Code_20_block"/>
      <text:p text:style-name="Code_20_block"><text:s text:c="2"/><text:span text:style-name="T23">// Perform context-independant initializations</text:span></text:p>
      <text:p text:style-name="Code_20_block"><text:s text:c="2"/>public void setup();</text:p>
      <text:p text:style-name="Code_20_block"/>
      <text:p text:style-name="Code_20_block"><text:s text:c="2"/><text:span text:style-name="T23">//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50018909604080" text:continue-list="list150017649539396" text:style-name="List_20_2">
        <text:list-item>
          <text:p text:style-name="P296">when the server starts up, it creates a bundler instance based on the load-balancing algorithm specified in the configuration file</text:p>
        </text:list-item>
        <text:list-item>
          <text:p text:style-name="P29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96">when a node is disconnected, the server will call the <text:span text:style-name="Code_20_char">dispose()</text:span> method on the corresponding bundler, then discard it</text:p>
        </text:list-item>
        <text:list-item>
          <text:p text:style-name="P29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2">Note </text:span><text:span text:style-name="T63">1</text:span>: <text:span text:style-name="T12">all JPPF built-in load balancing algorithms are implemented and plugged-in as custom algorithms</text:span></text:p>
      <text:p text:style-name="P50"><text:span text:style-name="T62">Note 2</text:span>: <text:span text:style-name="T12">for a fully detailed explanation of how load balancers work in JPPF, please read the </text:span><text:a xlink:type="simple" xlink:href="http://www.jppf.org/doc/5.2/index.php?title=Load_Balancing" text:style-name="Internet_20_link" text:visited-style-name="Visited_20_Internet_20_Link"><text:span text:style-name="T1">Load Balancing</text:span></text:a><text:span text:style-name="T12"> section</text:span>.</text:p>
      <text:list xml:id="list150017372254253" text:continue-list="list150019027092847"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3">//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190">// Profile for the fixed bundle size load-balancing algorithm</text:p>
      <text:p text:style-name="Code_20_block">public class FixedSizeProfile implements LoadBalancingProfile {</text:p>
      <text:p text:style-name="Code_20_block"><text:s text:c="2"/><text:span text:style-name="T23">// The bundle size</text:span></text:p>
      <text:p text:style-name="Code_20_block"><text:s text:c="2"/>private int size = 1;</text:p>
      <text:p text:style-name="Code_20_block"/>
      <text:p text:style-name="Code_20_block"><text:s text:c="2"/><text:span text:style-name="T23">// Default constructor</text:span></text:p>
      <text:p text:style-name="Code_20_block"><text:s text:c="2"/>public FixedSizeProfile() {</text:p>
      <text:p text:style-name="Code_20_block"><text:s text:c="2"/>}</text:p>
      <text:p text:style-name="Code_20_block"/>
      <text:p text:style-name="Code_20_block"><text:s text:c="2"/><text:span text:style-name="T23">//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3">//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3">//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3">//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81">Now let's take a look at the algorithm implementation itself:</text:p>
      <text:p text:style-name="P1"/>
      <text:p text:style-name="Code_20_block">public class FixedSizeBundler extends AbstractBundler {</text:p>
      <text:p text:style-name="Code_20_block"><text:s text:c="2"/><text:span text:style-name="T23">//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3">//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3">//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3">//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2">Tip</text:span>: <text:span text:style-name="T12">if your algorithm depends on the number of nodes, you can use a bundler instances count as a static variable in your implementation, and use the </text:span><text:span text:style-name="Code_20_char"><text:span text:style-name="T67">setup()</text:span></text:span><text:span text:style-name="T12"> and </text:span><text:span text:style-name="Code_20_char"><text:span text:style-name="T67">dispose()</text:span></text:span><text:span text:style-name="T12">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50017538889978" text:continue-numbering="true" text:style-name="Outline">
        <text:list-item>
          <text:list>
            <text:list-item>
              <text:list>
                <text:list-item>
                  <text:list>
                    <text:list-item>
                      <text:h text:style-name="P325"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3">// Get the name of the algorithm defined by this provider</text:span></text:p>
      <text:p text:style-name="Code_20_block"><text:s text:c="2"/><text:span text:style-name="T23">// Each algorithm must have a name distinct from that of all other algorithms</text:span></text:p>
      <text:p text:style-name="Code_20_block"><text:s text:c="2"/>public String getAlgorithmName();</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3">//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50018535457594"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6">load.balancer</text:span></text:span><text:span text:style-name="Code_20_char">.</text:span><text:span text:style-name="Code_20_char"><text:span text:style-name="T116">spi</text:span></text:span><text:span text:style-name="Code_20_char">.</text:span><text:span text:style-name="Code_20_char"><text:span text:style-name="T116">JPPF</text:span></text:span><text:span text:style-name="Code_20_char">BundlerProvider</text:span>, and open it in a text editor. In the editor, we add a single line containing the fully qualified name of our provider implementation:</text:p>
      <text:p text:style-name="P1"/>
      <text:p text:style-name="P208">org.jppf.<text:span text:style-name="T116">load.balancer</text:span>.<text:span text:style-name="T116">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50017802046692"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190">// Bundler implementations should implement this interface</text:p>
      <text:p text:style-name="P190">// if they wish to have access to a node's configuration</text:p>
      <text:p text:style-name="Code_20_block">public interface NodeAwareness {</text:p>
      <text:p text:style-name="Code_20_block"><text:s text:c="2"/><text:span text:style-name="T23">// Get the corresponding node's system information</text:span></text:p>
      <text:p text:style-name="Code_20_block"><text:s text:c="2"/>JPPFSystemInformation getNodeConfiguration();</text:p>
      <text:p text:style-name="Code_20_block"/>
      <text:p text:style-name="Code_20_block"><text:s text:c="2"/><text:span text:style-name="T23">//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50018305428958" text:continue-list="list150017294892371" text:style-name="List_20_1">
        <text:list-item>
          <text:p text:style-name="P302">when the node connects to the server</text:p>
        </text:list-item>
        <text:list-item>
          <text:p text:style-name="P302">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150017218332563" text:continue-list="list150017802046692"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9">information on a job via the </text:span><text:a xlink:type="simple" xlink:href="http://www.jppf.org/javadoc/5.2/index.html?org/jppf/node/protocol/JPPFDistributedJob.html" text:style-name="Internet_20_link" text:visited-style-name="Visited_20_Internet_20_Link"><text:span text:style-name="T159">JPPFDistributedJob</text:span></text:a><text:span text:style-name="T159">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59">JobAwarenessEx</text:span></text:span></text:a>, defined as follows:</text:p>
      <text:p text:style-name="P16"/>
      <text:p text:style-name="P206">// Bundler implementations should implement this interface</text:p>
      <text:p text:style-name="P206">// if they wish to have access to a job's metadata</text:p>
      <text:p text:style-name="P265">public interface JobAwareness<text:span text:style-name="T159">Ex</text:span> {</text:p>
      <text:p text:style-name="P265"><text:s text:c="2"/><text:span text:style-name="T23">// Get the current job </text:span><text:span text:style-name="T54">information</text:span></text:p>
      <text:p text:style-name="P265"><text:s text:c="2"/><text:span text:style-name="T159">JPPFDistributed</text:span>Job getJob();</text:p>
      <text:p text:style-name="P265"/>
      <text:p text:style-name="P265"><text:s text:c="2"/><text:span text:style-name="T23">// Set the current job</text:span></text:p>
      <text:p text:style-name="P265"><text:s text:c="2"/>void set<text:span text:style-name="T159">J</text:span>Job(<text:span text:style-name="T159">JPPFDistributed</text:span>Job <text:span text:style-name="T159">job</text:span>);</text:p>
      <text:p text:style-name="P265">}</text:p>
      <text:p text:style-name="P158"/>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9">n</text:span> <text:span text:style-name="T159">ex</text:span>ample usage of <text:a xlink:type="simple" xlink:href="http://www.jppf.org/javadoc/5.2/index.html?org/jppf/load/balancer/JobAwarenessEx.html" text:style-name="Internet_20_link" text:visited-style-name="Visited_20_Internet_20_Link"><text:span text:style-name="Code_20_char"><text:span text:style-name="T159">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50019110735718" text:continue-numbering="true" text:style-name="Outline">
        <text:list-item>
          <text:list>
            <text:list-item>
              <text:list>
                <text:list-item>
                  <text:list>
                    <text:list-item>
                      <text:h text:style-name="P323" text:outline-level="4">Job-aware load balancers: <text:span text:style-name="T159">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190">// Bundler implementations should implement this interface</text:p>
      <text:p text:style-name="P190">// if they wish to have access to a job's metadata</text:p>
      <text:p text:style-name="Code_20_block">public interface JobAwareness {</text:p>
      <text:p text:style-name="Code_20_block"><text:s text:c="2"/><text:span text:style-name="T23">// Get the current job's metadata</text:span></text:p>
      <text:p text:style-name="Code_20_block"><text:s text:c="2"/>JobMetadata getJobMetadata();</text:p>
      <text:p text:style-name="Code_20_block"/>
      <text:p text:style-name="Code_20_block"><text:s text:c="2"/><text:span text:style-name="T23">//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50018601364017" text:continue-numbering="true" text:style-name="Outline">
        <text:list-item>
          <text:list>
            <text:list-item>
              <text:list>
                <text:list-item>
                  <text:h text:style-name="P317"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60">These notifications can be received either locally from within the server JVM, or remotely via a JMX listener.</text:span></text:p>
      <text:list xml:id="list150017159065753"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60">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3">// Called when a node is connected to the server</text:span></text:p>
      <text:p text:style-name="Code_20_block"><text:s text:c="2"/>void nodeConnected(NodeConnectionEvent event);</text:p>
      <text:p text:style-name="Code_20_block"/>
      <text:p text:style-name="Code_20_block"><text:s text:c="2"/><text:span text:style-name="T2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3">// Get the host on which the node is running</text:span></text:p>
      <text:p text:style-name="Code_20_block"><text:s text:c="2"/>public String getHost()</text:p>
      <text:p text:style-name="Code_20_block"/>
      <text:p text:style-name="Code_20_block"><text:s text:c="2"/><text:span text:style-name="T23">// Get the port on which the node's JMX server is listening</text:span></text:p>
      <text:p text:style-name="Code_20_block"><text:s text:c="2"/>public int getPort()</text:p>
      <text:p text:style-name="Code_20_block"/>
      <text:p text:style-name="Code_20_block"><text:s text:c="2"/><text:span text:style-name="T23">// Get the system information associated with the node at the time</text:span></text:p>
      <text:p text:style-name="Code_20_block"><text:s text:c="2"/><text:span text:style-name="T23">// it established the connection</text:span></text:p>
      <text:p text:style-name="Code_20_block"><text:s text:c="2"/>public JPPFSystemInformation getSystemInfo()</text:p>
      <text:p text:style-name="Code_20_block"/>
      <text:p text:style-name="Code_20_block"><text:s text:c="2"/><text:span text:style-name="T23">// Get the node's unique id (UUID)</text:span></text:p>
      <text:p text:style-name="Code_20_block"><text:s text:c="2"/>public String getId()</text:p>
      <text:p text:style-name="Code_20_block"/>
      <text:p text:style-name="Code_20_block"><text:s text:c="2"/><text:span text:style-name="T23">// Determine whether this information represents another driver,</text:span></text:p>
      <text:p text:style-name="Code_20_block"><text:s text:c="2"/><text:span text:style-name="T23">// connected as a peer to the current driver</text:span></text:p>
      <text:p text:style-name="Code_20_block"><text:s text:c="2"/>public boolean isDriver()</text:p>
      <text:p text:style-name="Code_20_block"/>
      <text:p text:style-name="Code_20_block"><text:s text:c="2"/><text:span text:style-name="T2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4">: </text:span><text:span text:style-name="T13">from the </text:span><text:span text:style-name="Code_20_char"><text:span text:style-name="T13">nodeConnected()</text:span></text:span><text:span text:style-name="T13"> method, you may refuse the connection by throwing a </text:span><text:a xlink:type="simple" xlink:href="http://docs.oracle.com/javase/7/docs/api/index.html?java/lang/RuntimeException.html" text:style-name="Internet_20_link" text:visited-style-name="Visited_20_Internet_20_Link"><text:span text:style-name="T13">RuntimeException</text:span></text:a><text:span text:style-name="T13">. This will cause the JPPF driver to terminate the connection.</text:span></text:p>
      <text:p text:style-name="P1"/>
      <text:p text:style-name="P1">To deploy the extension:</text:p>
      <text:p text:style-name="P1"/>
      <text:list xml:id="list150017428791681" text:continue-list="list150018909604080" text:style-name="List_20_2">
        <text:list-item>
          <text:p text:style-name="P296">create a file named <text:span text:style-name="T1">org.jppf.server.event.NodeConnectionListener</text:span> in the <text:span text:style-name="T1">META-INF/services</text:span> folder</text:p>
        </text:list-item>
        <text:list-item>
          <text:p text:style-name="P283">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96">create a jar with your code and and service definition file and add it to the driver's classpath, or simply add your classes folder to the driver's classpath.</text:p>
        </text:list-item>
      </text:list>
      <text:p text:style-name="P1"/>
      <text:list xml:id="list150018592657325" text:continue-list="list150017159065753" text:style-name="Outline">
        <text:list-item>
          <text:list>
            <text:list-item>
              <text:list>
                <text:list-item>
                  <text:list>
                    <text:list-item>
                      <text:h text:style-name="P325" text:outline-level="4">JMX notifications</text:h>
                    </text:list-item>
                  </text:list>
                </text:list-item>
              </text:list>
            </text:list-item>
          </text:list>
        </text:list-item>
      </text:list>
      <text:p text:style-name="P159">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59"/>
      <text:p text:style-name="Code_20_block">public interface JPPFNodeConnectionNotifierMBean extends NotificationEmitter {</text:p>
      <text:p text:style-name="Code_20_block"><text:s text:c="2"/><text:span text:style-name="T2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3">// The type of notification which indicates that a node is connected</text:span></text:p>
      <text:p text:style-name="Code_20_block"><text:s text:c="2"/>String CONNECTED = "connected";</text:p>
      <text:p text:style-name="Code_20_block"/>
      <text:p text:style-name="Code_20_block"><text:s text:c="2"/><text:span text:style-name="T23">// The type of notification which indicates that a node is disconnected</text:span></text:p>
      <text:p text:style-name="Code_20_block"><text:s text:c="2"/>String DISCONNECTED = "disconnected";</text:p>
      <text:p text:style-name="Code_20_block">}</text:p>
      <text:p text:style-name="P159"/>
      <text:p text:style-name="P159">As we can see, this MBean doesn't have any method or attribute: if only sends notifications. <text:span text:style-name="T161">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1">Notification</text:span></text:a><text:span text:style-name="T161"> and should be interrpeted as follows:</text:span></text:p>
      <text:p text:style-name="P160"/>
      <text:list xml:id="list150018595037615" text:continue-list="list150017428791681" text:style-name="List_20_2">
        <text:list-item>
          <text:p text:style-name="P305"><text:span text:style-name="T161">the notification's </text:span><text:span text:style-name="Code_20_char"><text:span text:style-name="T161">getUserObject()</text:span></text:span><text:span text:style-name="T161"> method returns a </text:span><text:a xlink:type="simple" xlink:href="http://www.jppf.org/javadoc/5.2/index.html?org/jppf/management/JPPFManagementInfo.html" text:style-name="Internet_20_link" text:visited-style-name="Visited_20_Internet_20_Link"><text:span text:style-name="T161">JPPFManagementInfo</text:span></text:a><text:span text:style-name="T161"> object and the return value can be safely cast to this type.</text:span></text:p>
        </text:list-item>
        <text:list-item>
          <text:p text:style-name="P305"><text:span text:style-name="T161">the </text:span><text:span text:style-name="Code_20_char"><text:span text:style-name="T161">getType()</text:span></text:span><text:span text:style-name="T161">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61">CONNECTED</text:span></text:span><text:span text:style-name="T161"> or </text:span><text:span text:style-name="Code_20_char"><text:span text:style-name="T161">DISCONNECTED</text:span></text:span><text:span text:style-name="T161">.</text:span></text:p>
        </text:list-item>
        <text:list-item>
          <text:p text:style-name="P306">the getSource() method returns the value of the <text:span text:style-name="Code_20_char">MBEAN_NAME</text:span> constant.</text:p>
        </text:list-item>
      </text:list>
      <text:p text:style-name="P160"/>
      <text:p text:style-name="P161">Here is an example of notification listeners that processes node connection events via JMX:</text:p>
      <text:p text:style-name="P161"/>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3">// process node connected event ...</text:span></text:p>
      <text:p text:style-name="Code_20_block"><text:s text:c="8"/>break;</text:p>
      <text:p text:style-name="Code_20_block"><text:s text:c="6"/>case JPPFNodeConnectionNotifierMBean.DISCONNECTED:</text:p>
      <text:p text:style-name="Code_20_block"><text:s text:c="8"/><text:span text:style-name="T23">// process node disconnected event ...</text:span></text:p>
      <text:p text:style-name="Code_20_block"><text:s text:c="8"/>break;</text:p>
      <text:p text:style-name="Code_20_block"><text:s text:c="4"/>}</text:p>
      <text:p text:style-name="Code_20_block"><text:s text:c="2"/>}</text:p>
      <text:p text:style-name="Code_20_block">}</text:p>
      <text:p text:style-name="P161"/>
      <text:p text:style-name="P162">All that remains to do is to register this listener with a JMX connection, as in this example:</text:p>
      <text:p text:style-name="P162"/>
      <text:p text:style-name="P190">// create the client</text:p>
      <text:p text:style-name="Code_20_block">try (JPPFClient client = new JPPFClient()) {</text:p>
      <text:p text:style-name="Code_20_block"><text:s text:c="2"/><text:span text:style-name="T23">// obtain a working JMX connection to the server</text:span></text:p>
      <text:p text:style-name="P266"><text:s text:c="2"/>JMXDriverConnectionWrapper jmx =</text:p>
      <text:p text:style-name="P266"><text:s text:c="4"/>client.awaitWorkingConnectionPool().awaitWorkingJMXConnection();</text:p>
      <text:p text:style-name="Code_20_block"><text:s text:c="2"/><text:span text:style-name="T2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2"/>
      <text:p text:style-name="P162"/>
      <text:list xml:id="list150018757308649" text:continue-list="list150018592657325" text:style-name="Outline">
        <text:list-item>
          <text:list>
            <text:list-item>
              <text:list>
                <text:list-item>
                  <text:h text:style-name="P317" text:outline-level="3">Receiving the status of tasks di<text:span text:style-name="T151">s</text:span>pa<text:span text:style-name="T151">t</text:span>ched to or returned from the nodes</text:h>
                </text:list-item>
              </text:list>
            </text:list-item>
          </text:list>
        </text:list-item>
      </text:list>
      <text:p text:style-name="P156"><text:span text:style-name="T1">Note:</text:span> <text:span text:style-name="T12">as of JPPF v5.1 this extension supersedes "</text:span><text:a xlink:type="simple" xlink:href="#1.3.4.(deprecated) Receiving the status of tasks returning from the nodes|outline" text:style-name="Internet_20_link" text:visited-style-name="Visited_20_Internet_20_Link"><text:span text:style-name="T12">Receiving the status of tasks returning from the nodes</text:span></text:a><text:span text:style-name="T12">", which is now deprecated</text:span>.</text:p>
      <text:p text:style-name="P1"/>
      <text:p text:style-name="P135">Each time a set of tasks <text:span text:style-name="T157">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51">JobTasksListener</text:span></text:a><text:span text:style-name="T151"> interface, defined as:</text:span></text:p>
      <text:p text:style-name="P137"/>
      <text:p text:style-name="P257">public interface <text:span text:style-name="T151">JobTasks</text:span>Listener {</text:p>
      <text:p text:style-name="P257"><text:s text:c="2"/><text:span text:style-name="T23">// Called when </text:span><text:span text:style-name="T49">tasks from </text:span><text:span text:style-name="T23">a job </text:span><text:span text:style-name="T49">are </text:span><text:span text:style-name="T23">dispatch</text:span><text:span text:style-name="T58">ed</text:span><text:span text:style-name="T23"> </text:span><text:span text:style-name="T49">to</text:span><text:span text:style-name="T23"> a node</text:span></text:p>
      <text:p text:style-name="P257"><text:s text:c="2"/>void <text:span text:style-name="T143">tasksDispatched</text:span>(<text:span text:style-name="T151">JobTasks</text:span>Event event);</text:p>
      <text:p text:style-name="P257"><text:s text:c="2"/><text:span text:style-name="T23">// Called when </text:span><text:span text:style-name="T49">tasks from </text:span><text:span text:style-name="T23">a job return from </text:span><text:span text:style-name="T49">the</text:span><text:span text:style-name="T23"> node</text:span></text:p>
      <text:p text:style-name="P257"><text:s text:c="2"/>void <text:span text:style-name="T143">tasks</text:span>Returned(<text:span text:style-name="T151">JobTasks</text:span>Event event);</text:p>
      <text:p text:style-name="P257">}</text:p>
      <text:p text:style-name="P139"/>
      <text:p text:style-name="P139">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51">JobTasksEvent</text:span></text:a>, defined as follows:</text:p>
      <text:p text:style-name="P139"/>
      <text:p text:style-name="P257">public class <text:span text:style-name="T151">JobTasks</text:span>Event extends EventObject {</text:p>
      <text:p text:style-name="P257"><text:s text:c="2"/><text:span text:style-name="T23">// Get the uuid of the job to which the tasks belong</text:span></text:p>
      <text:p text:style-name="P257"><text:s text:c="2"/>public String getJobUuid()</text:p>
      <text:p text:style-name="P257"><text:s text:c="2"/><text:span text:style-name="T23">// Get the name of the job to which the tasks belong</text:span></text:p>
      <text:p text:style-name="P257"><text:s text:c="2"/>public String getJobName()</text:p>
      <text:p text:style-name="P257"><text:s text:c="2"/><text:span text:style-name="T23">// Get the list of tasks that were </text:span><text:span text:style-name="T50">dispatched or </text:span><text:span text:style-name="T23">returned</text:span></text:p>
      <text:p text:style-name="P257"><text:s text:c="2"/>public List&lt;ServerTaskInformation&gt; getTasks()</text:p>
      <text:p text:style-name="P257"><text:s text:c="2"/><text:span text:style-name="T23">// Get the reason why the set of tasks was returned by a node</text:span></text:p>
      <text:p text:style-name="P257"><text:s text:c="2"/>public JobReturnReason getReturnReason()</text:p>
      <text:p text:style-name="P257"><text:s text:c="2"/><text:span text:style-name="T23">// Get the information on the node </text:span><text:span text:style-name="T50">where</text:span><text:span text:style-name="T23"> the tasks </text:span><text:span text:style-name="T50">were dispatched or </text:span><text:span text:style-name="T23">returned</text:span></text:p>
      <text:p text:style-name="P257"><text:s text:c="2"/>public JPPFManagementInfo getNodeInfo()</text:p>
      <text:p text:style-name="P257">}</text:p>
      <text:p text:style-name="P139"/>
      <text:p text:style-name="P141">The <text:span text:style-name="T145">m</text:span>ethod <text:span text:style-name="Code_20_char">get</text:span><text:span text:style-name="Code_20_char"><text:span text:style-name="T145">ReturnedTasks()</text:span></text:span><text:span text:style-name="T145"> returns a list of </text:span><text:a xlink:type="simple" xlink:href="http://www.jppf.org/javadoc/5.2/index.html?org/jppf/job/ServerTaskInformation.html" text:style-name="Internet_20_link" text:visited-style-name="Visited_20_Internet_20_Link"><text:span text:style-name="T145">ServerTaskInformation</text:span></text:a><text:span text:style-name="T145"> objects, providing details on individual tasks:</text:span></text:p>
      <text:p text:style-name="P141"/>
      <text:p text:style-name="P257">public class ServerTaskInformation implements Serializable {</text:p>
      <text:p text:style-name="P257"><text:s text:c="2"/><text:span text:style-name="T23">// Get the position of this task within the job submitted by the client</text:span></text:p>
      <text:p text:style-name="P257"><text:s text:c="2"/>public int getJobPosition()</text:p>
      <text:p text:style-name="P257"><text:s text:c="2"/><text:span text:style-name="T23">// Get the throwable raised during the processing of the task</text:span></text:p>
      <text:p text:style-name="P257"><text:s text:c="2"/>public Throwable getThrowable()</text:p>
      <text:p text:style-name="P257"><text:s text:c="2"/><text:span text:style-name="T23">// Get the number of times a dispatch of the task has expired</text:span></text:p>
      <text:p text:style-name="P257"><text:s text:c="2"/>public int getExpirationCount()</text:p>
      <text:p text:style-name="P257"><text:s text:c="2"/><text:span text:style-name="T23">// Get the maximum number of times the task can be resubmitted</text:span></text:p>
      <text:p text:style-name="P257"><text:s text:c="2"/>public int getMaxResubmits()</text:p>
      <text:p text:style-name="P257"><text:s text:c="2"/><text:span text:style-name="T23">// Get the number of times the task was resubmitted</text:span></text:p>
      <text:p text:style-name="P257"><text:s text:c="2"/>public int getResubmitCount()</text:p>
      <text:p text:style-name="P257">}</text:p>
      <text:p text:style-name="P143"/>
      <text:p text:style-name="P145">The method getReturnReason() provides a high-level indication of why the tasks w<text:span text:style-name="T149">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1"/>
      <text:p text:style-name="P257">public enum JobReturnReason {</text:p>
      <text:p text:style-name="P257"><text:s text:c="2"/><text:span text:style-name="T23">// The tasks were normally processed by the node</text:span></text:p>
      <text:p text:style-name="P257"><text:s text:c="2"/>RESULTS_RECEIVED,</text:p>
      <text:p text:style-name="P257"><text:s text:c="2"/><text:span text:style-name="T23">// The processing of the tasks took longer than the specified dispatch timeout</text:span></text:p>
      <text:p text:style-name="P257"><text:s text:c="2"/>DISPATCH_TIMEOUT,</text:p>
      <text:p text:style-name="P257"><text:s text:c="2"/><text:span text:style-name="T23">// An error occurred in the node which prevented the normal execution of the tasks</text:span></text:p>
      <text:p text:style-name="P257"><text:s text:c="2"/>NODE_PROCESSING_ERROR,</text:p>
      <text:p text:style-name="P257"><text:s text:c="2"/><text:span text:style-name="T23">// An error occurred in the driver while processing the results returned by the node</text:span></text:p>
      <text:p text:style-name="P257"><text:s text:c="2"/>DRIVER_PROCESSING_ERROR,</text:p>
      <text:p text:style-name="P257"><text:s text:c="2"/><text:span text:style-name="T23">// </text:span><text:span text:style-name="T48">T</text:span><text:span text:style-name="T23">he connection between node and server was severed before results could be returned</text:span></text:p>
      <text:p text:style-name="P257"><text:s text:c="2"/>NODE_CHANNEL_ERROR</text:p>
      <text:p text:style-name="P257">}</text:p>
      <text:p text:style-name="P139"/>
      <text:p text:style-name="P156">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86"><text:span text:style-name="T153">The f</text:span>ollowing <text:span text:style-name="T154">code </text:span>is an example listener which prints out <text:span text:style-name="T146">its </text:span>event<text:span text:style-name="T146">s</text:span> to the console:</text:p>
      <text:p text:style-name="P147"/>
      <text:p text:style-name="P260">public class My<text:span text:style-name="T155">JobTasks</text:span>Listener implements <text:span text:style-name="T155">JobTasks</text:span>Listener {</text:p>
      <text:p text:style-name="P260"><text:s text:c="2"/>public My<text:span text:style-name="T155">JobTasks</text:span>Listener() {</text:p>
      <text:p text:style-name="P258"><text:s text:c="4"/>System.out.println("in My<text:span text:style-name="T152">JobTasks</text:span>Listener()"); <text:span text:style-name="T23">// displayed at driver startup time</text:span></text:p>
      <text:p text:style-name="P257"><text:s text:c="2"/>}</text:p>
      <text:p text:style-name="P257"/>
      <text:p text:style-name="P257"><text:s text:c="2"/>@Override public void tasks<text:span text:style-name="T152">Dispatched</text:span>(TaskReturnEvent event) {</text:p>
      <text:p text:style-name="P257"><text:s text:c="4"/><text:span text:style-name="T152">printEvent(event);</text:span></text:p>
      <text:p text:style-name="P257"><text:s text:c="2"/>}</text:p>
      <text:p text:style-name="P257"/>
      <text:p text:style-name="P258"><text:s text:c="2"/>@Override public void tasksReturned(TaskReturnEvent event) {</text:p>
      <text:p text:style-name="P258"><text:s text:c="4"/><text:span text:style-name="T152">printEvent(event);</text:span></text:p>
      <text:p text:style-name="P258"><text:s text:c="2"/>}</text:p>
      <text:p text:style-name="P258"/>
      <text:p text:style-name="P258"><text:s text:c="2"/><text:span text:style-name="T152">private</text:span> void <text:span text:style-name="T152">printEvent</text:span>(<text:span text:style-name="T152">JobTasks</text:span>Event event) {</text:p>
      <text:p text:style-name="P258"><text:s text:c="4"/>System.out.printf("tasksReturned() : name=%s, uuid=%s, reason=%s, node=%s,</text:p>
      <text:p text:style-name="P258"><text:s text:c="6"/>%d tasks=%s%n", event.getJobName(), event.getJobUuid(), event.getReturnReason(),</text:p>
      <text:p text:style-name="P259"><text:s text:c="6"/>event.getNodeInfo(), event.getTasks().size(), event.getTasks());</text:p>
      <text:p text:style-name="P258"><text:s text:c="2"/>}</text:p>
      <text:p text:style-name="P258">}</text:p>
      <text:p text:style-name="P147"/>
      <text:p text:style-name="P149">and here is an example output:</text:p>
      <text:p text:style-name="P149"/>
      <text:p text:style-name="P257">tasksReturned() : name=my job, uuid=job_uuid, reason=RESULTS_RECEIVED,</text:p>
      <text:p text:style-name="P261">node=JPPFManagementInfo[192.168.1.24:12001, type=node|MASTER, local=false, secure=false, uuid=node_uuid], 1 tasks=[ServerTaskInformation[jobPosition=85, <text:span text:style-name="T156">throwable=null,</text:span></text:p>
      <text:p text:style-name="P261">expirationCount=0, maxResubmits=1, resubmitCount=0]]</text:p>
      <text:p text:style-name="P149"/>
      <text:p text:style-name="P152">Lastly, there are two ways to integrate a <text:a xlink:type="simple" xlink:href="http://www.jppf.org/javadoc/5.2/index.html?org/jppf/job/JobTasksListener.html" text:style-name="Internet_20_link" text:visited-style-name="Visited_20_Internet_20_Link"><text:span text:style-name="T151">JobTasksListener</text:span></text:a> with the JPPF driver:</text:p>
      <text:p text:style-name="P151"/>
      <text:p text:style-name="P60">1) Using the JPPFDriver API</text:p>
      <text:p text:style-name="P151"/>
      <text:p text:style-name="P151">This can be done by calling the method <text:a xlink:type="simple" xlink:href="http://www.jppf.org/javadoc/5.2/org/jppf/server/JPPFDriver.html#getJobTasksListenerManager()" text:style-name="Internet_20_link" text:visited-style-name="Visited_20_Internet_20_Link"><text:span text:style-name="T153">getJobTasksListenerManager()</text:span></text:a> on the <text:a xlink:type="simple" xlink:href="http://www.jppf.org/javadoc/5.2/index.html?org/jppf/server/JPPFDriver.html" text:style-name="Internet_20_link" text:visited-style-name="Visited_20_Internet_20_Link">JPPFDriver</text:a> singleton instance, <text:span text:style-name="T147">from another driver plugin, add-on or extension. For instance, as in this </text:span><text:a xlink:type="simple" xlink:href="#1.2.2.2.Server startup classes|outline" text:style-name="Internet_20_link" text:visited-style-name="Visited_20_Internet_20_Link"><text:span text:style-name="T147">driver startup class</text:span></text:a><text:span text:style-name="T147">:</text:span></text:p>
      <text:p text:style-name="P151"/>
      <text:p text:style-name="P257">public class MyDriverStartup implements JPPFDriverStartupSPI {</text:p>
      <text:p text:style-name="P257"><text:s text:c="2"/>@Override</text:p>
      <text:p text:style-name="P257"><text:s text:c="2"/>public void run() {</text:p>
      <text:p text:style-name="P257"><text:s text:c="4"/><text:span text:style-name="T23">// get the object which manages task return listeners</text:span></text:p>
      <text:p text:style-name="P259"><text:s text:c="4"/><text:span text:style-name="T8">JobTasksListener</text:span><text:span text:style-name="T1">Manager manager =</text:span></text:p>
      <text:p text:style-name="P259"><text:span text:style-name="T1"><text:s text:c="6"/>JPPFDriver.getInstance().get</text:span><text:span text:style-name="T8">Job</text:span><text:span text:style-name="T1">Task</text:span><text:span text:style-name="T8">sListener</text:span><text:span text:style-name="T1">Manager();</text:span></text:p>
      <text:p text:style-name="P257"><text:s text:c="4"/><text:span text:style-name="T23">// register a new TaskReturnListener</text:span></text:p>
      <text:p text:style-name="P257"><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59"><text:s text:c="6"/>@Override</text:p>
      <text:p text:style-name="P259"><text:s text:c="6"/>public void tasks<text:span text:style-name="T153">Dispatched</text:span>(<text:span text:style-name="T153">Job</text:span>Task<text:span text:style-name="T153">s</text:span>Event event) { ... }</text:p>
      <text:p text:style-name="P259"><text:s text:c="6"/>@Override</text:p>
      <text:p text:style-name="P259"><text:s text:c="6"/>public void tasksReturned(<text:span text:style-name="T153">Job</text:span>Task<text:span text:style-name="T153">s</text:span>Event event) { ... }</text:p>
      <text:p text:style-name="P259"><text:s text:c="4"/>});</text:p>
      <text:p text:style-name="P257"><text:s text:c="2"/>}</text:p>
      <text:p text:style-name="P257">}</text:p>
      <text:p text:style-name="P151"/>
      <text:p text:style-name="P154">Note that you will need to have the jppf-server.jar file in your build path fir this code to compile.</text:p>
      <text:p text:style-name="P151"/>
      <text:p text:style-name="P24">2) Using the Service Provider Interface (SPI)</text:p>
      <text:p text:style-name="P154"/>
      <text:p text:style-name="P155">To register the <text:a xlink:type="simple" xlink:href="http://www.jppf.org/javadoc/5.2/index.html?org/jppf/job/JobTasksListener.html" text:style-name="Internet_20_link" text:visited-style-name="Visited_20_Internet_20_Link"><text:span text:style-name="T151">JobTasksListener</text:span></text:a><text:span text:style-name="T151">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5">Job</text:span>Task<text:span text:style-name="T155">s</text:span>Listener1 and My<text:span text:style-name="T155">Job</text:span>Task<text:span text:style-name="T155">s</text:span>Listener2 in the test1 and test2 packages, respectively, then the service definiton file should contain:</text:p>
      <text:p text:style-name="P154"/>
      <text:p text:style-name="P260">test1.My<text:span text:style-name="T155">JobTasks</text:span>Listener1</text:p>
      <text:p text:style-name="P260">test<text:span text:style-name="T148">2</text:span>.My<text:span text:style-name="T155">JobTasks</text:span>Listener2</text:p>
      <text:p text:style-name="P151"/>
      <text:p text:style-name="P154">Note that, to work with the SPI, each implementation <text:span text:style-name="T12">must</text:span> have a no-args constructor, whether implicit or explicit.</text:p>
      <text:list xml:id="list150017170906922" text:continue-numbering="true" text:style-name="Outline">
        <text:list-item>
          <text:list>
            <text:list-item>
              <text:list>
                <text:list-item>
                  <text:h text:style-name="P318" text:outline-level="3"><text:span text:style-name="T150">(deprecated) </text:span>Receiving the status of tasks returning from the nodes</text:h>
                </text:list-item>
              </text:list>
            </text:list-item>
          </text:list>
        </text:list-item>
      </text:list>
      <text:p text:style-name="P157"><text:span text:style-name="T1">Deprecation notice:</text:span> <text:span text:style-name="T12">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2">Receiving the status of tasks dispatched to or returned from the nodes</text:span></text:a><text:span text:style-name="T12">". <text:s/>Though It will continue to work until it is removed in the next version, it is st</text:span><text:span text:style-name="T15">r</text:span><text:span text:style-name="T12">ongly recommen</text:span><text:span text:style-name="T15">d</text:span><text:span text:style-name="T12">ed that you upgrade to the new extension</text:span>.</text:p>
      <text:p text:style-name="P134"/>
      <text:p text:style-name="P134">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43">TaskReturnListener</text:span></text:a><text:span text:style-name="T143"> interface, defined as:</text:span></text:p>
      <text:p text:style-name="P136"/>
      <text:p text:style-name="Code_20_block">public interface TaskReturnListener {</text:p>
      <text:p text:style-name="Code_20_block"><text:s text:c="2"/><text:span text:style-name="T23">// Called when a job dispatch returns from a node</text:span></text:p>
      <text:p text:style-name="Code_20_block"><text:s text:c="2"/>void <text:span text:style-name="T143">tasks</text:span>Returned(TaskReturnEvent event);</text:p>
      <text:p text:style-name="Code_20_block">}</text:p>
      <text:p text:style-name="P138"/>
      <text:p text:style-name="P138">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8"/>
      <text:p text:style-name="Code_20_block">public class TaskReturnEvent extends EventObject {</text:p>
      <text:p text:style-name="Code_20_block"><text:s text:c="2"/><text:span text:style-name="T23">// Get the uuid of the job to which the tasks belong</text:span></text:p>
      <text:p text:style-name="Code_20_block"><text:s text:c="2"/>public String getJobUuid()</text:p>
      <text:p text:style-name="Code_20_block"/>
      <text:p text:style-name="Code_20_block"><text:s text:c="2"/><text:span text:style-name="T23">// Get the name of the job to which the tasks belong</text:span></text:p>
      <text:p text:style-name="Code_20_block"><text:s text:c="2"/>public String getJobName()</text:p>
      <text:p text:style-name="Code_20_block"/>
      <text:p text:style-name="Code_20_block"><text:s text:c="2"/><text:span text:style-name="T23">// Get the list of tasks that were returned</text:span></text:p>
      <text:p text:style-name="Code_20_block"><text:s text:c="2"/>public List&lt;ServerTaskInformation&gt; get<text:span text:style-name="T144">Returned</text:span>Tasks()</text:p>
      <text:p text:style-name="Code_20_block"/>
      <text:p text:style-name="Code_20_block"><text:s text:c="2"/><text:span text:style-name="T23">// Get the reason why the set of tasks was returned by a node</text:span></text:p>
      <text:p text:style-name="Code_20_block"><text:s text:c="2"/>public JobReturnReason getReturnReason()</text:p>
      <text:p text:style-name="Code_20_block"/>
      <text:p text:style-name="Code_20_block"><text:s text:c="2"/><text:span text:style-name="T23">// Get the information on the node </text:span><text:span text:style-name="T47">from</text:span><text:span text:style-name="T23"> which the tasks returned</text:span></text:p>
      <text:p text:style-name="Code_20_block"><text:s text:c="2"/>public JPPFManagementInfo getNodeInfo()</text:p>
      <text:p text:style-name="Code_20_block">}</text:p>
      <text:p text:style-name="P138"/>
      <text:p text:style-name="P140">The <text:span text:style-name="T145">m</text:span>ethod <text:span text:style-name="Code_20_char">get</text:span><text:span text:style-name="Code_20_char"><text:span text:style-name="T145">ReturnedTasks()</text:span></text:span><text:span text:style-name="T145"> returns a list of </text:span><text:a xlink:type="simple" xlink:href="http://www.jppf.org/javadoc/5.2/index.html?org/jppf/job/ServerTaskInformation.html" text:style-name="Internet_20_link" text:visited-style-name="Visited_20_Internet_20_Link"><text:span text:style-name="T145">ServerTaskInformation</text:span></text:a><text:span text:style-name="T145"> objects, providing details on individual tasks:</text:span></text:p>
      <text:p text:style-name="P140"/>
      <text:p text:style-name="Code_20_block">public class ServerTaskInformation implements Serializable {</text:p>
      <text:p text:style-name="Code_20_block"><text:s text:c="2"/><text:span text:style-name="T23">// Get the position of this task within the job submitted by the client</text:span></text:p>
      <text:p text:style-name="Code_20_block"><text:s text:c="2"/>public int getJobPosition()</text:p>
      <text:p text:style-name="Code_20_block"><text:s text:c="2"/><text:span text:style-name="T23">// Get the throwable raised during the processing of the task</text:span></text:p>
      <text:p text:style-name="Code_20_block"><text:s text:c="2"/>public Throwable getThrowable()</text:p>
      <text:p text:style-name="Code_20_block"><text:s text:c="2"/><text:span text:style-name="T23">// Get the number of times a dispatch of the task has expired</text:span></text:p>
      <text:p text:style-name="Code_20_block"><text:s text:c="2"/>public int getExpirationCount()</text:p>
      <text:p text:style-name="Code_20_block"><text:s text:c="2"/><text:span text:style-name="T23">// Get the maximum number of times the task can be resubmitted</text:span></text:p>
      <text:p text:style-name="Code_20_block"><text:s text:c="2"/>public int getMaxResubmits()</text:p>
      <text:p text:style-name="Code_20_block"><text:s text:c="2"/><text:span text:style-name="T23">// Get the number of times the task was resubmitted</text:span></text:p>
      <text:p text:style-name="Code_20_block"><text:s text:c="2"/>public int getResubmitCount()</text:p>
      <text:p text:style-name="Code_20_block">}</text:p>
      <text:p text:style-name="P142"/>
      <text:p text:style-name="P144">The method getReturnReason() provides a high-level indication of why the tasks w<text:span text:style-name="T149">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0"/>
      <text:p text:style-name="Code_20_block">public enum JobReturnReason {</text:p>
      <text:p text:style-name="Code_20_block"><text:s text:c="2"/><text:span text:style-name="T23">// The tasks were normally processed by the node</text:span></text:p>
      <text:p text:style-name="Code_20_block"><text:s text:c="2"/>RESULTS_RECEIVED,</text:p>
      <text:p text:style-name="Code_20_block"><text:s text:c="2"/><text:span text:style-name="T23">// The processing of the tasks took longer than the specified dispatch timeout</text:span></text:p>
      <text:p text:style-name="Code_20_block"><text:s text:c="2"/>DISPATCH_TIMEOUT,</text:p>
      <text:p text:style-name="Code_20_block"><text:s text:c="2"/><text:span text:style-name="T23">// An error occurred in the node which prevented the normal execution of the tasks</text:span></text:p>
      <text:p text:style-name="Code_20_block"><text:s text:c="2"/>NODE_PROCESSING_ERROR,</text:p>
      <text:p text:style-name="Code_20_block"><text:s text:c="2"/><text:span text:style-name="T23">// An error occurred in the driver while processing the results returned by the node</text:span></text:p>
      <text:p text:style-name="Code_20_block"><text:s text:c="2"/>DRIVER_PROCESSING_ERROR,</text:p>
      <text:p text:style-name="Code_20_block"><text:s text:c="2"/><text:span text:style-name="T23">// </text:span><text:span text:style-name="T48">T</text:span><text:span text:style-name="T23">he connection between node and server was severed before results could be returned</text:span></text:p>
      <text:p text:style-name="Code_20_block"><text:s text:c="2"/>NODE_CHANNEL_ERROR</text:p>
      <text:p text:style-name="Code_20_block">}</text:p>
      <text:p text:style-name="P138"/>
      <text:p text:style-name="P146"/>
      <text:p text:style-name="P187">Following is an example listener which prints out <text:span text:style-name="T146">its </text:span>event<text:span text:style-name="T146">s</text:span> to the console:</text:p>
      <text:p text:style-name="P146"/>
      <text:p text:style-name="Code_20_block">public class MyTaskReturnListener implements TaskReturnListener {</text:p>
      <text:p text:style-name="Code_20_block"><text:s text:c="2"/>public MyTaskReturnListener() {</text:p>
      <text:p text:style-name="Code_20_block"><text:s text:c="4"/><text:span text:style-name="T23">//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55"><text:s text:c="4"/>System.out.printf(</text:p>
      <text:p text:style-name="P255"><text:s text:c="6"/>"tasksReturned() : name=%s, uuid=%s, reason=%s, node=%s, %d tasks=%s%n",</text:p>
      <text:p text:style-name="P255"><text:s text:c="6"/>event.getJobName(), event.getJobUuid(), event.getReturnReason(),</text:p>
      <text:p text:style-name="P255"><text:s text:c="6"/>event.getNodeInfo(), tasks.size(), tasks);</text:p>
      <text:p text:style-name="Code_20_block"><text:s text:c="2"/>}</text:p>
      <text:p text:style-name="Code_20_block">}</text:p>
      <text:p text:style-name="P146"/>
      <text:p text:style-name="P148">and here is an example output:</text:p>
      <text:p text:style-name="P148"/>
      <text:p text:style-name="Code_20_block">tasksReturned() : name=my job, uuid=job_uuid, reason=RESULTS_RECEIVED,</text:p>
      <text:p text:style-name="P256">node=JPPFManagementInfo[192.168.1.24:12001, type=node|MASTER, local=false, secure=false, uuid=node_uuid], 1 tasks=[ServerTaskInformation[jobPosition=85, throwable=null, </text:p>
      <text:p text:style-name="P256">expirationCount=0, maxResubmits=1, resubmitCount=0]]</text:p>
      <text:p text:style-name="P148"/>
      <text:p text:style-name="P150">Lastly, there are two ways to integrate a <text:a xlink:type="simple" xlink:href="http://www.jppf.org/javadoc/5.2/index.html?org/jppf/job/TaskReturnListener.html" text:style-name="Internet_20_link" text:visited-style-name="Visited_20_Internet_20_Link"><text:span text:style-name="T143">TaskReturnListener</text:span></text:a> with the JPPF driver:</text:p>
      <text:p text:style-name="P150"/>
      <text:p text:style-name="P59">1) Using the JPPFDriver API</text:p>
      <text:p text:style-name="P150"/>
      <text:p text:style-name="P150">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7">from another driver plugin, add-on or extension. For instance, as in this </text:span><text:a xlink:type="simple" xlink:href="#1.2.2.2.Server startup classes|outline" text:style-name="Internet_20_link" text:visited-style-name="Visited_20_Internet_20_Link"><text:span text:style-name="T147">driver startup class</text:span></text:a><text:span text:style-name="T147">:</text:span></text:p>
      <text:p text:style-name="P150"/>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3">//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3">//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50"/>
      <text:p text:style-name="P153">Note that you will need to have the jppf-server.jar file in your build path fir this code to compile.</text:p>
      <text:p text:style-name="P150"/>
      <text:p text:style-name="P23">2) Using the Service Provider Interface (SPI)</text:p>
      <text:p text:style-name="P153"/>
      <text:p text:style-name="P153">To register the <text:a xlink:type="simple" xlink:href="http://www.jppf.org/javadoc/5.2/index.html?org/jppf/job/TaskReturnListener.html" text:style-name="Internet_20_link" text:visited-style-name="Visited_20_Internet_20_Link"><text:span text:style-name="T143">TaskReturnListener</text:span></text:a><text:span text:style-name="T143">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3"/>
      <text:p text:style-name="Code_20_block">test1. MyTaskReturnListener1</text:p>
      <text:p text:style-name="Code_20_block">test<text:span text:style-name="T148">2</text:span>. MyTaskReturnListener2</text:p>
      <text:p text:style-name="P150"/>
      <text:p text:style-name="P153">Note that, to work with the SPI, each implementation <text:span text:style-name="T12">must</text:span> have a no-args constructor, whether implicit or explicit.</text:p>
      <text:p text:style-name="P153"/>
      <text:list xml:id="list150019110908121" text:continue-numbering="true" text:style-name="Outline">
        <text:list-item>
          <text:list>
            <text:list-item>
              <text:list>
                <text:list-item>
                  <text:h text:style-name="P317" text:outline-level="3">Receiving server statistics events</text:h>
                </text:list-item>
              </text:list>
            </text:list-item>
          </text:list>
        </text:list-item>
      </text:list>
      <text:p text:style-name="P168"><text:span text:style-name="Note">Reminder</text:span>: if you are not familiar with the server statistics API, please refer to the section "<text:span text:style-name="SectionRef"><text:span text:style-name="T176">Development Guide &gt; The JPPF statistics API</text:span></text:span>" of this use<text:span text:style-name="T175">r</text:span> guide.</text:p>
      <text:list xml:id="list150017509098192"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9">To receive notifications of changes in the server stati<text:span text:style-name="T180">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69"/>
      <text:p text:style-name="Code_20_block">public abstract class JPPFFilteredStatisticsListener implements JPPFStatisticsListener {</text:p>
      <text:p text:style-name="Code_20_block"><text:s text:c="2"/><text:span text:style-name="T23">// Get an optional filter to associate with this listener</text:span></text:p>
      <text:p text:style-name="Code_20_block"><text:s text:c="2"/>public JPPFStatistics.Filter getFilter()</text:p>
      <text:p text:style-name="Code_20_block">}</text:p>
      <text:p text:style-name="P169"/>
      <text:p text:style-name="P169">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69"/>
      <text:p text:style-name="Code_20_block">public class JPPFStatistics implements Serializable, Iterable&lt;JPPFSnapshot&gt; {</text:p>
      <text:p text:style-name="Code_20_block"><text:s text:c="2"/><text:span text:style-name="T23">// A filter interface for snapshots</text:span></text:p>
      <text:p text:style-name="Code_20_block"><text:s text:c="2"/>public interface Filter {</text:p>
      <text:p text:style-name="Code_20_block"><text:s text:c="4"/><text:span text:style-name="T23">// Determines whether the specified snapshot is accepted by this filter</text:span></text:p>
      <text:p text:style-name="Code_20_block"><text:s text:c="4"/>boolean accept(JPPFSnapshot snapshot);</text:p>
      <text:p text:style-name="Code_20_block"><text:s text:c="2"/>}</text:p>
      <text:p text:style-name="Code_20_block">}</text:p>
      <text:p text:style-name="P169"/>
      <text:p text:style-name="P169">The statistics listener will only receive events for the snaphots accepted by the filter. If it is <text:span text:style-name="Code_20_char">null</text:span>, then it will receive events for all the snapshots.</text:p>
      <text:p text:style-name="P169"/>
      <text:p text:style-name="P169"><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69"/>
      <text:p text:style-name="Code_20_block">public interface JPPFStatisticsListener extends EventListener {</text:p>
      <text:p text:style-name="Code_20_block"><text:s text:c="2"/><text:span text:style-name="T23">// Called when a new snapshot is created</text:span></text:p>
      <text:p text:style-name="Code_20_block"><text:s text:c="2"/>void snapshotAdded(JPPFStatisticsEvent event);</text:p>
      <text:p text:style-name="Code_20_block"/>
      <text:p text:style-name="Code_20_block"><text:s text:c="2"/><text:span text:style-name="T23">// Called when a snapshot is removed</text:span></text:p>
      <text:p text:style-name="Code_20_block"><text:s text:c="2"/>void snapshotRemoved(JPPFStatisticsEvent event);</text:p>
      <text:p text:style-name="Code_20_block"/>
      <text:p text:style-name="Code_20_block"><text:s text:c="2"/><text:span text:style-name="T23">// Called when a snapshot is updated</text:span></text:p>
      <text:p text:style-name="Code_20_block"><text:s text:c="2"/>void snapshotUpdated(JPPFStatisticsEvent event);</text:p>
      <text:p text:style-name="Code_20_block">}</text:p>
      <text:p text:style-name="P169"/>
      <text:p text:style-name="P170">Each <text:a xlink:type="simple" xlink:href="http://www.jppf.org/javadoc/5.2/index.html?org/jppf/utils/stats/JPPFStatisticsEvent.html" text:style-name="Internet_20_link" text:visited-style-name="Visited_20_Internet_20_Link">JPPFStatisticEvent</text:a> object prov<text:span text:style-name="T177">i</text:span>des the following information:</text:p>
      <text:p text:style-name="P169"/>
      <text:p text:style-name="Code_20_block">public class JPPFStatisticsEvent extends EventObject {</text:p>
      <text:p text:style-name="Code_20_block"><text:s text:c="2"/><text:span text:style-name="T23">// Get the statistics source of this event</text:span></text:p>
      <text:p text:style-name="Code_20_block"><text:s text:c="2"/>public JPPFStatistics getStatistics()</text:p>
      <text:p text:style-name="Code_20_block"/>
      <text:p text:style-name="Code_20_block"><text:s text:c="2"/><text:span text:style-name="T23">// Get the snapshot that was created, removed or updated</text:span></text:p>
      <text:p text:style-name="Code_20_block"><text:s text:c="2"/>public JPPFSnapshot getSnapshot()</text:p>
      <text:p text:style-name="Code_20_block">}</text:p>
      <text:p text:style-name="P169"/>
      <text:p text:style-name="P171"><text:span text:style-name="Note">Note</text:span>: since updates <text:span text:style-name="T178">to</text:span> the statistics in the server have a very high frequency, it is recommended to make the listener methods as short as possible, with regards to their execution time. <text:span text:style-name="T178">This will</text:span> avoid a significant impact to he server performance. If you can't avoid it, then you may consider posting the events into a queue for asynchronuos processing in a separate thread.</text:p>
      <text:list xml:id="list150018636269589"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2">The deployment of a statistics is done via the Service Provider Interface (SPI):</text:p>
      <text:p text:style-name="P172"/>
      <text:list xml:id="list150017968343526" text:continue-list="list150018305428958" text:style-name="List_20_1">
        <text:list-item>
          <text:p text:style-name="P307">create a file named "<text:span text:style-name="T1">org.jppf.utils.stats.JPPFFilteredStatisticsListener</text:span>" in the <text:span text:style-name="T1">META-INF/services</text:span><text:span text:style-name="T77"> folder</text:span></text:p>
        </text:list-item>
        <text:list-item>
          <text:p text:style-name="P307">in this file add a line containing the fully qualified name of your listener implementation class, for instance "mypackage.MyClass"</text:p>
        </text:list-item>
        <text:list-item>
          <text:p text:style-name="P307">inlcude the jar file or class folder containing both your implementation and service in th eserver's classpath</text:p>
        </text:list-item>
      </text:list>
      <text:p text:style-name="P172"/>
      <text:list xml:id="list150018656734384" text:continue-list="list150018636269589" text:style-name="Outline">
        <text:list-item>
          <text:list>
            <text:list-item>
              <text:list>
                <text:list-item>
                  <text:list>
                    <text:list-item>
                      <text:h text:style-name="P325" text:outline-level="4">Full example</text:h>
                    </text:list-item>
                  </text:list>
                </text:list-item>
              </text:list>
            </text:list-item>
          </text:list>
        </text:list-item>
      </text:list>
      <text:p text:style-name="P172">Let's write a statistics listener which prints all the events it receives to the output console:</text:p>
      <text:p text:style-name="P172"/>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2"/>
      <text:p text:style-name="P173">Now, for the server to register this listener, we create the file:</text:p>
      <text:p text:style-name="P173">"<text:span text:style-name="T10">META-INF/services/org.jppf.utils.stats.JPPFFilteredStatisticsListener</text:span><text:span text:style-name="T179">"</text:span></text:p>
      <text:p text:style-name="P173">with the following single line: "<text:span text:style-name="T1">test.stats.MyStatisticsListener</text:span>"</text:p>
      <text:p text:style-name="P173"/>
      <text:p text:style-name="P173">Our listener is now ready to be deployed.</text:p>
      <text:p text:style-name="P172"/>
      <text:list xml:id="list150019046303507" text:continue-numbering="true" text:style-name="Outline">
        <text:list-item>
          <text:list>
            <text:list-item>
              <text:h text:style-name="P315"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50019132567251"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3">// Called when the node has finished initializing,</text:span></text:p>
      <text:p text:style-name="Code_20_block"><text:s text:c="2"/><text:span text:style-name="T23">// and before it starts processing jobs</text:span></text:p>
      <text:p text:style-name="Code_20_block"><text:s text:c="2"/>void nodeStarting(NodeLifeCycleEvent event);</text:p>
      <text:p text:style-name="Code_20_block"/>
      <text:p text:style-name="Code_20_block"><text:s text:c="2"/><text:span text:style-name="T23">// Called when the node is terminating</text:span></text:p>
      <text:p text:style-name="Code_20_block"><text:s text:c="2"/>void nodeEnding(NodeLifeCycleEvent event);</text:p>
      <text:p text:style-name="P221"/>
      <text:p text:style-name="P221"><text:s text:c="2"/><text:span text:style-name="T23">// Called when the node has loaded a job header and before</text:span></text:p>
      <text:p text:style-name="P221"><text:s text:c="2"/><text:span text:style-name="T23">// the DataProvider or any of the tasks has been loaded</text:span></text:p>
      <text:p text:style-name="P221"><text:s text:c="2"/>void jobHeaderLoaded(NodeLifeCycleEvent event);</text:p>
      <text:p text:style-name="Code_20_block"/>
      <text:p text:style-name="Code_20_block"><text:s text:c="2"/><text:span text:style-name="T23">// Called before the node starts processing a job</text:span></text:p>
      <text:p text:style-name="Code_20_block"><text:s text:c="2"/>void jobStarting(NodeLifeCycleEvent event);</text:p>
      <text:p text:style-name="Code_20_block"/>
      <text:p text:style-name="Code_20_block"><text:s text:c="2"/><text:span text:style-name="T23">// Called after the node finishes processing a job</text:span></text:p>
      <text:p text:style-name="Code_20_block"><text:s text:c="2"/>void jobEnding(NodeLifeCycleEvent event);</text:p>
      <text:p text:style-name="P263"/>
      <text:p text:style-name="P263"><text:s text:c="2"/><text:span text:style-name="T23">// </text:span><text:span text:style-name="T51">Called after the node has sent the results of a job to the server </text:span><text:span text:style-name="T52">and before it</text:span></text:p>
      <text:p text:style-name="P264"><text:span text:style-name="T52"><text:s text:c="2"/>// receives the next job. </text:span><text:span text:style-name="T53">The node is fully idle at this point.</text:span></text:p>
      <text:p text:style-name="P262"><text:s text:c="2"/>void <text:span text:style-name="T158">beforeNextJob</text:span>(NodeLifeCycleEvent event);</text:p>
      <text:p text:style-name="P262">}</text:p>
      <text:p text:style-name="Standard"/>
      <text:p text:style-name="P163">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10"><text:s text:c="2"/><text:span text:style-name="T23">// Get the object representing the current JPPF node</text:span></text:p>
      <text:p text:style-name="P210"><text:s text:c="2"/>public Node getNode()</text:p>
      <text:p text:style-name="P210"/>
      <text:p text:style-name="P210"><text:s text:c="2"/><text:span text:style-name="T23">// </text:span><text:span text:style-name="T26">The type of this event</text:span></text:p>
      <text:p text:style-name="P210"><text:s text:c="2"/>public <text:span text:style-name="T83">NodeLifeCycleEventType</text:span> get<text:span text:style-name="T83">Type</text:span>()</text:p>
      <text:p text:style-name="P210"/>
      <text:p text:style-name="P210"><text:s text:c="2"/><text:span text:style-name="T23">// Get the job currently being executed</text:span></text:p>
      <text:p text:style-name="Code_20_block"><text:s text:c="2"/>public JPPFDistributedJob getJob();</text:p>
      <text:p text:style-name="Code_20_block"/>
      <text:p text:style-name="Code_20_block"><text:s text:c="2"/><text:span text:style-name="T23">// Get the tasks currently being executed</text:span></text:p>
      <text:p text:style-name="Code_20_block"><text:s text:c="2"/>public List&lt;Task&gt; getTasks();</text:p>
      <text:p text:style-name="Code_20_block"/>
      <text:p text:style-name="Code_20_block"><text:s text:c="2"/><text:span text:style-name="T23">// Get the data provider for the job</text:span></text:p>
      <text:p text:style-name="Code_20_block"><text:s text:c="2"/>public DataProvider getDataProvider();</text:p>
      <text:p text:style-name="Code_20_block"/>
      <text:p text:style-name="Code_20_block"><text:s text:c="2"/><text:span text:style-name="T23">// Get the class loader used to load the tasks and</text:span></text:p>
      <text:p text:style-name="P190"><text:s text:c="2"/>// the classes they need from the client</text:p>
      <text:p text:style-name="Code_20_block"><text:s text:c="2"/><text:span text:style-name="T80">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3">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83">NodeLifeCycleEventType</text:span></text:a><text:span text:style-name="T83">, defined as follows:</text:span></text:p>
      <text:p text:style-name="P61"/>
      <text:p text:style-name="Standard"/>
      <text:p text:style-name="P189">public enum NodeLifeCycleEventType {</text:p>
      <text:p text:style-name="Code_20_block"><text:span text:style-name="T83"><text:s text:c="2"/></text:span><text:span text:style-name="T26">// nodeStarting() notification</text:span></text:p>
      <text:p text:style-name="P211"><text:s text:c="2"/>NODE_STARTING,</text:p>
      <text:p text:style-name="Code_20_block"/>
      <text:p text:style-name="Code_20_block"><text:span text:style-name="T83"><text:s text:c="2"/></text:span><text:span text:style-name="T26">// nodeEnding() notification</text:span></text:p>
      <text:p text:style-name="P211"><text:s text:c="2"/>NODE_ENDING,</text:p>
      <text:p text:style-name="Code_20_block"/>
      <text:p text:style-name="Code_20_block"><text:span text:style-name="T83"><text:s text:c="2"/></text:span><text:span text:style-name="T26">// jobHeaderLoaded() notification</text:span></text:p>
      <text:p text:style-name="P211"><text:s text:c="2"/>JOB_HEADER_LOADED,</text:p>
      <text:p text:style-name="Code_20_block"/>
      <text:p text:style-name="Code_20_block"><text:span text:style-name="T83"><text:s text:c="2"/></text:span><text:span text:style-name="T26">// jobStarting() notification</text:span></text:p>
      <text:p text:style-name="P211"><text:s text:c="2"/>JOB_STARTING,</text:p>
      <text:p text:style-name="Code_20_block"/>
      <text:p text:style-name="Code_20_block"><text:span text:style-name="T83"><text:s text:c="2"/></text:span><text:span text:style-name="T26">// jobEnd</text:span><text:span text:style-name="T57">ing</text:span><text:span text:style-name="T26">() notification</text:span></text:p>
      <text:p text:style-name="P211"><text:s text:c="2"/>JOB_ENDING,</text:p>
      <text:p text:style-name="P212"/>
      <text:p text:style-name="P212"><text:span text:style-name="T164"><text:s text:c="2"/></text:span><text:span text:style-name="T57">// beforeNextJob() notification</text:span></text:p>
      <text:p text:style-name="P271"><text:s text:c="2"/>BEFORE_NEXT_JOB</text:p>
      <text:p text:style-name="P212">}</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19">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3">// Get the user-defined display name for this job</text:span></text:p>
      <text:p text:style-name="Code_20_block"><text:s text:c="3"/><text:span text:style-name="T23">// This is the name displayed in the administration console</text:span></text:p>
      <text:p text:style-name="Code_20_block"><text:s text:c="2"/>String getName();</text:p>
      <text:p text:style-name="Code_20_block"><text:s text:c="2"/></text:p>
      <text:p text:style-name="Code_20_block"><text:s text:c="2"/><text:span text:style-name="T23">// Get the universal unique id for this job</text:span></text:p>
      <text:p text:style-name="Code_20_block"><text:s text:c="2"/>String getUuid();</text:p>
      <text:p text:style-name="Code_20_block"/>
      <text:p text:style-name="Code_20_block"><text:s text:c="2"/><text:span text:style-name="T23">// Get the service level agreement between the job and the server</text:span></text:p>
      <text:p text:style-name="Code_20_block"><text:s text:c="2"/>JobSLA getSLA();</text:p>
      <text:p text:style-name="Code_20_block"/>
      <text:p text:style-name="Code_20_block"><text:s text:c="2"/><text:span text:style-name="T2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50018773843763" text:continue-list="list150018595037615" text:style-name="List_20_2">
        <text:list-item>
          <text:p text:style-name="P296">create a file in <text:span text:style-name="Code_20_char"><text:span text:style-name="T1">META-INF/services</text:span></text:span> named “<text:span text:style-name="Code_20_char"><text:span text:style-name="T1">org.jppf.node.event.NodeLifeCycleListener</text:span></text:span>”</text:p>
        </text:list-item>
        <text:list-item>
          <text:p text:style-name="P296">in this file, add the fully qualified class name of your implementation of the interface</text:p>
        </text:list-item>
        <text:list-item>
          <text:p text:style-name="P29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7"><text:span text:style-name="T4">Note regarding the </text:span><text:span text:style-name="Code_20_char"><text:span text:style-name="T4">jobHeaderLoaded()</text:span></text:span><text:span text:style-name="T4"> notification</text:span><text:span text:style-name="T93">:</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4"/>
      <text:p text:style-name="Code_20_block">package myPackage;</text:p>
      <text:p text:style-name="Code_20_block"><text:s text:c="2"/></text:p>
      <text:p text:style-name="Code_20_block">public class MyNodeListener <text:span text:style-name="T165">extends</text:span> NodeLifeCycleListener<text:span text:style-name="T165">Adapter</text:span> {</text:p>
      <text:p text:style-name="P270"><text:s text:c="2"/><text:span text:style-name="T94">@Override</text:span></text:p>
      <text:p text:style-name="P270"><text:span text:style-name="T94"><text:s text:c="2"/></text:span>public void nodeStarting(NodeLifeCycleEvent event) {</text:p>
      <text:p text:style-name="Code_20_block"><text:s text:c="4"/>System.out.println("node ready to process jobs");</text:p>
      <text:p text:style-name="Code_20_block"><text:s text:c="2"/>}</text:p>
      <text:p text:style-name="Code_20_block"/>
      <text:p text:style-name="P270"><text:soft-page-break/><text:s text:c="2"/><text:span text:style-name="T94">@Override</text:span></text:p>
      <text:p text:style-name="P270"><text:span text:style-name="T94"><text:s text:c="2"/></text:span>public void nodeEnding(NodeLifeCycleEvent event) {</text:p>
      <text:p text:style-name="Code_20_block"><text:s text:c="4"/>System.out.println("node ending");</text:p>
      <text:p text:style-name="Code_20_block"><text:s text:c="2"/>}</text:p>
      <text:p text:style-name="P221"/>
      <text:p text:style-name="P270"><text:s text:c="2"/><text:span text:style-name="T94">@Override</text:span></text:p>
      <text:p text:style-name="P270"><text:s text:c="2"/>public void job<text:span text:style-name="T93">HeaderLoaded</text:span>(NodeLifeCycleEvent event) {</text:p>
      <text:p text:style-name="P221"><text:s text:c="4"/>JPPFDistributedJob job = event.getJob();</text:p>
      <text:p text:style-name="P221"><text:s text:c="4"/>System.out.println("node <text:span text:style-name="T93">loaded header for </text:span>job '" + job.get<text:span text:style-name="T165">Name</text:span>() +</text:p>
      <text:p text:style-name="P221"><text:s text:c="6"/>"' <text:span text:style-name="T93">using</text:span> <text:span text:style-name="T93">task class loader </text:span>" + event.getTask<text:span text:style-name="T93">ClassLoader</text:span>());</text:p>
      <text:p text:style-name="P221"><text:s text:c="2"/>}</text:p>
      <text:p text:style-name="P221"/>
      <text:p text:style-name="P270"><text:s text:c="2"/><text:span text:style-name="T94">@Override</text:span></text:p>
      <text:p text:style-name="P270"><text:span text:style-name="T94"><text:s text:c="2"/></text:span>public void jobStarting(NodeLifeCycleEvent event) {</text:p>
      <text:p text:style-name="Code_20_block"><text:s text:c="4"/>JPPFDistributedJob job = event.getJob();</text:p>
      <text:p text:style-name="Code_20_block"><text:s text:c="4"/>System.out.println("node starting job '" + job.get<text:span text:style-name="T165">Name</text:span>() + "' with " +</text:p>
      <text:p text:style-name="Code_20_block"><text:s text:c="6"/>event.getTasks().size() + " tasks");</text:p>
      <text:p text:style-name="Code_20_block"><text:s text:c="2"/>}</text:p>
      <text:p text:style-name="Code_20_block"/>
      <text:p text:style-name="P270"><text:s text:c="2"/><text:span text:style-name="T94">@Override</text:span></text:p>
      <text:p text:style-name="P270"><text:span text:style-name="T94"><text:s text:c="2"/></text:span>public void jobEnding(NodeLifeCycleEvent event) {</text:p>
      <text:p text:style-name="Code_20_block"><text:s text:c="4"/>System.out.println("node finished job '" + event.getJob().get<text:span text:style-name="T165">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150018644980706" text:continue-numbering="true" text:style-name="List_20_2">
        <text:list-item>
          <text:p text:style-name="P283">“<text:a xlink:type="simple" xlink:href="http://www.jppf.org/samples-pack/NodeLifeCycle/Readme.php" text:style-name="Internet_20_link" text:visited-style-name="Visited_20_Internet_20_Link">NodeLifeCycle</text:a>”</text:p>
        </text:list-item>
        <text:list-item>
          <text:p text:style-name="P283">“<text:a xlink:type="simple" xlink:href="http://www.jppf.org/samples-pack/NodeTray/Readme.php" text:style-name="Internet_20_link" text:visited-style-name="Visited_20_Internet_20_Link"><text:span text:style-name="T95">Node Tray</text:span></text:a>”</text:p>
        </text:list-item>
        <text:list-item>
          <text:p text:style-name="P284">“<text:a xlink:type="simple" xlink:href="http://www.jppf.org/samples-pack/ExtendedClassLoading/Readme.php" text:style-name="Internet_20_link" text:visited-style-name="Visited_20_Internet_20_Link">Extended Class Loading</text:a>”</text:p>
        </text:list-item>
      </text:list>
      <text:list xml:id="list150019292842041" text:continue-list="list150019132567251"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1">It is now possible to provide an error handler for each </text:span><text:span text:style-name="Code_20_char"><text:span text:style-name="T81">NodeLifeCycleListener</text:span></text:span><text:span text:style-name="T81"> implementation. This error handler will process all uncaught </text:span><text:span text:style-name="Code_20_char"><text:span text:style-name="T81">Throwable</text:span></text:span><text:span text:style-name="T81">s raised during the execution of any of the listener's methods.</text:span></text:p>
      <text:p text:style-name="P62"/>
      <text:p text:style-name="P2"><text:span text:style-name="T81">To setup an error handler on a <text:s/></text:span><text:span text:style-name="Code_20_char"><text:span text:style-name="T81">NodeLifeCycleListener</text:span></text:span><text:span text:style-name="T81"> implementation, you just have to implement the interface </text:span><text:a xlink:type="simple" xlink:href="http://www.jppf.org/javadoc/5.2/index.html?org/jppf/node/event/NodeLifeCycleErrorHandler.html" text:style-name="Internet_20_link" text:visited-style-name="Visited_20_Internet_20_Link"><text:span text:style-name="T81">NodeLifeCycleErrorHandler</text:span></text:a><text:span text:style-name="T81">, defined as follows:</text:span></text:p>
      <text:p text:style-name="P62"/>
      <text:p text:style-name="P213">public interface NodeLifeCycleErrorHandler {</text:p>
      <text:p text:style-name="Code_20_block"><text:span text:style-name="T82"><text:s text:c="2"/></text:span><text:span text:style-name="T25">// Handle the throwable raised for the specified event</text:span></text:p>
      <text:p text:style-name="P214"><text:s text:c="2"/>void handleError(</text:p>
      <text:p text:style-name="P214"><text:s text:c="4"/>NodeLifeCycleListener listener, NodeLifeCycleEvent event, Throwable t);</text:p>
      <text:p text:style-name="P213">}</text:p>
      <text:p text:style-name="P63"/>
      <text:p text:style-name="P3"><text:span text:style-name="T82">The </text:span><text:span text:style-name="Code_20_char"><text:span text:style-name="T82">listener</text:span></text:span><text:span text:style-name="T82"> parameter is the listener instance which threw the throwable. The </text:span><text:span text:style-name="Code_20_char"><text:span text:style-name="T82">event</text:span></text:span><text:span text:style-name="T82"> parameter is the notification that was sent to the listener; its </text:span><text:span text:style-name="Code_20_char"><text:span text:style-name="T82">getType()</text:span></text:span><text:span text:style-name="T82"> method will allow you to determine which method of the listener was called when the throwable was raised. The last parameter is the actual throwable that was raised.</text:span></text:p>
      <text:p text:style-name="P63"/>
      <text:p text:style-name="P4"><text:span text:style-name="T82">When the NodeLifeCycleListener does not implement </text:span><text:span text:style-name="Code_20_char"><text:span text:style-name="T82">NodeLifeCycleErrorHandler</text:span></text:span><text:span text:style-name="T82">,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82">DefaultLifeCycleErrorHandler</text:span></text:a><text:span text:style-name="T82">.</text:span></text:p>
      <text:p text:style-name="P64"/>
      <text:p text:style-name="P64">Lastly, if an uncaught throwable is raised within the error handler itself, JPPF will handle it as follows:</text:p>
      <text:p text:style-name="P64"/>
      <text:list xml:id="list150019040558516" text:continue-list="list150017968343526" text:style-name="List_20_1">
        <text:list-item>
          <text:p text:style-name="P308">if the logging level is “debug” or finer then the full stack trace of the throwable is logged</text:p>
        </text:list-item>
        <text:list-item>
          <text:p text:style-name="P308">otherwise, only the throwable's class and message are logged</text:p>
        </text:list-item>
        <text:list-item>
          <text:p text:style-name="P308">if the throwable is an instance of Error, it is propagated up the call stack</text:p>
        </text:list-item>
      </text:list>
      <text:p text:style-name="P64"/>
      <text:list xml:id="list150018208872532" text:continue-list="list150019292842041" text:style-name="Outline">
        <text:list-item>
          <text:list>
            <text:list-item>
              <text:list>
                <text:list-item>
                  <text:h text:style-name="P317" text:outline-level="3"><text:span text:style-name="T129">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3">// an alternate server address read from the configuration</text:span></text:p>
      <text:p text:style-name="Code_20_block"><text:s text:c="2"/>private String alternateServer = null;</text:p>
      <text:p text:style-name="Code_20_block"><text:s text:c="2"/><text:span text:style-name="T23">// determines which server address to use</text:span></text:p>
      <text:p text:style-name="Code_20_block"><text:s text:c="2"/>private boolean useAlternate = false;</text:p>
      <text:p text:style-name="Code_20_block"/>
      <text:p text:style-name="Code_20_block"><text:s text:c="2"/><text:span text:style-name="T23">// This method toggles the JPPF server address between the value set in the</text:span></text:p>
      <text:p text:style-name="Code_20_block"><text:s text:c="2"/><text:span text:style-name="T23">// configuration file and an alternate server address</text:span></text:p>
      <text:p text:style-name="Code_20_block"><text:s text:c="2"/>public void initializing(UnmodifiableTypedProperties initialConfiguration) {</text:p>
      <text:p text:style-name="Code_20_block"><text:s text:c="4"/><text:span text:style-name="T2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3">// means the JPPF-configured value is to be used</text:span></text:p>
      <text:p text:style-name="Code_20_block"><text:s text:c="4"/>if (!useAlternate) {</text:p>
      <text:p text:style-name="Code_20_block"><text:s text:c="6"/><text:span text:style-name="T2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3">// toggle the server address to use for the next attempt</text:span></text:p>
      <text:p text:style-name="Code_20_block"><text:s text:c="6"/>useAlternate = true;</text:p>
      <text:p text:style-name="Code_20_block"><text:s text:c="4"/>} else {</text:p>
      <text:p text:style-name="Code_20_block"><text:s text:c="6"/><text:span text:style-name="T23">// connection to JPPF-configured server failed,</text:span></text:p>
      <text:p text:style-name="Code_20_block"><text:s text:c="6"/><text:span text:style-name="T23">// we will now try to connect to the alternate server</text:span></text:p>
      <text:p text:style-name="Code_20_block"><text:s text:c="6"/>currentConfig.setProperty("jppf.server.host", alternateServer);</text:p>
      <text:p text:style-name="Code_20_block"><text:s text:c="6"/><text:span text:style-name="T2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50018646902600" text:continue-list="list150018644980706" text:style-name="List_20_2">
        <text:list-item>
          <text:p text:style-name="P29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96">in this file, add the fully qualified class name of your implementation of the interface</text:p>
        </text:list-item>
        <text:list-item>
          <text:p text:style-name="P29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50019214204110" text:continue-list="list150018208872532" text:style-name="Outline">
        <text:list-item>
          <text:list>
            <text:list-item>
              <text:list>
                <text:list-item>
                  <text:h text:style-name="P317"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7">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3">// fork one new task per document</text:span></text:p>
      <text:p text:style-name="Code_20_block"><text:s text:c="6"/>for (String doc: documents) tasks.add(new MyForkJoinTask(doc).fork());</text:p>
      <text:p text:style-name="Code_20_block"><text:s text:c="6"/><text:span text:style-name="T2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81">In this example, our fork/join task is defined as follows:</text:p>
      <text:p text:style-name="P1"/>
      <text:p text:style-name="Code_20_block">public class MyForkJoinTask extends RecursiveTask&lt;Map&lt;String, Integer&gt;&gt; {</text:p>
      <text:p text:style-name="Code_20_block"><text:s text:c="2"/><text:span text:style-name="T2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3">// split the document into individual words</text:span></text:p>
      <text:p text:style-name="Code_20_block"><text:s text:c="4"/>String[] words = pattern.split(document);</text:p>
      <text:p text:style-name="Code_20_block"><text:s text:c="4"/><text:span text:style-name="T2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8">Fibonacci Fork/Join sample</text:span></text:a><text:span text:style-name="T118">.</text:span>.</text:p>
      <text:p text:style-name="P1"/>
      <text:list xml:id="list150018034832538" text:continue-numbering="true" text:style-name="Outline">
        <text:list-item>
          <text:list>
            <text:list-item>
              <text:list>
                <text:list-item>
                  <text:h text:style-name="P317" text:outline-level="3">Receiving class loader events</text:h>
                </text:list-item>
              </text:list>
            </text:list-item>
          </text:list>
        </text:list-item>
      </text:list>
      <text:p text:style-name="P8"><text:span text:style-name="T85">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5">ClassLoaderListener</text:span></text:a><text:span text:style-name="T85"> defined as follows:</text:span></text:p>
      <text:p text:style-name="P1"/>
      <text:p text:style-name="P215">public interface ClassLoaderListener extends EventListener {</text:p>
      <text:p text:style-name="Code_20_block"><text:span text:style-name="T85"><text:s text:c="2"/></text:span><text:span text:style-name="T27">// Called when a class has been successfully loaded by a class loader</text:span></text:p>
      <text:p text:style-name="P215"><text:s text:c="2"/>void classLoaded(ClassLoaderEvent event);</text:p>
      <text:p text:style-name="P215"><text:s text:c="2"/></text:p>
      <text:p text:style-name="Code_20_block"><text:span text:style-name="T85"><text:s text:c="2"/></text:span><text:span text:style-name="T27">// Called when a class was not found by a class loader</text:span></text:p>
      <text:p text:style-name="P215"><text:s text:c="2"/>void classNotFound(ClassLoaderEvent event);</text:p>
      <text:p text:style-name="P215">}</text:p>
      <text:p text:style-name="P1"/>
      <text:p text:style-name="P8"><text:span text:style-name="T85">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5">ClassLoaderEvent</text:span></text:a><text:span text:style-name="T85">, defined as:</text:span></text:p>
      <text:p text:style-name="P65"/>
      <text:p text:style-name="P216">public class ClassLoaderEvent extends EventObject {</text:p>
      <text:p text:style-name="Code_20_block"><text:span text:style-name="T86"><text:s text:c="2"/></text:span><text:span text:style-name="T28">// Get the class that was successfully loaded or null if the class was not found</text:span></text:p>
      <text:p text:style-name="P216"><text:s text:c="2"/>public Class&lt;?&gt; getLoadedClass()</text:p>
      <text:p text:style-name="Code_20_block"><text:span text:style-name="T86"><text:s text:c="2"/></text:span><text:span text:style-name="T28">// Get the name of the class that was loaded or not found</text:span></text:p>
      <text:p text:style-name="P216"><text:s text:c="2"/>public String getClassName()</text:p>
      <text:p text:style-name="Code_20_block"><text:span text:style-name="T86"><text:s text:c="2"/></text:span><text:span text:style-name="T28">// Determine whether the class was loaded from the class loader's URL classpath</text:span></text:p>
      <text:p text:style-name="Code_20_block"><text:span text:style-name="T86"><text:s text:c="2"/></text:span><text:span text:style-name="T28">// If false, then the class was loaded from a remote JPPF driver or client</text:span></text:p>
      <text:p text:style-name="P216"><text:s text:c="2"/>public boolean isFoundInURLClassPath()</text:p>
      <text:p text:style-name="Code_20_block"><text:span text:style-name="T86"><text:s text:c="2"/></text:span><text:span text:style-name="T28">// Get the class loader which emitted this event</text:span></text:p>
      <text:p text:style-name="P216"><text:s text:c="2"/>public AbstractJPPFClassLoader getClassLoader()</text:p>
      <text:p text:style-name="P216">}</text:p>
      <text:p text:style-name="P68"/>
      <text:p text:style-name="P7"><text:span text:style-name="T87">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7">Class Loading in JPPF</text:span></text:a><text:span text:style-name="T87"> documentation for full details on how class loading works.</text:span></text:p>
      <text:p text:style-name="P68"/>
      <text:p text:style-name="P7">Once the implementation is done, the <text:span text:style-name="T87">class loader listener</text:span> is plugged into JPPF using the service provider interface:</text:p>
      <text:list xml:id="list150018610796203" text:continue-list="list150018646902600" text:style-name="List_20_2">
        <text:list-item>
          <text:p text:style-name="P299">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99">in this file, add the fully qualified class name of your implementation of the interface</text:p>
        </text:list-item>
        <text:list-item>
          <text:p text:style-name="P309">copy the jar file or class folder containing your implementation and service file to the classpath of each node.</text:p>
        </text:list-item>
      </text:list>
      <text:p text:style-name="P66"/>
      <text:p text:style-name="P112">As an example, let's say we simply want to print the notifications received by a listener, which we implement as follows:</text:p>
      <text:p text:style-name="P69"/>
      <text:p text:style-name="P217">package test;</text:p>
      <text:p text:style-name="P217">import org.jppf.classloader.*;</text:p>
      <text:p text:style-name="P217"><text:s text:c="2"/></text:p>
      <text:p text:style-name="P217">public class MyClassLoaderListener implements ClassLoaderListener {</text:p>
      <text:p text:style-name="P217"><text:s text:c="2"/>@Override</text:p>
      <text:p text:style-name="P217"><text:s text:c="2"/>public void classLoaded(final ClassLoaderEvent event) {</text:p>
      <text:p text:style-name="P217"><text:s text:c="4"/>AbstractJPPFClassLoader cl = event.getClassLoader();</text:p>
      <text:p text:style-name="P217"><text:s text:c="4"/>System.out.println("loaded " + event.getLoadedClass() + " from "</text:p>
      <text:p text:style-name="P217"><text:s text:c="6"/>+ (cl.isClientClassLoader() ? "client" : "server") + " class loader in "</text:p>
      <text:p text:style-name="P217"><text:s text:c="6"/>+ (event.isFoundInURLClasspath() ? "local" : "remote") + " classpath");</text:p>
      <text:p text:style-name="P217"><text:s text:c="2"/>}</text:p>
      <text:p text:style-name="P217"><text:s text:c="2"/></text:p>
      <text:p text:style-name="P217"><text:s text:c="2"/>@Override</text:p>
      <text:p text:style-name="P217"><text:s text:c="2"/>public void classNotFound(final ClassLoaderEvent event) {</text:p>
      <text:p text:style-name="P218"><text:s text:c="4"/>AbstractJPPFClassLoader cl = event.getClassLoader();</text:p>
      <text:p text:style-name="P218"><text:s text:c="4"/>System.out.println("class " + event.getClassName() + " was not found by "</text:p>
      <text:p text:style-name="P217"><text:s text:c="6"/>+ (cl.isClientClassLoader() ? "client" : "server") + " class loader");</text:p>
      <text:p text:style-name="P217"><text:s text:c="2"/>}</text:p>
      <text:p text:style-name="P217">}</text:p>
      <text:p text:style-name="P69"/>
      <text:p text:style-name="P71">Then we create the file “<text:span text:style-name="T1">META-INF/services/org.jppf.classsloader.ClassLoaderListener</text:span>” with this content:</text:p>
      <text:p text:style-name="P9"><text:span text:style-name="Code_20_char"><text:span text:style-name="T88">test.MyClassLoaderListener</text:span></text:span></text:p>
      <text:p text:style-name="P71"/>
      <text:p text:style-name="P71">All that remains to do is to package the class and service files into a jar and add this jar to the classpath of the nodes.</text:p>
      <text:p text:style-name="P71"/>
      <text:list xml:id="list150019043874885" text:continue-list="list150018034832538" text:style-name="Outline">
        <text:list-item>
          <text:list>
            <text:list-item>
              <text:list>
                <text:list-item>
                  <text:h text:style-name="P317" text:outline-level="3">Receiving notifications from the tasks</text:h>
                </text:list-item>
              </text:list>
            </text:list-item>
          </text:list>
        </text:list-item>
      </text:list>
      <text:p text:style-name="P72"><text:span text:style-name="T101">We have seen in “</text:span><text:span text:style-name="Reference"><text:span text:style-name="T12">Development guide &gt; Task objects &gt; Sending notifications from a task</text:span></text:span><text:span text:style-name="T101">” that JPPF tasks can send </text:span>notifications<text:span text:style-name="T101"> with the method </text:span><text:a xlink:type="simple" xlink:href="http://www.jppf.org/javadoc/5.2/org/jppf/node/protocol/Task.html#fireNotification(java.lang.Object,%20boolean)" text:style-name="Internet_20_link" text:visited-style-name="Visited_20_Internet_20_Link"><text:span text:style-name="T101">Task.fireNotification(Object, boolean)</text:span></text:a><text:span text:style-name="T101">.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101">TaskExecutionListener</text:span></text:a><text:span text:style-name="T101">, defined as follows:</text:span></text:p>
      <text:p text:style-name="P96"/>
      <text:p text:style-name="P233">public interface TaskExecutionListener extends EventListener {</text:p>
      <text:p text:style-name="Code_20_block"><text:span text:style-name="T101"><text:s text:c="2"/></text:span><text:span text:style-name="T36">// Called by the JPPF node to notify a listener that a task was executed</text:span></text:p>
      <text:p text:style-name="P233"><text:s text:c="2"/>void taskExecuted(TaskExecutionEvent event);</text:p>
      <text:p text:style-name="P233"/>
      <text:p text:style-name="Code_20_block"><text:span text:style-name="T101"><text:s text:c="2"/></text:span><text:span text:style-name="T36">// Called when a task sends a notification via Task.fireNotfication(Object, boolean)</text:span></text:p>
      <text:p text:style-name="P233"><text:s text:c="2"/>void taskNotification(TaskExecutionEvent event);</text:p>
      <text:p text:style-name="P233">}</text:p>
      <text:p text:style-name="P96"/>
      <text:p text:style-name="P73"><text:span text:style-name="T102">The method </text:span><text:span text:style-name="Code_20_char"><text:span text:style-name="T102">taskExecuted()</text:span></text:span><text:span text:style-name="T102"> is always called by the JPPF node, whereas </text:span><text:span text:style-name="Code_20_char"><text:span text:style-name="T102">taskNotification()</text:span></text:span><text:span text:style-name="T102"> is always invoked by user code. Both methods receive events of type </text:span><text:a xlink:type="simple" xlink:href="http://www.jppf.org/javadoc/5.2/index.html?org/jppf/node/event/TaskExecutionEvent.html" text:style-name="Internet_20_link" text:visited-style-name="Visited_20_Internet_20_Link"><text:span text:style-name="T102">TaskExecutionEvent</text:span></text:a><text:span text:style-name="T102">, defined as follows:</text:span></text:p>
      <text:p text:style-name="P96"/>
      <text:p text:style-name="P234">public class TaskExecutionEvent extends EventObject {</text:p>
      <text:p text:style-name="Code_20_block"><text:span text:style-name="T102"><text:s text:c="2"/></text:span><text:span text:style-name="T37">// Get the JPPF task from which the event originates</text:span></text:p>
      <text:p text:style-name="P234"><text:s text:c="2"/>public Task&lt;?&gt; getTask()</text:p>
      <text:p text:style-name="P234"/>
      <text:p text:style-name="Code_20_block"><text:span text:style-name="T102"><text:s text:c="2"/></text:span><text:span text:style-name="T37">// Get the object encapsulating information about the task</text:span></text:p>
      <text:p text:style-name="P234"><text:s text:c="2"/>public TaskInformation getTaskInformation()</text:p>
      <text:p text:style-name="P234"/>
      <text:p text:style-name="Code_20_block"><text:span text:style-name="T102"><text:s text:c="2"/></text:span><text:span text:style-name="T37">// Get the user-defined object to send as part of the notification</text:span></text:p>
      <text:p text:style-name="P234"><text:s text:c="2"/>public Object getUserObject()</text:p>
      <text:p text:style-name="P234"/>
      <text:p text:style-name="P232"><text:span text:style-name="T102"><text:s text:c="2"/></text:span><text:span text:style-name="T37">// If true then also send this notification via the JMX Mbean,</text:span></text:p>
      <text:p text:style-name="P232"><text:span text:style-name="T102"><text:s text:c="2"/></text:span><text:span text:style-name="T37">// otherwise only send to local listeners</text:span></text:p>
      <text:p text:style-name="P234"><text:s text:c="2"/>public boolean isSendViaJmx()</text:p>
      <text:p text:style-name="P234"/>
      <text:p text:style-name="P234"><text:s text:c="2"/><text:span text:style-name="T23">// </text:span><text:span text:style-name="T44">Whether this is a us</text:span><text:span text:style-name="T45">e</text:span><text:span text:style-name="T44">r-defined event </text:span><text:span text:style-name="T46">sent </text:span><text:span text:style-name="T44">from a task</text:span></text:p>
      <text:p text:style-name="P234"><text:s text:c="2"/><text:span text:style-name="T115">public boolean isUerNotification();</text:span></text:p>
      <text:p text:style-name="P234">}</text:p>
      <text:p text:style-name="P71"/>
      <text:p text:style-name="P14">Once <text:span text:style-name="T103">a task execution listener</text:span> is <text:span text:style-name="T103">implemented</text:span>, <text:span text:style-name="T103">it</text:span> is plugged into <text:span text:style-name="T103">the </text:span>JPPF <text:span text:style-name="T103">nodes </text:span>using the service provider interface:</text:p>
      <text:list xml:id="list150019291335555" text:continue-list="list150018610796203" text:style-name="List_20_2">
        <text:list-item>
          <text:p text:style-name="P300">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00">in this file, add the fully qualified class name of your implementation of the interface</text:p>
        </text:list-item>
        <text:list-item>
          <text:p text:style-name="P310">copy the jar file or class folder containing your implementation and service file to the classpath of <text:span text:style-name="T103">the server, if you want all the nodes to register a listner instance, or to the classpath of specific individual </text:span>node<text:span text:style-name="T103">s</text:span>.</text:p>
        </text:list-item>
      </text:list>
      <text:p text:style-name="P67"/>
      <text:p text:style-name="P97">The following example prints the notifications it receives to the node's output console:</text:p>
      <text:p text:style-name="P97"/>
      <text:p text:style-name="P235">package my.test;</text:p>
      <text:p text:style-name="P235">import ...;</text:p>
      <text:p text:style-name="P235">public class MyTaskListener implements TaskExecutionListener {</text:p>
      <text:p text:style-name="P235"><text:s text:c="2"/>@Override public synchronized void taskExecuted(TaskExecutionEvent event) {</text:p>
      <text:p text:style-name="P236"><text:s text:c="4"/>System.out.println("Task " + event.getId() + " completed with result : " +</text:p>
      <text:p text:style-name="P236"><text:s text:c="6"/>event.getTask().getResult());</text:p>
      <text:p text:style-name="P237"><text:s text:c="4"/>System.out.println("cpu time = " + event.getTaskInformation().getCpuTime() +</text:p>
      <text:p text:style-name="P237"><text:s text:c="6"/>", elapsed = " + event.getTaskInformation().getElapsedTime());</text:p>
      <text:p text:style-name="P235"><text:s text:c="2"/>}</text:p>
      <text:p text:style-name="P235"/>
      <text:p text:style-name="P235"><text:s text:c="2"/>@Override public synchronized void taskNotification(TaskExecutionEvent event) {</text:p>
      <text:p text:style-name="P237"><text:s text:c="4"/>System.out.println("Task " + event.getId() + " sent user object : " +</text:p>
      <text:p text:style-name="P237"><text:s text:c="6"/>event.getUserObject());</text:p>
      <text:p text:style-name="P235"><text:s text:c="2"/>}</text:p>
      <text:p text:style-name="P235">}</text:p>
      <text:p text:style-name="P70"/>
      <text:p text:style-name="P74"><text:span text:style-name="T104">To use this listener, you need to create a file “META-INF/services/org.jppf.node.event.TaskExecutionListener” containing the line “</text:span><text:span text:style-name="T7">my.test.MyTaskListener</text:span><text:span text:style-name="T104">” and add it, along with the implementation class, to the server's or node's classpath.</text:span></text:p>
      <text:list xml:id="list150018838466308" text:continue-list="list150019043874885" text:style-name="Outline">
        <text:list-item>
          <text:list>
            <text:list-item>
              <text:list>
                <text:list-item>
                  <text:h text:style-name="P317" text:outline-level="3">JPPF node screensaver</text:h>
                </text:list-item>
              </text:list>
            </text:list-item>
          </text:list>
        </text:list-item>
      </text:list>
      <text:p text:style-name="P85">A screensaver can be associated with a running JPPF node. The screensaver is a Java Swing UI which is displayed at the time the node is launched. It can run in full screen or in windowed mode, depending on the configuration settings.</text:p>
      <text:list xml:id="list150018451071796"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6">A screensaver implements the interface </text:span><text:a xlink:type="simple" xlink:href="http://www.jppf.org/javadoc/5.2/index.html?org/jppf/node/screensaver/JPPFScreenSaver.html" text:style-name="Internet_20_link" text:visited-style-name="Visited_20_Internet_20_Link"><text:span text:style-name="T96">JPPFScreenSaver</text:span></text:a><text:span text:style-name="T96">, defined as follows:</text:span></text:p>
      <text:p text:style-name="P78"/>
      <text:p text:style-name="P222">public interface JPPFScreenSaver {</text:p>
      <text:p text:style-name="Code_20_block"><text:span text:style-name="T96"><text:s text:c="2"/></text:span><text:span text:style-name="T31">// Get the Swing component for this screen saver</text:span></text:p>
      <text:p text:style-name="P222"><text:s text:c="2"/>JComponent getComponent();</text:p>
      <text:p text:style-name="P222"/>
      <text:p text:style-name="Code_20_block"><text:span text:style-name="T96"><text:s text:c="2"/></text:span><text:span text:style-name="T31">// Initialize this screen saver, and in particular its UI components</text:span></text:p>
      <text:p text:style-name="P222"><text:s text:c="2"/>void init(TypedProperties config, boolean fullscreen);</text:p>
      <text:p text:style-name="P222"/>
      <text:p text:style-name="Code_20_block"><text:span text:style-name="T96"><text:s text:c="2"/></text:span><text:span text:style-name="T31">// Destroy this screen saver and release its resources</text:span></text:p>
      <text:p text:style-name="P222"><text:s text:c="2"/>void destroy();</text:p>
      <text:p text:style-name="P222">}</text:p>
      <text:p text:style-name="P78"/>
      <text:p text:style-name="P78">The screensaver lifecycle is as follows:</text:p>
      <text:p text:style-name="P78"/>
      <text:list xml:id="list150017535956861" text:continue-list="list150019040558516" text:style-name="List_20_1">
        <text:list-item>
          <text:p text:style-name="P311">the screensaver is instantiated, based on a class name specified in the configuration (requires a no-arg constructor)</text:p>
        </text:list-item>
        <text:list-item>
          <text:p text:style-name="P301"><text:span text:style-name="T96">the </text:span><text:span text:style-name="Code_20_char"><text:span text:style-name="T96">init()</text:span></text:span><text:span text:style-name="T96"> method is called, passing in the JPPF configuration and a flag indicating whether the full screen mode is both requested and supported</text:span></text:p>
        </text:list-item>
        <text:list-item>
          <text:p text:style-name="P301"><text:span text:style-name="T96">a </text:span><text:span text:style-name="Code_20_char"><text:span text:style-name="T96">JFrame</text:span></text:span><text:span text:style-name="T96"> is created and the component obtained by calling </text:span><text:span text:style-name="Code_20_char"><text:span text:style-name="T96">getComponent()</text:span></text:span><text:span text:style-name="T96"> is added to this </text:span><text:span text:style-name="Code_20_char"><text:span text:style-name="T96">JFrame</text:span></text:span><text:span text:style-name="T96">. In full screen, the frame is undecorated (no caption, menu bar, status bar or borders) and will cover all available space on all available monitors: the screen saver will spread over all screens in a multi-monitor setup</text:span></text:p>
        </text:list-item>
        <text:list-item>
          <text:p text:style-name="P311">the frame is then made visible</text:p>
        </text:list-item>
        <text:list-item>
          <text:p text:style-name="P301"><text:span text:style-name="T96">finally, the </text:span><text:span text:style-name="Code_20_char"><text:span text:style-name="T96">destroy()</text:span></text:span><text:span text:style-name="T96"> method is called when the frame is closed. In full screen mode, this happens upon pressing a key or clicking or (optionally) moving the mouse</text:span></text:p>
        </text:list-item>
      </text:list>
      <text:p text:style-name="P79"/>
      <text:p text:style-name="P12"><text:span text:style-name="T97">The code which handles the screensaver is implemented as a </text:span><text:a xlink:type="simple" xlink:href="#1.8.Node initialization hooks|outline" text:style-name="Internet_20_link" text:visited-style-name="Visited_20_Internet_20_Link"><text:span text:style-name="T97">node initialization hook</text:span></text:a><text:span text:style-name="T97">: this means it starts just after the configuration has been read.</text:span></text:p>
      <text:p text:style-name="P80"/>
      <text:p text:style-name="P82">Here is a sample screensaver implementation which draws a number of small circles at random locations and with a random color, around 25 times per second. Addtionally, the screen is cleared every 5 seconds and the process starts over:</text:p>
      <text:p text:style-name="P82"/>
      <text:p text:style-name="P223">public class SimpleScreenSaver extends JPanel implements JPPFScreenSaver {</text:p>
      <text:p text:style-name="P223"><text:s text:c="2"/>private Random rand = new Random(System.nanoTime());</text:p>
      <text:p text:style-name="P223"><text:s text:c="2"/>private Timer timer = null;</text:p>
      <text:p text:style-name="P223"><text:s text:c="2"/>private volatile boolean reset = false;</text:p>
      <text:p text:style-name="P223"/>
      <text:p text:style-name="P223"><text:s text:c="2"/>public SimpleScreenSaver() { super(true); }</text:p>
      <text:p text:style-name="P223"/>
      <text:p text:style-name="P223"><text:s text:c="2"/>@Override</text:p>
      <text:p text:style-name="P223"><text:s text:c="2"/>public JComponent getComponent() {</text:p>
      <text:p text:style-name="P223"><text:s text:c="4"/>return this;</text:p>
      <text:p text:style-name="P223"><text:s text:c="2"/>}</text:p>
      <text:p text:style-name="P223"/>
      <text:p text:style-name="P223"><text:s text:c="2"/>@Override</text:p>
      <text:p text:style-name="P223"><text:s text:c="2"/>public void init(TypedProperties config, boolean fullscreen) {</text:p>
      <text:p text:style-name="P223"><text:s text:c="4"/>setBackground(Color.BLACK);</text:p>
      <text:p text:style-name="P223"><text:s text:c="4"/>timer = new Timer("JPPFScreenSaverTimer");</text:p>
      <text:p text:style-name="P223"><text:s text:c="4"/>timer.scheduleAtFixedRate(new TimerTask() {</text:p>
      <text:p text:style-name="P223"><text:s text:c="6"/>@Override public void run() { repaint(); }</text:p>
      <text:p text:style-name="Code_20_block"><text:span text:style-name="T98"><text:s text:c="4"/>}, 40L, 40L); </text:span><text:span text:style-name="T32">// draw new circles every 40 ms or 25 times/second</text:span></text:p>
      <text:p text:style-name="P223"><text:s text:c="4"/>timer.scheduleAtFixedRate(new TimerTask() {</text:p>
      <text:p text:style-name="P223"><text:s text:c="6"/>@Override public void run() { reset = true; }</text:p>
      <text:p text:style-name="Code_20_block"><text:span text:style-name="T98"><text:s text:c="4"/>}, 5000L, 5000L); </text:span><text:span text:style-name="T32">// clear the screen every 5 seconds</text:span></text:p>
      <text:p text:style-name="P223"><text:s text:c="2"/>}</text:p>
      <text:p text:style-name="P223"/>
      <text:p text:style-name="P223"><text:s text:c="2"/>@Override</text:p>
      <text:p text:style-name="P223"><text:s text:c="2"/>public void destroy() {</text:p>
      <text:p text:style-name="P223"><text:s text:c="4"/>if (timer != null) timer.cancel();</text:p>
      <text:p text:style-name="P223"><text:s text:c="2"/>}</text:p>
      <text:p text:style-name="P223"><text:soft-page-break/></text:p>
      <text:p text:style-name="P223"><text:s text:c="2"/>@Override</text:p>
      <text:p text:style-name="P223"><text:s text:c="2"/>public void paintComponent(final Graphics g) {</text:p>
      <text:p text:style-name="P223"><text:s text:c="4"/>int w = getWidth();</text:p>
      <text:p text:style-name="P223"><text:s text:c="4"/>int h = getHeight();</text:p>
      <text:p text:style-name="Code_20_block"><text:span text:style-name="T98"><text:s text:c="4"/>if (reset) { </text:span><text:span text:style-name="T32">// if reset requested, clear the screen</text:span></text:p>
      <text:p text:style-name="P223"><text:s text:c="6"/>reset = false;</text:p>
      <text:p text:style-name="P223"><text:s text:c="6"/>g.setColor(Color.BLACK);</text:p>
      <text:p text:style-name="P223"><text:s text:c="6"/>g.fillRect(0, 0, w, h);</text:p>
      <text:p text:style-name="Code_20_block"><text:span text:style-name="T98"><text:s text:c="4"/>} else { </text:span><text:span text:style-name="T32">// draw 500 small circles</text:span></text:p>
      <text:p text:style-name="P223"><text:s text:c="6"/>int n = 5;</text:p>
      <text:p text:style-name="P224"><text:s text:c="6"/>for (int i=0; i&lt;500; i++) {</text:p>
      <text:p text:style-name="Code_20_block"><text:span text:style-name="T98"><text:s text:c="8"/></text:span><text:span text:style-name="T32">// random x, y coordinates</text:span></text:p>
      <text:p text:style-name="P223"><text:s text:c="8"/>int x = rand.nextInt(w-(n-1));</text:p>
      <text:p text:style-name="P224"><text:s text:c="8"/>int y = rand.nextInt(h-(n-1));</text:p>
      <text:p text:style-name="Code_20_block"><text:span text:style-name="T98"><text:s text:c="8"/></text:span><text:span text:style-name="T32">// random color</text:span></text:p>
      <text:p text:style-name="P223"><text:s text:c="8"/>g.setColor(new Color(rand.nextInt(256), rand.nextInt(256), rand.nextInt(256)));</text:p>
      <text:p text:style-name="P223"><text:s text:c="8"/>g.fillOval(x, y, n, n);</text:p>
      <text:p text:style-name="P223"><text:s text:c="6"/>}</text:p>
      <text:p text:style-name="P223"><text:s text:c="4"/>}</text:p>
      <text:p text:style-name="P223"><text:s text:c="2"/>}</text:p>
      <text:p text:style-name="P223">}</text:p>
      <text:p text:style-name="P81"/>
      <text:p text:style-name="P95">It will look like this:</text:p>
      <text:p text:style-name="P95"/>
      <text:p text:style-name="P95"><draw:frame draw:style-name="fr1" draw:name="graphics4" text:anchor-type="as-char" svg:width="10.636cm" svg:height="5.847cm" draw:z-index="2"><draw:image xlink:href="Pictures/1000000000000192000000DDCB85698DA10FD10E.gif" xlink:type="simple" xlink:show="embed" xlink:actuate="onLoad"/></draw:frame></text:p>
      <text:list xml:id="list150018740970899" text:continue-list="list150018451071796"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9">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99">NodeIntegration</text:span></text:a><text:span text:style-name="T99"> interface or, more conveniently, extend the adapter class </text:span><text:a xlink:type="simple" xlink:href="http://www.jppf.org/javadoc/5.2/index.html?org/jppf/node/screensaver/NodeIntegrationAdapter.html" text:style-name="Internet_20_link" text:visited-style-name="Visited_20_Internet_20_Link"><text:span text:style-name="T99">NodeIntegrationAdapter</text:span></text:a><text:span text:style-name="T99">. </text:span><text:span text:style-name="Code_20_char"><text:span text:style-name="T99">NodeIntegration</text:span></text:span><text:span text:style-name="T99"> is defined as follows:</text:span></text:p>
      <text:p text:style-name="P83"/>
      <text:p text:style-name="P225">public interface NodeIntegration extends NodeLifeCycleListener, TaskExecutionListener {</text:p>
      <text:p text:style-name="Code_20_block"><text:span text:style-name="T99"><text:s text:c="2"/></text:span><text:span text:style-name="T33">// Provide a reference to the screen saver</text:span></text:p>
      <text:p text:style-name="P225"><text:s text:c="2"/>void setScreenSaver(JPPFScreenSaver screensaver);</text:p>
      <text:p text:style-name="P225">}</text:p>
      <text:p text:style-name="P84"/>
      <text:p text:style-name="P13"><text:span text:style-name="T99">As we can see, this is just an interface which joins both </text:span><text:a xlink:type="simple" xlink:href="http://www.jppf.org/javadoc/5.2/index.html?org/jppf/node/event/NodeLifeCycleListener.html" text:style-name="Internet_20_link" text:visited-style-name="Visited_20_Internet_20_Link"><text:span text:style-name="T99">NodeLifeCycleListener</text:span></text:a><text:span text:style-name="T99"> and </text:span><text:a xlink:type="simple" xlink:href="http://www.jppf.org/javadoc/5.2/index.html?org/jppf/node/event/TaskExecutionListener.html" text:style-name="Internet_20_link" text:visited-style-name="Visited_20_Internet_20_Link"><text:span text:style-name="T99">TaskExecutionListener</text:span></text:a><text:span text:style-name="T99"> and provides a way to hook up with the screensaver.</text:span></text:p>
      <text:p text:style-name="P83"/>
      <text:p text:style-name="P86">The following example shows how to use node events to display and update the number of tasks executed by the node in the screensaver:</text:p>
      <text:p text:style-name="P86"/>
      <text:p text:style-name="P188"><text:span text:style-name="T34">// di</text:span><text:span text:style-name="T35">s</text:span><text:span text:style-name="T34">plays the number of executed tasks in a JLabel</text:span></text:p>
      <text:p text:style-name="Code_20_block"><text:span text:style-name="T100">public class </text:span><text:span text:style-name="T5">MyScreenSaver</text:span><text:span text:style-name="T100"> extends JPanel </text:span><text:span text:style-name="T5">implements JPPFScreenSaver</text:span><text:span text:style-name="T100"> {</text:span></text:p>
      <text:p text:style-name="P227"><text:s text:c="2"/>private JLabel nbTasksLabel = new JLabel("number of tasks: 0");</text:p>
      <text:p text:style-name="P226"><text:s text:c="2"/>private int nbTasks = 0;</text:p>
      <text:p text:style-name="P226"/>
      <text:p text:style-name="P226"><text:s text:c="2"/>@Override public JComponent getComponent() { return this; }</text:p>
      <text:p text:style-name="P226"><text:s text:c="2"/>@Override public void init(TypedProperties config, boolean fullscreen) {</text:p>
      <text:p text:style-name="P226"><text:s text:c="4"/>this.add(nbTasksLabel);</text:p>
      <text:p text:style-name="P226"><text:s text:c="2"/>}</text:p>
      <text:p text:style-name="P226"><text:s text:c="2"/>@Override public void destroy() { }</text:p>
      <text:p text:style-name="P226"/>
      <text:p text:style-name="P226"><text:s text:c="2"/>public void updateNbTasks(int n) {</text:p>
      <text:p text:style-name="P226"><text:s text:c="4"/>nbTasks += n;</text:p>
      <text:p text:style-name="P226"><text:s text:c="4"/>nbTasksLabel.setText("number of tasks: " + nbTasks);</text:p>
      <text:p text:style-name="P226"><text:s text:c="2"/>}</text:p>
      <text:p text:style-name="P226">}</text:p>
      <text:p text:style-name="P226"/>
      <text:p text:style-name="P192">// update the number of tasks on each job completion event</text:p>
      <text:p text:style-name="Code_20_block"><text:span text:style-name="T100">public class </text:span><text:span text:style-name="T5">MyNodeIntegration extends NodeIntegrationAdpater</text:span><text:span text:style-name="T100"> {</text:span></text:p>
      <text:p text:style-name="P226"><text:s text:c="2"/>private MyScreenSaver screensaver = null;</text:p>
      <text:p text:style-name="P226"/>
      <text:p text:style-name="P226"><text:s text:c="2"/>@Override public void jobEnding(NodeLifeCycleEvent event) {</text:p>
      <text:p text:style-name="P228"><text:s text:c="4"/>if (screensaver != null) screensaver.updateNbTasks(event.getTasks().size());</text:p>
      <text:p text:style-name="P226"><text:s text:c="2"/>}</text:p>
      <text:p text:style-name="P226"/>
      <text:p text:style-name="P226"><text:s text:c="2"/>@Override public void setScreenSaver(JPPFScreenSaver screensaver) {</text:p>
      <text:p text:style-name="P226"><text:s text:c="4"/>this.screensaver = (MyScreenSaver) sceensaver;</text:p>
      <text:p text:style-name="P226"><text:s text:c="2"/>}</text:p>
      <text:p text:style-name="P226">}</text:p>
      <text:list xml:id="list150019013504445"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8">The screensaver supports a number of configuration properties which allow a high level of customization:</text:p>
      <text:p text:style-name="P88"/>
      <text:p text:style-name="P193"># enable/disable the screen saver, defaults to false (disabled)</text:p>
      <text:p text:style-name="P229">jppf.screensaver.enabled = true</text:p>
      <text:p text:style-name="P229"/>
      <text:p text:style-name="P194"># the screensaver implementation: fully qualified class name of an implementation of </text:p>
      <text:p text:style-name="P194"># org.jppf.node.screensaver.JPPFScreenSaver</text:p>
      <text:p text:style-name="P229">jppf.screensaver.class = org.jppf.node.screensaver.impl.JPPFScreenSaverImpl</text:p>
      <text:p text:style-name="P229"/>
      <text:p text:style-name="P195"># the node event listener implementation: fully qualified class name of an</text:p>
      <text:p text:style-name="P205"># implementation of org.jppf.node.screensaver.NodeIntegration</text:p>
      <text:p text:style-name="P196"># if left unspecified or empty, no listener will be used</text:p>
      <text:p text:style-name="P229">jppf.screensaver.node.listener = org.jppf.node.screensaver.impl.NodeState</text:p>
      <text:p text:style-name="P229"/>
      <text:p text:style-name="P193"># title of the JFrame used in windowed mode</text:p>
      <text:p text:style-name="P229">jppf.screensaver.title = JPPF is cool</text:p>
      <text:p text:style-name="P229"/>
      <text:p text:style-name="P193"># path to the image for the frame's icon (in windowed mode)</text:p>
      <text:p text:style-name="P229">jppf.screensaver.icon = org/jppf/node/jppf-icon.gif</text:p>
      <text:p text:style-name="P229"/>
      <text:p text:style-name="P193"># display the screen saver in full screen mode?</text:p>
      <text:p text:style-name="P194"># in full screen mode, the screen saver will take all available screen space on all </text:p>
      <text:p text:style-name="P194"># available monitors, the mouse cursor is not displayed, and the node will exit on any</text:p>
      <text:p text:style-name="P194"># key pressed, mouse click or mouse motion</text:p>
      <text:p text:style-name="P229">jppf.screensaver.fullscreen = true</text:p>
      <text:p text:style-name="P229"/>
      <text:p text:style-name="P193"># width and height (in pixels), only apply if fullscreen = false. Default to 1000x800</text:p>
      <text:p text:style-name="P229">jppf.screensaver.width = 1000</text:p>
      <text:p text:style-name="P229">jppf.screensaver.height = 800</text:p>
      <text:p text:style-name="P229"/>
      <text:p text:style-name="P193"># close on mouse motion in full screen mode? default to true</text:p>
      <text:p text:style-name="P229">jppf.screensaver.mouse.motion.close = true</text:p>
      <text:p text:style-name="P87"/>
      <text:list xml:id="list150017300195380" text:continue-numbering="true" text:style-name="Outline">
        <text:list-item>
          <text:list>
            <text:list-item>
              <text:list>
                <text:list-item>
                  <text:list>
                    <text:list-item>
                      <text:h text:style-name="P325" text:outline-level="4">JPPF built-in screensaver</text:h>
                    </text:list-item>
                  </text:list>
                </text:list-item>
              </text:list>
            </text:list-item>
          </text:list>
        </text:list-item>
      </text:list>
      <text:p text:style-name="P8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9"/>
      <text:p text:style-name="P89"><draw:frame draw:style-name="fr1" draw:name="graphics3" text:anchor-type="as-char" svg:width="17.066cm" svg:height="9.843cm" draw:z-index="3"><draw:image xlink:href="Pictures/1000000000000285000001745873BE7A1C09EEDC.gif" xlink:type="simple" xlink:show="embed" xlink:actuate="onLoad"/></draw:frame></text:p>
      <text:p text:style-name="P91"/>
      <text:p text:style-name="P91">The built-in screensaver proposes a number of spceific configuration options, which aim at providing a fine level of personalization and hopefully some fun!</text:p>
      <text:p text:style-name="P91"/>
      <text:p text:style-name="P199"># should collisions between moving logos be handled? defaults to true</text:p>
      <text:p text:style-name="P230">jppf.screensaver.handle.collisions = true</text:p>
      <text:p text:style-name="P230"/>
      <text:p text:style-name="P197"># number of moving logos</text:p>
      <text:p text:style-name="P230">jppf.screensaver.logos = 50</text:p>
      <text:p text:style-name="P230"/>
      <text:p text:style-name="P197"># speed from 1 to 100</text:p>
      <text:p text:style-name="P230">jppf.screensaver.speed = 100</text:p>
      <text:p text:style-name="P230"/>
      <text:p text:style-name="P197"># path to the moving logo image(s). Multiple images can be specified, their paths</text:p>
      <text:p text:style-name="P197"># must be separated with '|' (pipe) characters. They will be distributed in a</text:p>
      <text:p text:style-name="P198"># round-robin fashion according to the number of logos </text:p>
      <text:p text:style-name="P230">jppf.screensaver.logo.path = org/jppf/node/jppf_group_small2.gif| \</text:p>
      <text:p text:style-name="P230"><text:s text:c="4"/>org/jppf/node/rectagle_blue.png| \</text:p>
      <text:p text:style-name="P230"><text:s text:c="4"/>org/jppf/node/rectagle_orange.png| \</text:p>
      <text:p text:style-name="P230"><text:s text:c="4"/>org/jppf/node/rectagle_green.png| \</text:p>
      <text:p text:style-name="P230"><text:s text:c="4"/>org/jppf/node/rectagle_red.png</text:p>
      <text:p text:style-name="P230"/>
      <text:p text:style-name="P197"># path to the larger image at the center of the screen</text:p>
      <text:p text:style-name="P230">jppf.screensaver.centerimage = org/jppf/node/jppf@home.gif</text:p>
      <text:p text:style-name="P230"/>
      <text:p text:style-name="P197"># horizontal alignment of the status panel (including the larger image).</text:p>
      <text:p text:style-name="P198"># useful when using a multi-monitor setup, where a centered panel will be split on two </text:p>
      <text:p text:style-name="P198"># screens and thus more difficult to read</text:p>
      <text:p text:style-name="P197"># possible values: 'left' or 'l', 'center' or 'c', 'right' or 'r'; default is 'center'</text:p>
      <text:p text:style-name="P230">jppf.screensaver.status.panel.alignment = center</text:p>
      <text:p text:style-name="P90"/>
      <text:p text:style-name="P92">To use this screensaver, you need to set the following properties:</text:p>
      <text:p text:style-name="P92"><text:s/></text:p>
      <text:p text:style-name="P231">jppf.screensaver.enabled = true</text:p>
      <text:p text:style-name="P231">jppf.screensaver.class = org.jppf.node.screensaver.impl.JPPFScreenSaverImpl</text:p>
      <text:p text:style-name="P231">jppf.screensaver.node.listener = org.jppf.node.screensaver.impl.NodeState </text:p>
      <text:list xml:id="list150017688196880"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8"/>
      <text:p text:style-name="P98">The connection strategy add-on provides a simple way to specify which server a node shoud connect to and how to react when it fails to do so.</text:p>
      <text:list xml:id="list150018090705044"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3"><text:span text:style-name="T105">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5">DriverConnectionStrategy</text:span></text:a><text:span text:style-name="T105">, which is defined as follows:</text:span></text:p>
      <text:p text:style-name="P102"/>
      <text:p text:style-name="P200">// Defines which parameters should be used to connect to the driver</text:p>
      <text:p text:style-name="P239">public interface DriverConnectionStrategy {</text:p>
      <text:p text:style-name="P238"><text:span text:style-name="T105"><text:s text:c="2"/></text:span><text:span text:style-name="T38">// Get a new connection information, eventually based on the </text:span><text:span text:style-name="T40">current</text:span><text:span text:style-name="T38"> </text:span><text:span text:style-name="T39">one</text:span></text:p>
      <text:p text:style-name="P240"><text:s text:c="2"/>DriverConnectionInfo nextConnectionInfo(</text:p>
      <text:p text:style-name="P240"><text:s text:c="4"/>DriverConnectionInfo <text:span text:style-name="T107">current</text:span>Info, <text:span text:style-name="T106">ConnectionContext context</text:span>);</text:p>
      <text:p text:style-name="P239">}</text:p>
      <text:p text:style-name="P102"/>
      <text:p text:style-name="P103"><text:span text:style-name="T108">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08">DriverConnectionInfo</text:span></text:a><text:span text:style-name="T108"> object, which encapsulates the information required to connect to a JPPF driver..</text:span></text:p>
      <text:p text:style-name="P102"/>
      <text:p text:style-name="P103"><text:span text:style-name="T10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08">DriverConnectionInfo</text:span></text:a><text:span text:style-name="T108">, defined as follows:</text:span></text:p>
      <text:p text:style-name="P104"/>
      <text:p text:style-name="P241">public interface DriverConnectionInfo {</text:p>
      <text:p text:style-name="Code_20_block"><text:span text:style-name="T108"><text:s text:c="2"/></text:span><text:span text:style-name="T41">// determine whether secure SSL/TLS connections should be established</text:span></text:p>
      <text:p text:style-name="P241"><text:s text:c="2"/>boolean isSecure();</text:p>
      <text:p text:style-name="P241"/>
      <text:p text:style-name="Code_20_block"><text:span text:style-name="T108"><text:s text:c="2"/></text:span><text:span text:style-name="T41">// get the driver host name or IP address</text:span></text:p>
      <text:p text:style-name="P241"><text:s text:c="2"/>String getHost();</text:p>
      <text:p text:style-name="P241"/>
      <text:p text:style-name="Code_20_block"><text:span text:style-name="T108"><text:s text:c="2"/></text:span><text:span text:style-name="T41">// get the driver port to connect to</text:span></text:p>
      <text:p text:style-name="P241"><text:s text:c="2"/>int getPort();</text:p>
      <text:p text:style-name="P241"/>
      <text:p text:style-name="Code_20_block"><text:span text:style-name="T108"><text:s text:c="2"/></text:span><text:span text:style-name="T41">// get the recovery port for the heartbeat mechanism</text:span></text:p>
      <text:p text:style-name="Code_20_block"><text:span text:style-name="T108"><text:s text:c="2"/></text:span><text:span text:style-name="T41">// a negative value indicates that recovery is disabled for the node</text:span></text:p>
      <text:p text:style-name="P241"><text:s text:c="2"/>int getRecoveryPort();</text:p>
      <text:p text:style-name="P241">}</text:p>
      <text:p text:style-name="P104"/>
      <text:p text:style-name="P103"><text:span text:style-name="T108">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08">JPPFDriverConnectionInfo</text:span></text:a><text:span text:style-name="T108">.</text:span></text:p>
      <text:p text:style-name="P104"/>
      <text:p text:style-name="P10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13">C</text:span></text:a><text:a xlink:type="simple" xlink:href="http://www.jppf.org/javadoc/5.2/index.html?org/jppf/node/connection/ConnectionContext.html" text:style-name="Internet_20_link" text:visited-style-name="Visited_20_Internet_20_Link">ontext</text:a>, defined as:</text:p>
      <text:p text:style-name="P104"/>
      <text:p text:style-name="P242">public class ConnectionContext {</text:p>
      <text:p text:style-name="Code_20_block"><text:span text:style-name="T109"><text:s text:c="2"/></text:span><text:span text:style-name="T42">// get an explanation text for the reconnection</text:span></text:p>
      <text:p text:style-name="P242"><text:s text:c="2"/>public String getMessage()</text:p>
      <text:p text:style-name="P242"/>
      <text:p text:style-name="Code_20_block"><text:span text:style-name="T109"><text:s text:c="2"/></text:span><text:span text:style-name="T42">// get an eventual Throwable that triggered the reconnection</text:span></text:p>
      <text:p text:style-name="P242"><text:s text:c="2"/>public Throwable getThrowable()</text:p>
      <text:p text:style-name="P242"/>
      <text:p text:style-name="Code_20_block"><text:span text:style-name="T109"><text:s text:c="2"/></text:span><text:span text:style-name="T42">// get the reason for the connection or reconnection</text:span></text:p>
      <text:p text:style-name="P242"><text:s text:c="2"/>public ConnectionReason getReason()</text:p>
      <text:p text:style-name="P242">}</text:p>
      <text:p text:style-name="P106"/>
      <text:p text:style-name="P106"/>
      <text:p text:style-name="P185"><text:span text:style-name="T109">The </text:span><text:span text:style-name="Code_20_char"><text:span text:style-name="T109">getReason()</text:span></text:span><text:span text:style-name="T109"> method returns a reason code among those defined in the </text:span><text:a xlink:type="simple" xlink:href="http://www.jppf.org/javadoc/5.2/index.html?org/jppf/node/connection/ConnectionReason.html" text:style-name="Internet_20_link" text:visited-style-name="Visited_20_Internet_20_Link"><text:span text:style-name="T109">ConnectionReason</text:span></text:a><text:span text:style-name="T109"> enum:</text:span></text:p>
      <text:p text:style-name="P106"/>
      <text:p text:style-name="P242">public enum ConnectionReason {</text:p>
      <text:p text:style-name="Code_20_block"><text:span text:style-name="T109"><text:s text:c="2"/></text:span><text:span text:style-name="T42">// indicates the first connection attempt when the node starts up</text:span></text:p>
      <text:p text:style-name="P242"><text:s text:c="2"/>INITIAL_CONNECTION_REQUEST,</text:p>
      <text:p text:style-name="Code_20_block"><text:span text:style-name="T109"><text:s text:c="2"/></text:span><text:span text:style-name="T42">// a reconnection was requested via the management APIs or admin console</text:span></text:p>
      <text:p text:style-name="P242"><text:s text:c="2"/>MANAGEMENT_REQUEST,</text:p>
      <text:p text:style-name="Code_20_block"><text:span text:style-name="T109"><text:s text:c="2"/></text:span><text:span text:style-name="T42">// An error occurred while initializing the class loader connection</text:span></text:p>
      <text:p text:style-name="P242"><text:s text:c="2"/>CLASSLOADER_INIT_ERROR,</text:p>
      <text:p text:style-name="Code_20_block"><text:span text:style-name="T109"><text:s text:c="2"/></text:span><text:span text:style-name="T42">// an error occurred while processing a class loader request</text:span></text:p>
      <text:p text:style-name="P242"><text:s text:c="2"/>CLASSLOADER_PROCESSING_ERROR,</text:p>
      <text:p text:style-name="Code_20_block"><text:span text:style-name="T109"><text:s text:c="2"/></text:span><text:span text:style-name="T42">// an error occurred during the job channel initialization</text:span></text:p>
      <text:p text:style-name="P242"><text:s text:c="2"/>JOB_CHANNEL_INIT_ERROR,</text:p>
      <text:p text:style-name="Code_20_block"><text:span text:style-name="T109"><text:s text:c="2"/></text:span><text:span text:style-name="T42">// an error occurred on the job channel while processing a job</text:span></text:p>
      <text:p text:style-name="P242"><text:s text:c="2"/>JOB_CHANNEL_PROCESSING_ERROR</text:p>
      <text:p text:style-name="P242">}</text:p>
      <text:p text:style-name="P105"/>
      <text:p text:style-name="P106">The following example implementation uses a set of driver connection information objects stored in a queue and performs a round-robin selection at each connection request:</text:p>
      <text:p text:style-name="P106"/>
      <text:p text:style-name="P243">public class MyConnectionStrategy implements DriverConnectionStrategy {</text:p>
      <text:p text:style-name="Code_20_block"><text:span text:style-name="T110"><text:s text:c="2"/></text:span><text:span text:style-name="T43">// the queue in which DriverConnectionInfo objects are stored</text:span></text:p>
      <text:p text:style-name="P243"><text:s text:c="2"/>private final Queue&lt;DriverConnectionInfo&gt; queue = new LinkedBlockingQueue&lt;&gt;();</text:p>
      <text:p text:style-name="P243"/>
      <text:p text:style-name="Code_20_block"><text:span text:style-name="T110"><text:s text:c="2"/></text:span><text:span text:style-name="T43">// initialize the set of drivers to connect to</text:span></text:p>
      <text:p text:style-name="P243"><text:s text:c="2"/>public MyConnectionStrategy() {</text:p>
      <text:p text:style-name="P243"><text:s text:c="4"/>queue.offer(new JPPFDriverConnectionInfo(false, "192.168.1.11", 11111, -1));</text:p>
      <text:p text:style-name="P243"><text:s text:c="4"/>queue.offer(new JPPFDriverConnectionInfo(false, "192.168.1.12", 11111, -1));</text:p>
      <text:p text:style-name="P243"><text:s text:c="4"/>queue.offer(new JPPFDriverConnectionInfo(true, <text:s/>"192.168.1.13", 11443, -1));</text:p>
      <text:p text:style-name="P243"><text:s text:c="2"/>}</text:p>
      <text:p text:style-name="P243"/>
      <text:p text:style-name="P243"><text:s text:c="2"/>@Override</text:p>
      <text:p text:style-name="P243"><text:s text:c="2"/>public DriverConnectionInfo nextConnectionInfo(</text:p>
      <text:p text:style-name="P243"><text:s text:c="4"/>DriverConnectionInfo currentInfo, ConnectionContext context) {</text:p>
      <text:p text:style-name="P243"><text:s text:c="4"/>DriverConnectionInfo info;</text:p>
      <text:p text:style-name="Code_20_block"><text:span text:style-name="T110"><text:s text:c="4"/></text:span><text:span text:style-name="T43">// if the reconnection is requested via management, keep the current driver info</text:span></text:p>
      <text:p text:style-name="P244"><text:s text:c="4"/>if ((currentInfo != null) &amp;&amp;</text:p>
      <text:p text:style-name="P244"><text:s text:c="8"/>(context.getReason() == ConnectionReason.MANAGEMENT_REQUEST)) {</text:p>
      <text:p text:style-name="P243"><text:s text:c="6"/>info = currentInfo;</text:p>
      <text:p text:style-name="P243"><text:s text:c="4"/>} else {</text:p>
      <text:p text:style-name="Code_20_block"><text:span text:style-name="T110"><text:s text:c="6"/></text:span><text:span text:style-name="T43">// extract the next info from the queue</text:span></text:p>
      <text:p text:style-name="P243"><text:s text:c="6"/>info = queue.poll();</text:p>
      <text:p text:style-name="Code_20_block"><text:span text:style-name="T110"><text:s text:c="6"/></text:span><text:span text:style-name="T43">// put it back at the end of the queue</text:span></text:p>
      <text:p text:style-name="P243"><text:s text:c="6"/>queue.offer(info);</text:p>
      <text:p text:style-name="P243"><text:s text:c="4"/>}</text:p>
      <text:p text:style-name="P243"><text:s text:c="4"/>return info;</text:p>
      <text:p text:style-name="P243"><text:s text:c="2"/>}</text:p>
      <text:p text:style-name="P243">}</text:p>
      <text:list xml:id="list150017902286482" text:continue-numbering="true" text:style-name="Outline">
        <text:list-item>
          <text:list>
            <text:list-item>
              <text:list>
                <text:list-item>
                  <text:list>
                    <text:list-item>
                      <text:h text:style-name="P324" text:outline-level="4">Pluging the strategy into the node</text:h>
                    </text:list-item>
                  </text:list>
                </text:list-item>
              </text:list>
            </text:list-item>
          </text:list>
        </text:list-item>
      </text:list>
      <text:p text:style-name="P107">Specifying which connection strategy a node should use is done in the node's configuration as follows:</text:p>
      <text:p text:style-name="P107"/>
      <text:p text:style-name="P201"># fully qualified name of a class implementing DriverConnectionStrategy</text:p>
      <text:p text:style-name="P245">jppf.server.connection.strategy = test.MyConnectionStrategy</text:p>
      <text:p text:style-name="P108"/>
      <text:p text:style-name="P94"><text:span text:style-name="T111">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11">DriverConnectionStrategy</text:span></text:a><text:span text:style-name="T111">,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11">JPPFDefaultConnectionStrategy</text:span></text:a><text:span text:style-name="T111">, which uses the configuration to find out the connection information, either via server discovery or from the manually specified server-related properties.</text:span></text:p>
      <text:list xml:id="list150017372677484"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1"/>
      <text:p text:style-name="P100"><text:span text:style-name="T112">In addition to the default <text:s/></text:span><text:a xlink:type="simple" xlink:href="http://www.jppf.org/javadoc/5.2/index.html?org/jppf/node/connection/JPPFDefaultConnectionStrategy.html" text:style-name="Internet_20_link" text:visited-style-name="Visited_20_Internet_20_Link"><text:span text:style-name="T112">JPPFDefaultConnectionStrategy</text:span></text:a><text:span text:style-name="T112">,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12">JPPFDefaultConnectionStrategy</text:span></text:a><text:span text:style-name="T112">.</text:span></text:p>
      <text:p text:style-name="P99"><text:soft-page-break/><text:span text:style-name="T112">This implementation is named </text:span><text:a xlink:type="simple" xlink:href="http://www.jppf.org/javadoc/5.2/index.html?org/jppf/node/connection/JPPFCsvFileConnectionStrategy.html" text:style-name="Internet_20_link" text:visited-style-name="Visited_20_Internet_20_Link"><text:span text:style-name="T112">JPPFCsvFileConnectionStrategy</text:span></text:a><text:span text:style-name="T112"> and is configured as follows:</text:span></text:p>
      <text:p text:style-name="P109"/>
      <text:p text:style-name="P202"># read the driver connection info from a CSV file</text:p>
      <text:p text:style-name="P246">jppf.server.connection.strategy = org.jppf.node.connection.JPPFCsvFileConnectionStrategy</text:p>
      <text:p text:style-name="P202"># location of the CSV file</text:p>
      <text:p text:style-name="P246">jppf.server.connection.strategy.file = /home/me/data/drivers.csv</text:p>
      <text:p text:style-name="P109"/>
      <text:p text:style-name="P109">The CSV file will first be looked up in the file system at the specified location, then in the classpath if it is not found in the file system.</text:p>
      <text:p text:style-name="P109"/>
      <text:p text:style-name="P110">The syntax and format for the entries in the CSV files are as in the following example:</text:p>
      <text:p text:style-name="P110"/>
      <text:p text:style-name="P203"># server 1</text:p>
      <text:p text:style-name="P247">false, 192.168.1.15, 11111, -1</text:p>
      <text:p text:style-name="P203"># server 2, with recovery enabled</text:p>
      <text:p text:style-name="P247">false, 192.168.1.16, 11111, 22222</text:p>
      <text:p text:style-name="P203"># server 3, with SSL enabled</text:p>
      <text:p text:style-name="P247"><text:span text:style-name="T114">true</text:span>, 192.168.1.17, 11443, -1</text:p>
      <text:p text:style-name="P109"/>
      <text:p text:style-name="P110">Please note that JPPF accepts a non-standard syntax for comments in the file: any line starting with a '#' (after trimming) will be considered a comment.</text:p>
      <text:p text:style-name="P110"/>
      <text:list xml:id="list150017751037468" text:continue-numbering="true" text:style-name="Outline">
        <text:list-item>
          <text:list>
            <text:list-item>
              <text:h text:style-name="P315" text:outline-level="2">Administration console</text:h>
              <text:list>
                <text:list-item>
                  <text:h text:style-name="Heading_20_3" text:outline-level="3">Embedding the administration console</text:h>
                </text:list-item>
              </text:list>
            </text:list-item>
          </text:list>
        </text:list-item>
      </text:list>
      <text:p text:style-name="P113">As of version 5,0, JPPF provides a very simple API to obtain a reference to the Swing component which encloses the administration console user interface, <text:span text:style-name="T121">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21">getAdminConsole()</text:span></text:a><text:span text:style-name="T121"> of the class </text:span><text:a xlink:type="simple" xlink:href="http://www.jppf.org/javadoc/5.2/index.html?org/jppf/ui/console/JPPFAdminConsole.html" text:style-name="Internet_20_link" text:visited-style-name="Visited_20_Internet_20_Link"><text:span text:style-name="T121">JPPFAdminConsole</text:span></text:a><text:span text:style-name="T121">, which returns a </text:span><text:a xlink:type="simple" xlink:href="http://docs.oracle.com/javase/7/docs/api/index.html?javax/swing/JComponent.html" text:style-name="Internet_20_link" text:visited-style-name="Visited_20_Internet_20_Link"><text:span text:style-name="T121">JComponent</text:span></text:a><text:span text:style-name="T121"> object. This JComponent can then be added to any Swing container.</text:span></text:p>
      <text:p text:style-name="P113"/>
      <text:p text:style-name="P120">The JPPF admin console will only be created once, even if <text:span text:style-name="Code_20_char">JPPFAdminConsole.getAdminConsole()</text:span> is called multiple times. In other words, it is guaranteed that the same JComponent instance will always be returned.</text:p>
      <text:p text:style-name="P113"/>
      <text:p text:style-name="P119"><text:a xlink:type="simple" xlink:href="http://www.jppf.org/javadoc/5.2/index.html?org/jppf/ui/console/JPPFAdminConsole.html" text:style-name="Internet_20_link" text:visited-style-name="Visited_20_Internet_20_Link"><text:span text:style-name="T121">JPPFAdminConsole</text:span></text:a> <text:span text:style-name="T166">also provides access to the </text:span><text:a xlink:type="simple" xlink:href="http://www.jppf.org/javadoc/5.2/index.html?org/jppf/client/JPPFClient.html" text:style-name="Internet_20_link" text:visited-style-name="Visited_20_Internet_20_Link"><text:span text:style-name="T166">JPPF client</text:span></text:a><text:span text:style-name="T166">, </text:span><text:a xlink:type="simple" xlink:href="http://www.jppf.org/javadoc/5.2/index.html?org/jppf/client/monitoring/topology/TopologyManager.html" text:style-name="Internet_20_link" text:visited-style-name="Visited_20_Internet_20_Link"><text:span text:style-name="T166">topology manager</text:span></text:a><text:span text:style-name="T166"> and </text:span><text:a xlink:type="simple" xlink:href="http://www.jppf.org/javadoc/5.2/index.html?org/jppf/client/monitoring/jobs/JobMonitor.html" text:style-name="Internet_20_link" text:visited-style-name="Visited_20_Internet_20_Link"><text:span text:style-name="T166">job monitor</text:span></text:a><text:span text:style-name="T166"> that the console uses for its monitoring and management operations:</text:span></text:p>
      <text:p text:style-name="P119"/>
      <text:p text:style-name="Code_20_block">public class JPPFAdminConsole {</text:p>
      <text:p text:style-name="Code_20_block"><text:s text:c="2"/><text:span text:style-name="T2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3">// Get the JPPF client used by the admin console</text:span></text:p>
      <text:p text:style-name="Code_20_block"><text:s text:c="2"/>public static JPPFClient getJPPFClient();</text:p>
      <text:p text:style-name="Code_20_block"/>
      <text:p text:style-name="Code_20_block"><text:s text:c="2"/><text:span text:style-name="T23">// Get the topology manager used by the admin console</text:span></text:p>
      <text:p text:style-name="Code_20_block"><text:s text:c="2"/>public static TopologyManager getTopologyManager();</text:p>
      <text:p text:style-name="Code_20_block"/>
      <text:p text:style-name="Code_20_block"><text:s text:c="2"/><text:span text:style-name="T23">// Get the job monitor used by the admin console</text:span></text:p>
      <text:p text:style-name="Code_20_block"><text:s text:c="2"/>public static JobMonitor getJobMonitor();</text:p>
      <text:p text:style-name="Code_20_block"/>
      <text:p text:style-name="Code_20_block"><text:s text:c="2"/><text:span text:style-name="T23">// Launch the administration console as a standalone application</text:span></text:p>
      <text:p text:style-name="Code_20_block"><text:s text:c="2"/>public static void main(final String[] args);</text:p>
      <text:p text:style-name="Code_20_block">}</text:p>
      <text:p text:style-name="P114"/>
      <text:p text:style-name="P115">Here is an example of how it can be <text:span text:style-name="T132">used</text:span>:</text:p>
      <text:p text:style-name="P115"/>
      <text:p text:style-name="Code_20_block">import javax.swing.*;</text:p>
      <text:p text:style-name="P254"/>
      <text:p text:style-name="P251">// <text:span text:style-name="T131">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7">throws Exception </text:span>{</text:p>
      <text:p text:style-name="Code_20_block"><text:s text:c="4"/>UIManager.setLookAndFeel(UIManager.getSystemLookAndFeelClassName());</text:p>
      <text:p text:style-name="Code_20_block"><text:s text:c="4"/>JPanel mainPanel = new JPanel();</text:p>
      <text:p text:style-name="P254"><text:s text:c="4"/><text:span text:style-name="T125">// layout the components ve</text:span><text:span text:style-name="T126">r</text:span><text:span text:style-name="T125">tically within a box</text:span></text:p>
      <text:p text:style-name="P249"><text:s text:c="4"/>mainPanel.setLayout(new BoxLayout(mainPanel, BoxLayout.Y_AXIS));</text:p>
      <text:p text:style-name="P254"><text:s text:c="4"/><text:span text:style-name="T125">// the top component is a label with an image and some text</text:span></text:p>
      <text:p text:style-name="P254"><text:s text:c="4"/><text:span text:style-name="T131">ImageIcon icon = GuiUtils.loadIcon("../admin/jppf_logo.gif");</text:span></text:p>
      <text:p text:style-name="P254"><text:s text:c="4"/>JLabel <text:span text:style-name="T130">label = new JLabel("Test JPPF embedded console",</text:span> <text:span text:style-name="T131">icon</text:span>, <text:span text:style-name="T131">SwingConstants.LEFT</text:span>);</text:p>
      <text:p text:style-name="P253"><text:s text:c="4"/>mainPanel.add(<text:span text:style-name="T131">label);</text:span></text:p>
      <text:p text:style-name="P254"><text:s text:c="4"/><text:span text:style-name="T123">// </text:span><text:span text:style-name="T124">add the JPPF admin console</text:span><text:span text:style-name="T125"> as the bottom component</text:span></text:p>
      <text:p text:style-name="P254"><text:s text:c="4"/>mainPanel.add(<text:span text:style-name="T122">JPPFAdminConsole.getAdminConsole()</text:span>);</text:p>
      <text:p text:style-name="Code_20_block"><text:s text:c="4"/><text:span text:style-name="T123">// </text:span><text:span text:style-name="T125">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5"/>
      <text:p text:style-name="P118">Since <text:a xlink:type="simple" xlink:href="http://www.jppf.org/javadoc/5.2/index.html?org/jppf/ui/console/JPPFAdminConsole.html" text:style-name="Internet_20_link" text:visited-style-name="Visited_20_Internet_20_Link"><text:span text:style-name="T121">JPPFAdminConsole</text:span></text:a> is part of the console code, you will need to include "jppf-admin.jar" in your build path or class path, both a<text:span text:style-name="T131">t </text:span>compile time and <text:span text:style-name="T132">at </text:span>runtime.</text:p>
      <text:p text:style-name="P115"/>
      <text:p text:style-name="P121">When embedded within an external GUI, the admin console will probably look different th<text:span text:style-name="T133">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3">v2.2.2 "PlasticXPLookAndFeel".</text:span></text:p>
      <text:p text:style-name="P165"><text:soft-page-break/>The GUI resulting from the example code above will look like this:</text:p>
      <text:p text:style-name="P115"/>
      <text:p text:style-name="P115"><draw:frame draw:style-name="fr2" draw:name="Image1" text:anchor-type="as-char" svg:y="-18.491cm" svg:width="18.971cm" svg:height="18.491cm" draw:z-index="4"><draw:image xlink:href="Pictures/10000200000002CD000002BB4A3A2A782EE90109.gif" xlink:type="simple" xlink:show="embed" xlink:actuate="onLoad"/></draw:frame></text:p>
      <text:list xml:id="list150018661555842" text:continue-numbering="true" text:style-name="Outline">
        <text:list-item>
          <text:list>
            <text:list-item>
              <text:list>
                <text:list-item>
                  <text:h text:style-name="P317" text:outline-level="3">Hiding built-in views</text:h>
                </text:list-item>
              </text:list>
            </text:list-item>
          </text:list>
        </text:list-item>
      </text:list>
      <text:p text:style-name="P116">The JPPF adminstration console is made of a number of built-in views and components assembled togther, These views and components can be hidden by specifiying configuration properties in the form:</text:p>
      <text:p text:style-name="P116"/>
      <text:p text:style-name="Code_20_block">jppf.admin.console.view.&lt;<text:span text:style-name="T12">view_name</text:span>&gt;.enabled = true | false</text:p>
      <text:p text:style-name="P116"/>
      <text:p text:style-name="P116">where <text:span text:style-name="T12">view_name</text:span> is the name of a built-in view, <text:span text:style-name="T128">among those listed below:</text:span></text:p>
      <text:p text:style-name="P116"/>
      <text:p text:style-name="P250"># the server chooser combobox at the top of the UI</text:p>
      <text:p text:style-name="Code_20_block">jppf.admin.console.view.<text:span text:style-name="T1">ServerChooser</text:span>.enabled = <text:span text:style-name="T128">true</text:span></text:p>
      <text:p text:style-name="P250"># the status bar at the bottom of the UI</text:p>
      <text:p text:style-name="Code_20_block">jppf.admin.console.view.<text:span text:style-name="T1">StatusBar</text:span>.enabled = <text:span text:style-name="T128">true</text:span></text:p>
      <text:p text:style-name="P250"># the main tabbed pane containing all admin and monitoring views</text:p>
      <text:p text:style-name="P252">jppf.admin.console.view.<text:span text:style-name="T1">Main</text:span>.enabled = <text:span text:style-name="T128">true</text:span></text:p>
      <text:p text:style-name="P250"># the tabbed pane containing all topology views</text:p>
      <text:p text:style-name="P252">jppf.admin.console.view.<text:span text:style-name="T1">Topology</text:span>.enabled = <text:span text:style-name="T128">true</text:span></text:p>
      <text:p text:style-name="P250"># the topology tree view</text:p>
      <text:p text:style-name="P252">jppf.admin.console.view.<text:span text:style-name="T1">TopologyTree</text:span>.enabled = <text:span text:style-name="T128">true</text:span></text:p>
      <text:p text:style-name="P250"># the topology graph view</text:p>
      <text:p text:style-name="P252">jppf.admin.console.view.<text:span text:style-name="T1">TopologyGraph</text:span>.enabled = <text:span text:style-name="T128">true</text:span></text:p>
      <text:p text:style-name="P250"># the topology JVM health view</text:p>
      <text:p text:style-name="P252">jppf.admin.console.view.<text:span text:style-name="T1">TopologyHealth</text:span>.enabled = <text:span text:style-name="T128">true</text:span></text:p>
      <text:p text:style-name="P250"># the job data view</text:p>
      <text:p text:style-name="P252">jppf.admin.console.view.<text:span text:style-name="T1">JobData</text:span>.enabled = <text:span text:style-name="T128">true</text:span></text:p>
      <text:p text:style-name="P250"># the server statistics view</text:p>
      <text:p text:style-name="P252">jppf.admin.console.view.<text:span text:style-name="T1">ServerStats</text:span>.enabled = <text:span text:style-name="T128">true</text:span></text:p>
      <text:p text:style-name="P250"># the charts views (tabbed pane)</text:p>
      <text:p text:style-name="Code_20_block">jppf.admin.console.view.<text:span text:style-name="T1">Charts</text:span>.enabled = false</text:p>
      <text:p text:style-name="P250"># the charts configuration view</text:p>
      <text:p text:style-name="P252">jppf.admin.console.view.<text:span text:style-name="T1">ChartsConfig</text:span>.enabled = <text:span text:style-name="T128">true</text:span></text:p>
      <text:p text:style-name="P250"># the server load-balancing configuration view</text:p>
      <text:p text:style-name="P252">jppf.admin.console.view.<text:span text:style-name="T1">LoadBalancing</text:span>.enabled = <text:span text:style-name="T128">true</text:span></text:p>
      <text:p text:style-name="P117"/>
      <text:p text:style-name="P117">Note that, when left unspecified, any of these properties will default to <text:span text:style-name="Code_20_char">true</text:span> (enabled).</text:p>
      <text:p text:style-name="P117"/>
      <text:list xml:id="list150017960103431" text:continue-numbering="true" text:style-name="Outline">
        <text:list-item>
          <text:list>
            <text:list-item>
              <text:list>
                <text:list-item>
                  <text:h text:style-name="P317" text:outline-level="3">Pluggable views</text:h>
                  <text:list>
                    <text:list-item>
                      <text:h text:style-name="Heading_20_4" text:outline-level="4">Implementing a custom view</text:h>
                    </text:list-item>
                  </text:list>
                </text:list-item>
              </text:list>
            </text:list-item>
          </text:list>
        </text:list-item>
      </text:list>
      <text:p text:style-name="P122">It is now possible to add user-defined, <text:span text:style-name="T134">pluggable </text:span>views views to the JPPF administration and monitoring console. <text:span text:style-name="T134">A pluggable view is a class which extends the abstract class </text:span><text:a xlink:type="simple" xlink:href="http://www.jppf.org/javadoc/5.2/index.html?org/jppf/ui/plugin/PluggableView.html" text:style-name="Internet_20_link" text:visited-style-name="Visited_20_Internet_20_Link"><text:span text:style-name="T134">PluggableView</text:span></text:a><text:span text:style-name="T134"> and overrides its </text:span><text:span text:style-name="Code_20_char"><text:span text:style-name="T134">getUIComponent()</text:span></text:span><text:span text:style-name="T134"> method. </text:span><text:a xlink:type="simple" xlink:href="http://www.jppf.org/javadoc/5.2/index.html?org/jppf/ui/plugin/PluggableView.html" text:style-name="Internet_20_link" text:visited-style-name="Visited_20_Internet_20_Link"><text:span text:style-name="T134">PluggableView</text:span></text:a><text:span text:style-name="T134"> is defined as follows:</text:span></text:p>
      <text:p text:style-name="P122"/>
      <text:p text:style-name="Code_20_block">public abstract class PluggableView {</text:p>
      <text:p text:style-name="Code_20_block"><text:s text:c="2"/><text:span text:style-name="T123">// Get the GUI component which contains the view</text:span></text:p>
      <text:p text:style-name="Code_20_block"><text:s text:c="2"/>public abstract JComponent getUIComponent();</text:p>
      <text:p text:style-name="Code_20_block"><text:s text:c="2"/><text:span text:style-name="T123">// Get the TopologyManager associated with the administration console</text:span></text:p>
      <text:p text:style-name="Code_20_block"><text:s text:c="2"/>public final TopologyManager getTopologyManager()</text:p>
      <text:p text:style-name="Code_20_block">}</text:p>
      <text:p text:style-name="P123"/>
      <text:p text:style-name="P123">The <text:span text:style-name="Code_20_char">getUIComponent</text:span><text:span text:style-name="Code_20_char"><text:span text:style-name="T135">()</text:span></text:span> method returns a <text:a xlink:type="simple" xlink:href="http://docs.oracle.com/javase/7/docs/api/index.html?javax/swing/JComponent.html" text:style-name="Internet_20_link" text:visited-style-name="Visited_20_Internet_20_Link">JComponent</text:a>, which will be added <text:span text:style-name="T135">as a tab </text:span>to one of the tabbed panes of the admin console. <text:span text:style-name="T135">It can be any subclass of </text:span><text:span text:style-name="Code_20_char"><text:span text:style-name="T135">JComponent</text:span></text:span><text:span text:style-name="T135">.</text:span></text:p>
      <text:p text:style-name="P124"/>
      <text:p text:style-name="P125">As an example, here is a very simple implementation that displays a single label:</text:p>
      <text:p text:style-name="P125"/>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6"/>
      <text:p text:style-name="P126">When added to the console's main <text:span text:style-name="T136">tabbed pane</text:span>, it will look like this:</text:p>
      <text:p text:style-name="P126"/>
      <text:p text:style-name="P126"><draw:frame draw:style-name="fr1" draw:name="Image2" text:anchor-type="as-char" svg:width="14.31cm" svg:height="3.971cm" draw:z-index="5"><draw:image xlink:href="Pictures/100000000000021D00000096529796EDAB36B8E7.gif" xlink:type="simple" xlink:show="embed" xlink:actuate="onLoad"/></draw:frame></text:p>
      <text:p text:style-name="P126"/>
      <text:p text:style-name="P128">The <text:span text:style-name="Code_20_char">getTopologyManager()</text:span> method of <text:s/><text:a xlink:type="simple" xlink:href="http://www.jppf.org/javadoc/5.2/index.html?org/jppf/ui/plugin/PluggableView.html" text:style-name="Internet_20_link" text:visited-style-name="Visited_20_Internet_20_Link"><text:span text:style-name="T134">PluggableView</text:span></text:a><text:span text:style-name="T134"> </text:span>allows you to have access to the JPPF grid topology, and register one or more listeners to receive notifications of cha<text:span text:style-name="T137">n</text:span>ges in the topology, as seen in <text:span text:style-name="T18">Development guide &gt; Grid topology monitoring</text:span><text:span text:style-name="T137">. For example, expanding from the code sample above:</text:span></text:p>
      <text:p text:style-name="P127"/>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8">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7"/>
      <text:p text:style-name="P130">Please note that you will need the <text:span text:style-name="Code_20_char">jppf-admin.jar</text:span> library in your build path / class path at compile time and runtime.</text:p>
      <text:list xml:id="list150018254315082" text:continue-numbering="true" text:style-name="Outline">
        <text:list-item>
          <text:list>
            <text:list-item>
              <text:list>
                <text:list-item>
                  <text:list>
                    <text:list-item>
                      <text:h text:style-name="P325" text:outline-level="4">Console integration</text:h>
                    </text:list-item>
                  </text:list>
                </text:list-item>
              </text:list>
            </text:list-item>
          </text:list>
        </text:list-item>
      </text:list>
      <text:p text:style-name="P130">Integrating a pluggable view into the administration console is done with a number of configuration properties <text:span text:style-name="T139">of the form:</text:span></text:p>
      <text:p text:style-name="P130"/>
      <text:p text:style-name="Code_20_block">jppf.admin.console.view.&lt;<text:span text:style-name="T12">view_name</text:span>&gt;.&lt;<text:span text:style-name="T12">atribute</text:span>&gt; = &lt;<text:span text:style-name="T12">value</text:span>&gt;</text:p>
      <text:p text:style-name="P129"/>
      <text:p text:style-name="P131">Where view_name is an arbitrary name given to the pluggable view. The possible attributes and their values are defined as follows:</text:p>
      <text:p text:style-name="P131"/>
      <text:p text:style-name="P250"># enable / disable the custom view. defaults to true (enabled)</text:p>
      <text:p text:style-name="Code_20_block">jppf.admin.console.view.SimpleView.enabled = <text:span text:style-name="T142">true</text:span></text:p>
      <text:p text:style-name="P250"># name of a class extending org.jppf.ui.plugin.PluggableView</text:p>
      <text:p text:style-name="Code_20_block">jppf.admin.console.view.SimpleView.class = org.jppf.example.pluggableview.SimpleView</text:p>
      <text:p text:style-name="P250"># the title for the view</text:p>
      <text:p text:style-name="Code_20_block">jppf.admin.console.view.SimpleView.title = <text:span text:style-name="T139">simple view</text:span></text:p>
      <text:p text:style-name="P250"># path to the icon for the view</text:p>
      <text:p text:style-name="Code_20_block"><text:span text:style-name="T139">#</text:span>jppf.admin.console.view.SimpleView.icon =</text:p>
      <text:p text:style-name="P250"># the <text:span text:style-name="T140">tabbed pane the view</text:span> is attached to</text:p>
      <text:p text:style-name="Code_20_block">jppf.admin.console.view.SimpleView.addto = Main</text:p>
      <text:p text:style-name="P250"># the position at which the custom view is inserted withing the enclosing tabbed pane</text:p>
      <text:p text:style-name="P250"># a negative value means insert at the end; defaults to -1 (insert at the end)</text:p>
      <text:p text:style-name="Code_20_block">jppf.admin.console.view.SimpleView.position = -<text:span text:style-name="T139">1</text:span></text:p>
      <text:p text:style-name="P250"># whether to autom<text:span text:style-name="T141">a</text:span>tically select th<text:span text:style-name="T141">e</text:span> view; defaults to false</text:p>
      <text:p text:style-name="Code_20_block">jppf.admin.console.view.SimpleView.autoselect = true</text:p>
      <text:p text:style-name="P131"/>
      <text:p text:style-name="P132">Since the view can only be attached to a tabbed pane, the possible values for the "addto" attribute are:</text:p>
      <text:p text:style-name="P132"/>
      <text:list xml:id="list150017400447338" text:continue-list="list150017535956861" text:style-name="List_20_1">
        <text:list-item>
          <text:p text:style-name="P312"><text:span text:style-name="T12">Main</text:span>: the main tabbed pane which contains all administration and monitoring views</text:p>
        </text:list-item>
        <text:list-item>
          <text:p text:style-name="P312"><text:span text:style-name="T12">Topology</text:span>: the tabbed pane containing all topology views</text:p>
        </text:list-item>
        <text:list-item>
          <text:p text:style-name="P312"><text:span text:style-name="T12">Charts</text:span>: the tabbed pane which contains the user-defined charts and the charts configuration view</text:p>
        </text:list-item>
      </text:list>
      <text:list xml:id="list150017367961718" text:continue-list="list150018254315082"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3">The <text:a xlink:type="simple" xlink:href="http://www.jppf.org/samples-pack/PluggableView/Readme.php" text:style-name="Internet_20_link" text:visited-style-name="Visited_20_Internet_20_Link">events log view demo</text:a> provides a complete and nice looking example of a pluggable view.</text:p>
      <text:p text:style-name="P133"/>
      <text:list xml:id="list150017553280160" text:continue-numbering="true" text:style-name="Outline">
        <text:list-item>
          <text:list>
            <text:list-item>
              <text:h text:style-name="P31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50017480939207"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150019275492258"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H32M31S</meta:editing-duration>
    <meta:editing-cycles>409</meta:editing-cycles>
    <meta:generator>LibreOffice/5.1.3.2$Windows_x86 LibreOffice_project/644e4637d1d8544fd9f56425bd6cec110e49301b</meta:generator>
    <meta:creation-date>2009-11-06T05:11:40.73</meta:creation-date>
    <dc:date>2016-07-13T15:00:16.668000000</dc:date>
    <meta:document-statistic meta:table-count="1" meta:image-count="6" meta:object-count="0" meta:page-count="51" meta:paragraph-count="1769" meta:word-count="16472" meta:character-count="118242" meta:non-whitespace-character-count="10070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